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639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1.107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4"/>
    <style:style style:name="ce2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OST" table:style-name="ta1">
        <table:table-column table:style-name="co1" table:default-cell-style-name="Default"/>
        <table:table-row table:style-name="ro1">
          <table:table-cell/>
        </table:table-row>
      </table:table>
      <table:table table:name="NLY" table:style-name="ta1">
        <table:table-column table:style-name="co1" table:default-cell-style-name="Default"/>
        <table:table-row table:style-name="ro1">
          <table:table-cell/>
        </table:table-row>
      </table:table>
      <table:table table:name="JPM" table:style-name="ta1">
        <table:table-column table:style-name="co1" table:default-cell-style-name="Default"/>
        <table:table-row table:style-name="ro1">
          <table:table-cell/>
        </table:table-row>
      </table:table>
      <table:table table:name="FMCB" table:style-name="ta1">
        <table:table-column table:style-name="co1" table:default-cell-style-name="Default"/>
        <table:table-row table:style-name="ro1">
          <table:table-cell/>
        </table:table-row>
      </table:table>
      <table:table table:name="ET" table:style-name="ta1">
        <table:table-column table:style-name="co1" table:default-cell-style-name="Default"/>
        <table:table-row table:style-name="ro1">
          <table:table-cell/>
        </table:table-row>
      </table:table>
      <table:table table:name="AGNC" table:style-name="ta1">
        <table:table-column table:style-name="co1" table:default-cell-style-name="Default"/>
        <table:table-row table:style-name="ro1">
          <table:table-cell/>
        </table:table-row>
      </table:table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DONE: I want a refresh button so all calcs on this screen get re-evaluated - F9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Price</text:p>
          </table:table-cell>
          <table:table-cell table:formula="of:=STOCK([.A5]; [.B5])" office:value-type="string" office:string-value="107.27" calcext:value-type="string">
            <text:p>107.27</text:p>
          </table:table-cell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107.27" calcext:value-type="string">
            <text:p>107.27</text:p>
          </table:table-cell>
          <table:table-cell table:number-columns-repeated="2"/>
          <table:table-cell office:value-type="string" calcext:value-type="string">
            <text:p>DONE: make a sub that will generate all the tabs for all aristocra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DO: when I find a missing tab, offer to make one!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table:style-name="ce25" office:value-type="string" calcext:value-type="string">
            <text:p>EPS (ttm)</text:p>
          </table:table-cell>
          <table:table-cell table:style-name="ce26" table:formula="of:=STOCK([.A8]; [.B8])" office:value-type="string" office:string-value="6.93" calcext:value-type="string">
            <text:p>6.93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Dividend</text:p>
          </table:table-cell>
          <table:table-cell table:style-name="ce26" table:formula="of:=STOCK([.A9]; [.B9])" office:value-type="string" office:string-value="5.2" calcext:value-type="string">
            <text:p>5.2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Dividend %</text:p>
          </table:table-cell>
          <table:table-cell table:formula="of:=STOCK([.A10]; [.B10])" office:value-type="string" office:string-value="8.27%" calcext:value-type="string">
            <text:p>8.27%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bles at that URL are not named, but it was easy to experiment to find the right one (which seems to keep mov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parameterize that URL to use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how to manually force a refresh? <text:s/>It appears to offer to refresh every time I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when I detect a missing tab, create it rather than complain about 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lem this solves is google sheets refreshes too often and breaks the URL</text:p>
          </table:table-cell>
          <table:table-cell table:number-columns-repeated="3"/>
        </table:table-row>
      </table:table>
      <table:table table:name="Dividend Watch List" table:style-name="ta1">
        <table:table-column table:style-name="co1" table:default-cell-style-name="Default"/>
        <table:table-column table:style-name="co1" table:default-cell-style-name="ce26"/>
        <table:table-column table:style-name="co1" table:number-columns-repeated="1022" table:default-cell-style-name="Default"/>
        <table:table-row table:style-name="ro1">
          <table:table-cell table:style-name="ce27" office:value-type="string" calcext:value-type="string">
            <text:p>In general, looking for 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1. 20+ years of unmissed dividend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2. solid dividend growth rate (where do I get that from?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3. it always works best to START with a relatively high dividend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8" office:value-type="string" calcext:value-type="string">
            <text:p>Ticker</text:p>
          </table:table-cell>
          <table:table-cell table:style-name="ce30" office:value-type="string" calcext:value-type="string">
            <text:p>annual dividends</text:p>
          </table:table-cell>
          <table:table-cell table:style-name="ce31" office:value-type="string" calcext:value-type="string">
            <text:p>DIV yield</text:p>
          </table:table-cell>
          <table:table-cell table:style-name="ce31" office:value-type="string" calcext:value-type="string">
            <text:p>years of continuous dividends</text:p>
          </table:table-cell>
          <table:table-cell table:style-name="ce31" office:value-type="string" calcext:value-type="string">
            <text:p>DIV growth rate (over what period?)</text:p>
          </table:table-cell>
          <table:table-cell table:style-name="ce31" office:value-type="string" calcext:value-type="string">
            <text:p>P/E</text:p>
          </table:table-cell>
          <table:table-cell table:style-name="ce31" office:value-type="string" calcext:value-type="string">
            <text:p>52W Range</text:p>
          </table:table-cell>
          <table:table-cell table:style-name="ce31" office:value-type="string" calcext:value-type="string">
            <text:p>52W Low</text:p>
          </table:table-cell>
          <table:table-cell table:style-name="ce31" office:value-type="string" calcext:value-type="string">
            <text:p>52W High</text:p>
          </table:table-cell>
          <table:table-cell table:style-name="ce31" office:value-type="string" calcext:value-type="string">
            <text:p>midpoint</text:p>
          </table:table-cell>
          <table:table-cell table:style-name="ce31" office:value-type="string" calcext:value-type="string">
            <text:p>price</text:p>
          </table:table-cell>
          <table:table-cell table:style-name="ce31" office:value-type="string" calcext:value-type="string">
            <text:p>price/mid (lower is better)</text:p>
          </table:table-cell>
          <table:table-cell table:style-name="ce28" office:value-type="string" calcext:value-type="string">
            <text:p>aristocrat</text:p>
          </table:table-cell>
          <table:table-cell table:style-name="ce28" office:value-type="string" calcext:value-type="string">
            <text:p>notes</text:p>
          </table:table-cell>
          <table:table-cell table:style-name="ce28" table:number-columns-repeated="1010"/>
        </table:table-row>
        <table:table-row table:style-name="ro1">
          <table:table-cell table:style-name="ce29" office:value-type="string" calcext:value-type="string">
            <text:p>ABBV</text:p>
          </table:table-cell>
          <table:table-cell table:formula="of:=VALUE( STOCK([.A7];&quot;Dividend&quot;) )" office:value-type="currency" office:currency="USD" office:value="5.2" calcext:value-type="currency">
            <text:p>$5.20</text:p>
          </table:table-cell>
          <table:table-cell table:formula="of:=STOCK([.A7];&quot;Dividend %&quot;)" office:value-type="string" office:string-value="4.85%" calcext:value-type="string">
            <text:p>4.85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7]; &quot;P/E&quot;)" office:value-type="string" office:string-value="23.45" calcext:value-type="string">
            <text:p>23.45</text:p>
          </table:table-cell>
          <table:table-cell table:formula="of:=STOCK([.A7];&quot;52W Range&quot;)" office:value-type="string" office:string-value="62.55 - 109.15" calcext:value-type="string">
            <text:p>62.55 - 109.15</text:p>
          </table:table-cell>
          <table:table-cell table:formula="of:=VALUE( MID([.G7];1;FIND(&quot;-&quot;;[.G7])-1) )" office:value-type="float" office:value="62.55" calcext:value-type="float">
            <text:p>62.55</text:p>
          </table:table-cell>
          <table:table-cell table:formula="of:=VALUE( MID([.G7];FIND(&quot;-&quot;;[.G7])+1;9) )" office:value-type="float" office:value="109.15" calcext:value-type="float">
            <text:p>109.15</text:p>
          </table:table-cell>
          <table:table-cell table:formula="of:=([.I7]+[.H7])/2" office:value-type="float" office:value="85.85" calcext:value-type="float">
            <text:p>85.85</text:p>
          </table:table-cell>
          <table:table-cell table:formula="of:=STOCK([.A7];&quot;Price&quot;)" office:value-type="string" office:string-value="107.27" calcext:value-type="string">
            <text:p>107.27</text:p>
          </table:table-cell>
          <table:table-cell table:formula="of:=[.K7]/[.J7]" office:value-type="float" office:value="1.24950495049505" calcext:value-type="float">
            <text:p>1.24950495049505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<text:a xlink:href="https://dividendvaluebuilder.com/abbvie-abbv-dividend-stock-analysis/" xlink:type="simple">https://dividendvaluebuilder.com/abbvie-abbv-dividend-stock-analysis/</text:a>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ABM</text:p>
          </table:table-cell>
          <table:table-cell table:formula="of:=VALUE( STOCK([.A8];&quot;Dividend&quot;) )" office:value-type="currency" office:currency="USD" office:value="0.76" calcext:value-type="currency">
            <text:p>$0.76</text:p>
          </table:table-cell>
          <table:table-cell table:formula="of:=STOCK([.A8];&quot;Dividend %&quot;)" office:value-type="string" office:string-value="1.87%" calcext:value-type="string">
            <text:p>1.87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]; &quot;P/E&quot;)" office:value-type="string" office:string-value="-" calcext:value-type="string">
            <text:p>-</text:p>
          </table:table-cell>
          <table:table-cell table:formula="of:=STOCK([.A8];&quot;52W Range&quot;)" office:value-type="string" office:string-value="19.79 - 41.79" calcext:value-type="string">
            <text:p>19.79 - 41.79</text:p>
          </table:table-cell>
          <table:table-cell table:formula="of:=VALUE( MID([.G8];1;FIND(&quot;-&quot;;[.G8])-1) )" office:value-type="float" office:value="19.79" calcext:value-type="float">
            <text:p>19.79</text:p>
          </table:table-cell>
          <table:table-cell table:formula="of:=VALUE( MID([.G8];FIND(&quot;-&quot;;[.G8])+1;9) )" office:value-type="float" office:value="41.79" calcext:value-type="float">
            <text:p>41.79</text:p>
          </table:table-cell>
          <table:table-cell table:formula="of:=([.I8]+[.H8])/2" office:value-type="float" office:value="30.79" calcext:value-type="float">
            <text:p>30.79</text:p>
          </table:table-cell>
          <table:table-cell table:formula="of:=STOCK([.A8];&quot;Price&quot;)" office:value-type="string" office:string-value="40.75" calcext:value-type="string">
            <text:p>40.75</text:p>
          </table:table-cell>
          <table:table-cell table:formula="of:=[.K8]/[.J8]" office:value-type="float" office:value="1.32348164988633" calcext:value-type="float">
            <text:p>1.32348164988633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BT</text:p>
          </table:table-cell>
          <table:table-cell table:formula="of:=VALUE( STOCK([.A9];&quot;Dividend&quot;) )" office:value-type="currency" office:currency="USD" office:value="1.8" calcext:value-type="currency">
            <text:p>$1.80</text:p>
          </table:table-cell>
          <table:table-cell table:formula="of:=STOCK([.A9];&quot;Dividend %&quot;)" office:value-type="string" office:string-value="1.61%" calcext:value-type="string">
            <text:p>1.61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9]; &quot;P/E&quot;)" office:value-type="string" office:string-value="59.37" calcext:value-type="string">
            <text:p>59.37</text:p>
          </table:table-cell>
          <table:table-cell table:formula="of:=STOCK([.A9];&quot;52W Range&quot;)" office:value-type="string" office:string-value="61.61 - 115.14" calcext:value-type="string">
            <text:p>61.61 - 115.14</text:p>
          </table:table-cell>
          <table:table-cell table:formula="of:=VALUE( MID([.G9];1;FIND(&quot;-&quot;;[.G9])-1) )" office:value-type="float" office:value="61.61" calcext:value-type="float">
            <text:p>61.61</text:p>
          </table:table-cell>
          <table:table-cell table:formula="of:=VALUE( MID([.G9];FIND(&quot;-&quot;;[.G9])+1;9) )" office:value-type="float" office:value="115.14" calcext:value-type="float">
            <text:p>115.14</text:p>
          </table:table-cell>
          <table:table-cell table:formula="of:=([.I9]+[.H9])/2" office:value-type="float" office:value="88.375" calcext:value-type="float">
            <text:p>88.375</text:p>
          </table:table-cell>
          <table:table-cell table:formula="of:=STOCK([.A9];&quot;Price&quot;)" office:value-type="string" office:string-value="111.61" calcext:value-type="string">
            <text:p>111.61</text:p>
          </table:table-cell>
          <table:table-cell table:formula="of:=[.K9]/[.J9]" office:value-type="float" office:value="1.26291371994342" calcext:value-type="float">
            <text:p>1.2629137199434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ADM</text:p>
          </table:table-cell>
          <table:table-cell table:formula="of:=VALUE( STOCK([.A10];&quot;Dividend&quot;) )" office:value-type="currency" office:currency="USD" office:value="1.44" calcext:value-type="currency">
            <text:p>$1.44</text:p>
          </table:table-cell>
          <table:table-cell table:formula="of:=STOCK([.A10];&quot;Dividend %&quot;)" office:value-type="string" office:string-value="2.74%" calcext:value-type="string">
            <text:p>2.74%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formula="of:=STOCK([.A10]; &quot;P/E&quot;)" office:value-type="string" office:string-value="18.12" calcext:value-type="string">
            <text:p>18.12</text:p>
          </table:table-cell>
          <table:table-cell table:formula="of:=STOCK([.A10];&quot;52W Range&quot;)" office:value-type="string" office:string-value="28.92 - 53.57" calcext:value-type="string">
            <text:p>28.92 - 53.57</text:p>
          </table:table-cell>
          <table:table-cell table:formula="of:=VALUE( MID([.G10];1;FIND(&quot;-&quot;;[.G10])-1) )" office:value-type="float" office:value="28.92" calcext:value-type="float">
            <text:p>28.92</text:p>
          </table:table-cell>
          <table:table-cell table:formula="of:=VALUE( MID([.G10];FIND(&quot;-&quot;;[.G10])+1;9) )" office:value-type="float" office:value="53.57" calcext:value-type="float">
            <text:p>53.57</text:p>
          </table:table-cell>
          <table:table-cell table:formula="of:=([.I10]+[.H10])/2" office:value-type="float" office:value="41.245" calcext:value-type="float">
            <text:p>41.245</text:p>
          </table:table-cell>
          <table:table-cell table:formula="of:=STOCK([.A10];&quot;Price&quot;)" office:value-type="string" office:string-value="52.57" calcext:value-type="string">
            <text:p>52.57</text:p>
          </table:table-cell>
          <table:table-cell table:formula="of:=[.K10]/[.J10]" office:value-type="float" office:value="1.27457873681658" calcext:value-type="float">
            <text:p>1.27457873681658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Archer Daniels Midland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ADP</text:p>
          </table:table-cell>
          <table:table-cell table:formula="of:=VALUE( STOCK([.A11];&quot;Dividend&quot;) )" office:value-type="currency" office:currency="USD" office:value="3.72" calcext:value-type="currency">
            <text:p>$3.72</text:p>
          </table:table-cell>
          <table:table-cell table:formula="of:=STOCK([.A11];&quot;Dividend %&quot;)" office:value-type="string" office:string-value="2.17%" calcext:value-type="string">
            <text:p>2.17%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formula="of:=STOCK([.A11]; &quot;P/E&quot;)" office:value-type="string" office:string-value="29.76" calcext:value-type="string">
            <text:p>29.76</text:p>
          </table:table-cell>
          <table:table-cell table:formula="of:=STOCK([.A11];&quot;52W Range&quot;)" office:value-type="string" office:string-value="103.11 - 182.32" calcext:value-type="string">
            <text:p>103.11 - 182.32</text:p>
          </table:table-cell>
          <table:table-cell table:formula="of:=VALUE( MID([.G11];1;FIND(&quot;-&quot;;[.G11])-1) )" office:value-type="float" office:value="103.11" calcext:value-type="float">
            <text:p>103.11</text:p>
          </table:table-cell>
          <table:table-cell table:formula="of:=VALUE( MID([.G11];FIND(&quot;-&quot;;[.G11])+1;9) )" office:value-type="float" office:value="182.32" calcext:value-type="float">
            <text:p>182.32</text:p>
          </table:table-cell>
          <table:table-cell table:formula="of:=([.I11]+[.H11])/2" office:value-type="float" office:value="142.715" calcext:value-type="float">
            <text:p>142.715</text:p>
          </table:table-cell>
          <table:table-cell table:formula="of:=STOCK([.A11];&quot;Price&quot;)" office:value-type="string" office:string-value="171.05" calcext:value-type="string">
            <text:p>171.05</text:p>
          </table:table-cell>
          <table:table-cell table:formula="of:=[.K11]/[.J11]" office:value-type="float" office:value="1.19854254983709" calcext:value-type="float">
            <text:p>1.1985425498370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FL</text:p>
          </table:table-cell>
          <table:table-cell table:formula="of:=VALUE( STOCK([.A12];&quot;Dividend&quot;) )" office:value-type="currency" office:currency="USD" office:value="1.32" calcext:value-type="currency">
            <text:p>$1.32</text:p>
          </table:table-cell>
          <table:table-cell table:formula="of:=STOCK([.A12];&quot;Dividend %&quot;)" office:value-type="string" office:string-value="2.97%" calcext:value-type="string">
            <text:p>2.97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12]; &quot;P/E&quot;)" office:value-type="string" office:string-value="6.96" calcext:value-type="string">
            <text:p>6.96</text:p>
          </table:table-cell>
          <table:table-cell table:formula="of:=STOCK([.A12];&quot;52W Range&quot;)" office:value-type="string" office:string-value="23.07 - 53.46" calcext:value-type="string">
            <text:p>23.07 - 53.46</text:p>
          </table:table-cell>
          <table:table-cell table:formula="of:=VALUE( MID([.G12];1;FIND(&quot;-&quot;;[.G12])-1) )" office:value-type="float" office:value="23.07" calcext:value-type="float">
            <text:p>23.07</text:p>
          </table:table-cell>
          <table:table-cell table:formula="of:=VALUE( MID([.G12];FIND(&quot;-&quot;;[.G12])+1;9) )" office:value-type="float" office:value="53.46" calcext:value-type="float">
            <text:p>53.46</text:p>
          </table:table-cell>
          <table:table-cell table:formula="of:=([.I12]+[.H12])/2" office:value-type="float" office:value="38.265" calcext:value-type="float">
            <text:p>38.265</text:p>
          </table:table-cell>
          <table:table-cell table:formula="of:=STOCK([.A12];&quot;Price&quot;)" office:value-type="string" office:string-value="44.49" calcext:value-type="string">
            <text:p>44.49</text:p>
          </table:table-cell>
          <table:table-cell table:formula="of:=[.K12]/[.J12]" office:value-type="float" office:value="1.16268130145041" calcext:value-type="float">
            <text:p>1.16268130145041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Aflac</text:p>
          </table:table-cell>
          <table:table-cell table:number-columns-repeated="1010"/>
        </table:table-row>
        <table:table-row table:style-name="ro3">
          <table:table-cell table:style-name="ce29" office:value-type="string" calcext:value-type="string">
            <text:p>AGNC</text:p>
          </table:table-cell>
          <table:table-cell table:formula="of:=VALUE( STOCK([.A13];&quot;Dividend&quot;) )" office:value-type="string" office:string-value="" calcext:value-type="error">
            <text:p>Err:502</text:p>
          </table:table-cell>
          <table:table-cell table:formula="of:=STOCK([.A13];&quot;Dividend %&quot;)" office:value-type="string" office:string-value="not found" calcext:value-type="string">
            <text:p>not found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STOCK([.A13]; &quot;P/E&quot;)" office:value-type="string" office:string-value="not found" calcext:value-type="string">
            <text:p>not found</text:p>
          </table:table-cell>
          <table:table-cell table:formula="of:=STOCK([.A13];&quot;52W Range&quot;)" office:value-type="string" office:string-value="not found" calcext:value-type="string">
            <text:p>not found</text:p>
          </table:table-cell>
          <table:table-cell table:formula="of:=VALUE( MID([.G13];1;FIND(&quot;-&quot;;[.G13])-1) )" office:value-type="string" office:string-value="" calcext:value-type="error">
            <text:p>#VALUE!</text:p>
          </table:table-cell>
          <table:table-cell table:formula="of:=VALUE( MID([.G13];FIND(&quot;-&quot;;[.G13])+1;9) )" office:value-type="string" office:string-value="" calcext:value-type="error">
            <text:p>#VALUE!</text:p>
          </table:table-cell>
          <table:table-cell table:formula="of:=([.I13]+[.H13])/2" office:value-type="string" office:string-value="" calcext:value-type="error">
            <text:p>#VALUE!</text:p>
          </table:table-cell>
          <table:table-cell table:formula="of:=STOCK([.A13];&quot;Price&quot;)" office:value-type="string" office:string-value="not found" calcext:value-type="string">
            <text:p>not found</text:p>
          </table:table-cell>
          <table:table-cell table:formula="of:=[.K13]/[.J13]" office:value-type="string" office:string-value="" calcext:value-type="error">
            <text:p>#VALUE!</text:p>
          </table:table-cell>
          <table:table-cell table:style-name="ce29" office:value-type="string" calcext:value-type="string">
            <text:p>NOT aristocrat; not sure about this one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LB</text:p>
          </table:table-cell>
          <table:table-cell table:formula="of:=VALUE( STOCK([.A14];&quot;Dividend&quot;) )" office:value-type="currency" office:currency="USD" office:value="1.54" calcext:value-type="currency">
            <text:p>$1.54</text:p>
          </table:table-cell>
          <table:table-cell table:formula="of:=STOCK([.A14];&quot;Dividend %&quot;)" office:value-type="string" office:string-value="0.84%" calcext:value-type="string">
            <text:p>0.84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14]; &quot;P/E&quot;)" office:value-type="string" office:string-value="51.42" calcext:value-type="string">
            <text:p>51.42</text:p>
          </table:table-cell>
          <table:table-cell table:formula="of:=STOCK([.A14];&quot;52W Range&quot;)" office:value-type="string" office:string-value="48.89 - 187.25" calcext:value-type="string">
            <text:p>48.89 - 187.25</text:p>
          </table:table-cell>
          <table:table-cell table:formula="of:=VALUE( MID([.G14];1;FIND(&quot;-&quot;;[.G14])-1) )" office:value-type="float" office:value="48.89" calcext:value-type="float">
            <text:p>48.89</text:p>
          </table:table-cell>
          <table:table-cell table:formula="of:=VALUE( MID([.G14];FIND(&quot;-&quot;;[.G14])+1;9) )" office:value-type="float" office:value="187.25" calcext:value-type="float">
            <text:p>187.25</text:p>
          </table:table-cell>
          <table:table-cell table:formula="of:=([.I14]+[.H14])/2" office:value-type="float" office:value="118.07" calcext:value-type="float">
            <text:p>118.07</text:p>
          </table:table-cell>
          <table:table-cell table:formula="of:=STOCK([.A14];&quot;Price&quot;)" office:value-type="string" office:string-value="184.1" calcext:value-type="string">
            <text:p>184.1</text:p>
          </table:table-cell>
          <table:table-cell table:formula="of:=[.K14]/[.J14]" office:value-type="float" office:value="1.55924451596511" calcext:value-type="float">
            <text:p>1.55924451596511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MCR</text:p>
          </table:table-cell>
          <table:table-cell table:formula="of:=VALUE( STOCK([.A15];&quot;Dividend&quot;) )" office:value-type="currency" office:currency="USD" office:value="0.47" calcext:value-type="currency">
            <text:p>$0.47</text:p>
          </table:table-cell>
          <table:table-cell table:formula="of:=STOCK([.A15];&quot;Dividend %&quot;)" office:value-type="string" office:string-value="4.09%" calcext:value-type="string">
            <text:p>4.09%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formula="of:=STOCK([.A15]; &quot;P/E&quot;)" office:value-type="string" office:string-value="24.52" calcext:value-type="string">
            <text:p>24.52</text:p>
          </table:table-cell>
          <table:table-cell table:formula="of:=STOCK([.A15];&quot;52W Range&quot;)" office:value-type="string" office:string-value="5.80 - 12.40" calcext:value-type="string">
            <text:p>5.80 - 12.40</text:p>
          </table:table-cell>
          <table:table-cell table:formula="of:=VALUE( MID([.G15];1;FIND(&quot;-&quot;;[.G15])-1) )" office:value-type="float" office:value="5.8" calcext:value-type="float">
            <text:p>5.8</text:p>
          </table:table-cell>
          <table:table-cell table:formula="of:=VALUE( MID([.G15];FIND(&quot;-&quot;;[.G15])+1;9) )" office:value-type="float" office:value="12.4" calcext:value-type="float">
            <text:p>12.4</text:p>
          </table:table-cell>
          <table:table-cell table:formula="of:=([.I15]+[.H15])/2" office:value-type="float" office:value="9.1" calcext:value-type="float">
            <text:p>9.1</text:p>
          </table:table-cell>
          <table:table-cell table:formula="of:=STOCK([.A15];&quot;Price&quot;)" office:value-type="string" office:string-value="11.5" calcext:value-type="string">
            <text:p>11.5</text:p>
          </table:table-cell>
          <table:table-cell table:formula="of:=[.K15]/[.J15]" office:value-type="float" office:value="1.26373626373626" calcext:value-type="float">
            <text:p>1.2637362637362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OS</text:p>
          </table:table-cell>
          <table:table-cell table:formula="of:=VALUE( STOCK([.A16];&quot;Dividend&quot;) )" office:value-type="currency" office:currency="USD" office:value="1.04" calcext:value-type="currency">
            <text:p>$1.04</text:p>
          </table:table-cell>
          <table:table-cell table:formula="of:=STOCK([.A16];&quot;Dividend %&quot;)" office:value-type="string" office:string-value="1.85%" calcext:value-type="string">
            <text:p>1.85%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formula="of:=STOCK([.A16]; &quot;P/E&quot;)" office:value-type="string" office:string-value="28.95" calcext:value-type="string">
            <text:p>28.95</text:p>
          </table:table-cell>
          <table:table-cell table:formula="of:=STOCK([.A16];&quot;52W Range&quot;)" office:value-type="string" office:string-value="33.81 - 58.66" calcext:value-type="string">
            <text:p>33.81 - 58.66</text:p>
          </table:table-cell>
          <table:table-cell table:formula="of:=VALUE( MID([.G16];1;FIND(&quot;-&quot;;[.G16])-1) )" office:value-type="float" office:value="33.81" calcext:value-type="float">
            <text:p>33.81</text:p>
          </table:table-cell>
          <table:table-cell table:formula="of:=VALUE( MID([.G16];FIND(&quot;-&quot;;[.G16])+1;9) )" office:value-type="float" office:value="58.66" calcext:value-type="float">
            <text:p>58.66</text:p>
          </table:table-cell>
          <table:table-cell table:formula="of:=([.I16]+[.H16])/2" office:value-type="float" office:value="46.235" calcext:value-type="float">
            <text:p>46.235</text:p>
          </table:table-cell>
          <table:table-cell table:formula="of:=STOCK([.A16];&quot;Price&quot;)" office:value-type="string" office:string-value="56.16" calcext:value-type="string">
            <text:p>56.16</text:p>
          </table:table-cell>
          <table:table-cell table:formula="of:=[.K16]/[.J16]" office:value-type="float" office:value="1.21466421542122" calcext:value-type="float">
            <text:p>1.2146642154212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PD</text:p>
          </table:table-cell>
          <table:table-cell table:formula="of:=VALUE( STOCK([.A17];&quot;Dividend&quot;) )" office:value-type="currency" office:currency="USD" office:value="5.36" calcext:value-type="currency">
            <text:p>$5.36</text:p>
          </table:table-cell>
          <table:table-cell table:formula="of:=STOCK([.A17];&quot;Dividend %&quot;)" office:value-type="string" office:string-value="1.88%" calcext:value-type="string">
            <text:p>1.88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17]; &quot;P/E&quot;)" office:value-type="string" office:string-value="33.41" calcext:value-type="string">
            <text:p>33.41</text:p>
          </table:table-cell>
          <table:table-cell table:formula="of:=STOCK([.A17];&quot;52W Range&quot;)" office:value-type="string" office:string-value="167.43 - 327.89" calcext:value-type="string">
            <text:p>167.43 - 327.89</text:p>
          </table:table-cell>
          <table:table-cell table:formula="of:=VALUE( MID([.G17];1;FIND(&quot;-&quot;;[.G17])-1) )" office:value-type="float" office:value="167.43" calcext:value-type="float">
            <text:p>167.43</text:p>
          </table:table-cell>
          <table:table-cell table:formula="of:=VALUE( MID([.G17];FIND(&quot;-&quot;;[.G17])+1;9) )" office:value-type="float" office:value="327.89" calcext:value-type="float">
            <text:p>327.89</text:p>
          </table:table-cell>
          <table:table-cell table:formula="of:=([.I17]+[.H17])/2" office:value-type="float" office:value="247.66" calcext:value-type="float">
            <text:p>247.66</text:p>
          </table:table-cell>
          <table:table-cell table:formula="of:=STOCK([.A17];&quot;Price&quot;)" office:value-type="string" office:string-value="285.74" calcext:value-type="string">
            <text:p>285.74</text:p>
          </table:table-cell>
          <table:table-cell table:formula="of:=[.K17]/[.J17]" office:value-type="float" office:value="1.15375918598078" calcext:value-type="float">
            <text:p>1.1537591859807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TO</text:p>
          </table:table-cell>
          <table:table-cell table:formula="of:=VALUE( STOCK([.A18];&quot;Dividend&quot;) )" office:value-type="currency" office:currency="USD" office:value="2.5" calcext:value-type="currency">
            <text:p>$2.50</text:p>
          </table:table-cell>
          <table:table-cell table:formula="of:=STOCK([.A18];&quot;Dividend %&quot;)" office:value-type="string" office:string-value="2.80%" calcext:value-type="string">
            <text:p>2.80%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formula="of:=STOCK([.A18]; &quot;P/E&quot;)" office:value-type="string" office:string-value="18.26" calcext:value-type="string">
            <text:p>18.26</text:p>
          </table:table-cell>
          <table:table-cell table:formula="of:=STOCK([.A18];&quot;52W Range&quot;)" office:value-type="string" office:string-value="77.92 - 121.08" calcext:value-type="string">
            <text:p>77.92 - 121.08</text:p>
          </table:table-cell>
          <table:table-cell table:formula="of:=VALUE( MID([.G18];1;FIND(&quot;-&quot;;[.G18])-1) )" office:value-type="float" office:value="77.92" calcext:value-type="float">
            <text:p>77.92</text:p>
          </table:table-cell>
          <table:table-cell table:formula="of:=VALUE( MID([.G18];FIND(&quot;-&quot;;[.G18])+1;9) )" office:value-type="float" office:value="121.08" calcext:value-type="float">
            <text:p>121.08</text:p>
          </table:table-cell>
          <table:table-cell table:formula="of:=([.I18]+[.H18])/2" office:value-type="float" office:value="99.5" calcext:value-type="float">
            <text:p>99.5</text:p>
          </table:table-cell>
          <table:table-cell table:formula="of:=STOCK([.A18];&quot;Price&quot;)" office:value-type="string" office:string-value="89.26" calcext:value-type="string">
            <text:p>89.26</text:p>
          </table:table-cell>
          <table:table-cell table:formula="of:=[.K18]/[.J18]" office:value-type="float" office:value="0.897085427135678" calcext:value-type="float">
            <text:p>0.89708542713567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AWR</text:p>
          </table:table-cell>
          <table:table-cell table:formula="of:=VALUE( STOCK([.A19];&quot;Dividend&quot;) )" office:value-type="currency" office:currency="USD" office:value="1.34" calcext:value-type="currency">
            <text:p>$1.34</text:p>
          </table:table-cell>
          <table:table-cell table:formula="of:=STOCK([.A19];&quot;Dividend %&quot;)" office:value-type="string" office:string-value="1.65%" calcext:value-type="string">
            <text:p>1.65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19]; &quot;P/E&quot;)" office:value-type="string" office:string-value="36.25" calcext:value-type="string">
            <text:p>36.25</text:p>
          </table:table-cell>
          <table:table-cell table:formula="of:=STOCK([.A19];&quot;52W Range&quot;)" office:value-type="string" office:string-value="65.11 - 96.64" calcext:value-type="string">
            <text:p>65.11 - 96.64</text:p>
          </table:table-cell>
          <table:table-cell table:formula="of:=VALUE( MID([.G19];1;FIND(&quot;-&quot;;[.G19])-1) )" office:value-type="float" office:value="65.11" calcext:value-type="float">
            <text:p>65.11</text:p>
          </table:table-cell>
          <table:table-cell table:formula="of:=VALUE( MID([.G19];FIND(&quot;-&quot;;[.G19])+1;9) )" office:value-type="float" office:value="96.64" calcext:value-type="float">
            <text:p>96.64</text:p>
          </table:table-cell>
          <table:table-cell table:formula="of:=([.I19]+[.H19])/2" office:value-type="float" office:value="80.875" calcext:value-type="float">
            <text:p>80.875</text:p>
          </table:table-cell>
          <table:table-cell table:formula="of:=STOCK([.A19];&quot;Price&quot;)" office:value-type="string" office:string-value="80.98" calcext:value-type="string">
            <text:p>80.98</text:p>
          </table:table-cell>
          <table:table-cell table:formula="of:=[.K19]/[.J19]" office:value-type="float" office:value="1.00129829984544" calcext:value-type="float">
            <text:p>1.00129829984544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BDX</text:p>
          </table:table-cell>
          <table:table-cell table:formula="of:=VALUE( STOCK([.A20];&quot;Dividend&quot;) )" office:value-type="currency" office:currency="USD" office:value="3.32" calcext:value-type="currency">
            <text:p>$3.32</text:p>
          </table:table-cell>
          <table:table-cell table:formula="of:=STOCK([.A20];&quot;Dividend %&quot;)" office:value-type="string" office:string-value="1.30%" calcext:value-type="string">
            <text:p>1.30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20]; &quot;P/E&quot;)" office:value-type="string" office:string-value="93.46" calcext:value-type="string">
            <text:p>93.46</text:p>
          </table:table-cell>
          <table:table-cell table:formula="of:=STOCK([.A20];&quot;52W Range&quot;)" office:value-type="string" office:string-value="197.75 - 286.72" calcext:value-type="string">
            <text:p>197.75 - 286.72</text:p>
          </table:table-cell>
          <table:table-cell table:formula="of:=VALUE( MID([.G20];1;FIND(&quot;-&quot;;[.G20])-1) )" office:value-type="float" office:value="197.75" calcext:value-type="float">
            <text:p>197.75</text:p>
          </table:table-cell>
          <table:table-cell table:formula="of:=VALUE( MID([.G20];FIND(&quot;-&quot;;[.G20])+1;9) )" office:value-type="float" office:value="286.72" calcext:value-type="float">
            <text:p>286.72</text:p>
          </table:table-cell>
          <table:table-cell table:formula="of:=([.I20]+[.H20])/2" office:value-type="float" office:value="242.235" calcext:value-type="float">
            <text:p>242.235</text:p>
          </table:table-cell>
          <table:table-cell table:formula="of:=STOCK([.A20];&quot;Price&quot;)" office:value-type="string" office:string-value="255.06" calcext:value-type="string">
            <text:p>255.06</text:p>
          </table:table-cell>
          <table:table-cell table:formula="of:=[.K20]/[.J20]" office:value-type="float" office:value="1.052944454765" calcext:value-type="float">
            <text:p>1.052944454765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BEN</text:p>
          </table:table-cell>
          <table:table-cell table:formula="of:=VALUE( STOCK([.A21];&quot;Dividend&quot;) )" office:value-type="currency" office:currency="USD" office:value="1.12" calcext:value-type="currency">
            <text:p>$1.12</text:p>
          </table:table-cell>
          <table:table-cell table:formula="of:=STOCK([.A21];&quot;Dividend %&quot;)" office:value-type="string" office:string-value="4.43%" calcext:value-type="string">
            <text:p>4.43%</text:p>
          </table:table-cell>
          <table:table-cell table:style-name="ce29" office:value-type="float" office:value="38" calcext:value-type="float">
            <text:p>38</text:p>
          </table:table-cell>
          <table:table-cell/>
          <table:table-cell table:formula="of:=STOCK([.A21]; &quot;P/E&quot;)" office:value-type="string" office:string-value="15.91" calcext:value-type="string">
            <text:p>15.91</text:p>
          </table:table-cell>
          <table:table-cell table:formula="of:=STOCK([.A21];&quot;52W Range&quot;)" office:value-type="string" office:string-value="14.91 - 27.60" calcext:value-type="string">
            <text:p>14.91 - 27.60</text:p>
          </table:table-cell>
          <table:table-cell table:formula="of:=VALUE( MID([.G21];1;FIND(&quot;-&quot;;[.G21])-1) )" office:value-type="float" office:value="14.91" calcext:value-type="float">
            <text:p>14.91</text:p>
          </table:table-cell>
          <table:table-cell table:formula="of:=VALUE( MID([.G21];FIND(&quot;-&quot;;[.G21])+1;9) )" office:value-type="float" office:value="27.6" calcext:value-type="float">
            <text:p>27.6</text:p>
          </table:table-cell>
          <table:table-cell table:formula="of:=([.I21]+[.H21])/2" office:value-type="float" office:value="21.255" calcext:value-type="float">
            <text:p>21.255</text:p>
          </table:table-cell>
          <table:table-cell table:formula="of:=STOCK([.A21];&quot;Price&quot;)" office:value-type="string" office:string-value="25.28" calcext:value-type="string">
            <text:p>25.28</text:p>
          </table:table-cell>
          <table:table-cell table:formula="of:=[.K21]/[.J21]" office:value-type="float" office:value="1.18936720771583" calcext:value-type="float">
            <text:p>1.18936720771583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Franklin Templeto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BF-B</text:p>
          </table:table-cell>
          <table:table-cell table:formula="of:=VALUE( STOCK([.A22];&quot;Dividend&quot;) )" office:value-type="currency" office:currency="USD" office:value="0.72" calcext:value-type="currency">
            <text:p>$0.72</text:p>
          </table:table-cell>
          <table:table-cell table:formula="of:=STOCK([.A22];&quot;Dividend %&quot;)" office:value-type="string" office:string-value="0.92%" calcext:value-type="string">
            <text:p>0.92%</text:p>
          </table:table-cell>
          <table:table-cell table:style-name="ce29" office:value-type="float" office:value="35" calcext:value-type="float">
            <text:p>35</text:p>
          </table:table-cell>
          <table:table-cell/>
          <table:table-cell table:formula="of:=STOCK([.A22]; &quot;P/E&quot;)" office:value-type="string" office:string-value="40.83" calcext:value-type="string">
            <text:p>40.83</text:p>
          </table:table-cell>
          <table:table-cell table:formula="of:=STOCK([.A22];&quot;52W Range&quot;)" office:value-type="string" office:string-value="44.68 - 83.40" calcext:value-type="string">
            <text:p>44.68 - 83.40</text:p>
          </table:table-cell>
          <table:table-cell table:formula="of:=VALUE( MID([.G22];1;FIND(&quot;-&quot;;[.G22])-1) )" office:value-type="float" office:value="44.68" calcext:value-type="float">
            <text:p>44.68</text:p>
          </table:table-cell>
          <table:table-cell table:formula="of:=VALUE( MID([.G22];FIND(&quot;-&quot;;[.G22])+1;9) )" office:value-type="float" office:value="83.4" calcext:value-type="float">
            <text:p>83.4</text:p>
          </table:table-cell>
          <table:table-cell table:formula="of:=([.I22]+[.H22])/2" office:value-type="float" office:value="64.04" calcext:value-type="float">
            <text:p>64.04</text:p>
          </table:table-cell>
          <table:table-cell table:formula="of:=STOCK([.A22];&quot;Price&quot;)" office:value-type="string" office:string-value="78.43" calcext:value-type="string">
            <text:p>78.43</text:p>
          </table:table-cell>
          <table:table-cell table:formula="of:=[.K22]/[.J22]" office:value-type="float" office:value="1.22470331043098" calcext:value-type="float">
            <text:p>1.2247033104309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CAH</text:p>
          </table:table-cell>
          <table:table-cell table:formula="of:=VALUE( STOCK([.A23];&quot;Dividend&quot;) )" office:value-type="currency" office:currency="USD" office:value="1.94" calcext:value-type="currency">
            <text:p>$1.94</text:p>
          </table:table-cell>
          <table:table-cell table:formula="of:=STOCK([.A23];&quot;Dividend %&quot;)" office:value-type="string" office:string-value="3.47%" calcext:value-type="string">
            <text:p>3.47%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formula="of:=STOCK([.A23]; &quot;P/E&quot;)" office:value-type="string" office:string-value="16.87" calcext:value-type="string">
            <text:p>16.87</text:p>
          </table:table-cell>
          <table:table-cell table:formula="of:=STOCK([.A23];&quot;52W Range&quot;)" office:value-type="string" office:string-value="39.05 - 60.69" calcext:value-type="string">
            <text:p>39.05 - 60.69</text:p>
          </table:table-cell>
          <table:table-cell table:formula="of:=VALUE( MID([.G23];1;FIND(&quot;-&quot;;[.G23])-1) )" office:value-type="float" office:value="39.05" calcext:value-type="float">
            <text:p>39.05</text:p>
          </table:table-cell>
          <table:table-cell table:formula="of:=VALUE( MID([.G23];FIND(&quot;-&quot;;[.G23])+1;9) )" office:value-type="float" office:value="60.69" calcext:value-type="float">
            <text:p>60.69</text:p>
          </table:table-cell>
          <table:table-cell table:formula="of:=([.I23]+[.H23])/2" office:value-type="float" office:value="49.87" calcext:value-type="float">
            <text:p>49.87</text:p>
          </table:table-cell>
          <table:table-cell table:formula="of:=STOCK([.A23];&quot;Price&quot;)" office:value-type="string" office:string-value="55.91" calcext:value-type="string">
            <text:p>55.91</text:p>
          </table:table-cell>
          <table:table-cell table:formula="of:=[.K23]/[.J23]" office:value-type="float" office:value="1.12111489873672" calcext:value-type="float">
            <text:p>1.12111489873672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Cardinal Health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CARR</text:p>
          </table:table-cell>
          <table:table-cell table:formula="of:=VALUE( STOCK([.A24];&quot;Dividend&quot;) )" office:value-type="currency" office:currency="USD" office:value="0.48" calcext:value-type="currency">
            <text:p>$0.48</text:p>
          </table:table-cell>
          <table:table-cell table:formula="of:=STOCK([.A24];&quot;Dividend %&quot;)" office:value-type="string" office:string-value="1.18%" calcext:value-type="string">
            <text:p>1.18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24]; &quot;P/E&quot;)" office:value-type="string" office:string-value="23.13" calcext:value-type="string">
            <text:p>23.13</text:p>
          </table:table-cell>
          <table:table-cell table:formula="of:=STOCK([.A24];&quot;52W Range&quot;)" office:value-type="string" office:string-value="11.50 - 41.48" calcext:value-type="string">
            <text:p>11.50 - 41.48</text:p>
          </table:table-cell>
          <table:table-cell table:formula="of:=VALUE( MID([.G24];1;FIND(&quot;-&quot;;[.G24])-1) )" office:value-type="float" office:value="11.5" calcext:value-type="float">
            <text:p>11.5</text:p>
          </table:table-cell>
          <table:table-cell table:formula="of:=VALUE( MID([.G24];FIND(&quot;-&quot;;[.G24])+1;9) )" office:value-type="float" office:value="41.48" calcext:value-type="float">
            <text:p>41.48</text:p>
          </table:table-cell>
          <table:table-cell table:formula="of:=([.I24]+[.H24])/2" office:value-type="float" office:value="26.49" calcext:value-type="float">
            <text:p>26.49</text:p>
          </table:table-cell>
          <table:table-cell table:formula="of:=STOCK([.A24];&quot;Price&quot;)" office:value-type="string" office:string-value="40.69" calcext:value-type="string">
            <text:p>40.69</text:p>
          </table:table-cell>
          <table:table-cell table:formula="of:=[.K24]/[.J24]" office:value-type="float" office:value="1.53605134012835" calcext:value-type="float">
            <text:p>1.53605134012835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AT</text:p>
          </table:table-cell>
          <table:table-cell table:formula="of:=VALUE( STOCK([.A25];&quot;Dividend&quot;) )" office:value-type="currency" office:currency="USD" office:value="4.12" calcext:value-type="currency">
            <text:p>$4.12</text:p>
          </table:table-cell>
          <table:table-cell table:formula="of:=STOCK([.A25];&quot;Dividend %&quot;)" office:value-type="string" office:string-value="2.12%" calcext:value-type="string">
            <text:p>2.12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25]; &quot;P/E&quot;)" office:value-type="string" office:string-value="32.3" calcext:value-type="string">
            <text:p>32.3</text:p>
          </table:table-cell>
          <table:table-cell table:formula="of:=STOCK([.A25];&quot;52W Range&quot;)" office:value-type="string" office:string-value="87.50 - 197.37" calcext:value-type="string">
            <text:p>87.50 - 197.37</text:p>
          </table:table-cell>
          <table:table-cell table:formula="of:=VALUE( MID([.G25];1;FIND(&quot;-&quot;;[.G25])-1) )" office:value-type="float" office:value="87.5" calcext:value-type="float">
            <text:p>87.5</text:p>
          </table:table-cell>
          <table:table-cell table:formula="of:=VALUE( MID([.G25];FIND(&quot;-&quot;;[.G25])+1;9) )" office:value-type="float" office:value="197.37" calcext:value-type="float">
            <text:p>197.37</text:p>
          </table:table-cell>
          <table:table-cell table:formula="of:=([.I25]+[.H25])/2" office:value-type="float" office:value="142.435" calcext:value-type="float">
            <text:p>142.435</text:p>
          </table:table-cell>
          <table:table-cell table:formula="of:=STOCK([.A25];&quot;Price&quot;)" office:value-type="string" office:string-value="194.26" calcext:value-type="string">
            <text:p>194.26</text:p>
          </table:table-cell>
          <table:table-cell table:formula="of:=[.K25]/[.J25]" office:value-type="float" office:value="1.36385017727384" calcext:value-type="float">
            <text:p>1.3638501772738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B</text:p>
          </table:table-cell>
          <table:table-cell table:formula="of:=VALUE( STOCK([.A26];&quot;Dividend&quot;) )" office:value-type="currency" office:currency="USD" office:value="3.12" calcext:value-type="currency">
            <text:p>$3.12</text:p>
          </table:table-cell>
          <table:table-cell table:formula="of:=STOCK([.A26];&quot;Dividend %&quot;)" office:value-type="string" office:string-value="2.01%" calcext:value-type="string">
            <text:p>2.01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26]; &quot;P/E&quot;)" office:value-type="string" office:string-value="30.91" calcext:value-type="string">
            <text:p>30.91</text:p>
          </table:table-cell>
          <table:table-cell table:formula="of:=STOCK([.A26];&quot;52W Range&quot;)" office:value-type="string" office:string-value="87.35 - 167.74" calcext:value-type="string">
            <text:p>87.35 - 167.74</text:p>
          </table:table-cell>
          <table:table-cell table:formula="of:=VALUE( MID([.G26];1;FIND(&quot;-&quot;;[.G26])-1) )" office:value-type="float" office:value="87.35" calcext:value-type="float">
            <text:p>87.35</text:p>
          </table:table-cell>
          <table:table-cell table:formula="of:=VALUE( MID([.G26];FIND(&quot;-&quot;;[.G26])+1;9) )" office:value-type="float" office:value="167.74" calcext:value-type="float">
            <text:p>167.74</text:p>
          </table:table-cell>
          <table:table-cell table:formula="of:=([.I26]+[.H26])/2" office:value-type="float" office:value="127.545" calcext:value-type="float">
            <text:p>127.545</text:p>
          </table:table-cell>
          <table:table-cell table:formula="of:=STOCK([.A26];&quot;Price&quot;)" office:value-type="string" office:string-value="155.4" calcext:value-type="string">
            <text:p>155.4</text:p>
          </table:table-cell>
          <table:table-cell table:formula="of:=[.K26]/[.J26]" office:value-type="float" office:value="1.21839350817359" calcext:value-type="float">
            <text:p>1.2183935081735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BSH</text:p>
          </table:table-cell>
          <table:table-cell table:formula="of:=VALUE( STOCK([.A27];&quot;Dividend&quot;) )" office:value-type="currency" office:currency="USD" office:value="1.08" calcext:value-type="currency">
            <text:p>$1.08</text:p>
          </table:table-cell>
          <table:table-cell table:formula="of:=STOCK([.A27];&quot;Dividend %&quot;)" office:value-type="string" office:string-value="1.54%" calcext:value-type="string">
            <text:p>1.54%</text:p>
          </table:table-cell>
          <table:table-cell table:style-name="ce29" office:value-type="string" calcext:value-type="string">
            <text:p>10?</text:p>
          </table:table-cell>
          <table:table-cell/>
          <table:table-cell table:formula="of:=STOCK([.A27]; &quot;P/E&quot;)" office:value-type="string" office:string-value="26.09" calcext:value-type="string">
            <text:p>26.09</text:p>
          </table:table-cell>
          <table:table-cell table:formula="of:=STOCK([.A27];&quot;52W Range&quot;)" office:value-type="string" office:string-value="43.34 - 70.74" calcext:value-type="string">
            <text:p>43.34 - 70.74</text:p>
          </table:table-cell>
          <table:table-cell table:formula="of:=VALUE( MID([.G27];1;FIND(&quot;-&quot;;[.G27])-1) )" office:value-type="float" office:value="43.34" calcext:value-type="float">
            <text:p>43.34</text:p>
          </table:table-cell>
          <table:table-cell table:formula="of:=VALUE( MID([.G27];FIND(&quot;-&quot;;[.G27])+1;9) )" office:value-type="float" office:value="70.74" calcext:value-type="float">
            <text:p>70.74</text:p>
          </table:table-cell>
          <table:table-cell table:formula="of:=([.I27]+[.H27])/2" office:value-type="float" office:value="57.04" calcext:value-type="float">
            <text:p>57.04</text:p>
          </table:table-cell>
          <table:table-cell table:formula="of:=STOCK([.A27];&quot;Price&quot;)" office:value-type="string" office:string-value="70.05" calcext:value-type="string">
            <text:p>70.05</text:p>
          </table:table-cell>
          <table:table-cell table:formula="of:=[.K27]/[.J27]" office:value-type="float" office:value="1.22808555399719" calcext:value-type="float">
            <text:p>1.22808555399719</text:p>
          </table:table-cell>
          <table:table-cell table:style-name="ce29" office:value-type="string" calcext:value-type="string">
            <text:p>king?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INF</text:p>
          </table:table-cell>
          <table:table-cell table:formula="of:=VALUE( STOCK([.A28];&quot;Dividend&quot;) )" office:value-type="currency" office:currency="USD" office:value="2.4" calcext:value-type="currency">
            <text:p>$2.40</text:p>
          </table:table-cell>
          <table:table-cell table:formula="of:=STOCK([.A28];&quot;Dividend %&quot;)" office:value-type="string" office:string-value="2.73%" calcext:value-type="string">
            <text:p>2.73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28]; &quot;P/E&quot;)" office:value-type="string" office:string-value="18.1" calcext:value-type="string">
            <text:p>18.1</text:p>
          </table:table-cell>
          <table:table-cell table:formula="of:=STOCK([.A28];&quot;52W Range&quot;)" office:value-type="string" office:string-value="46.07 - 115.53" calcext:value-type="string">
            <text:p>46.07 - 115.53</text:p>
          </table:table-cell>
          <table:table-cell table:formula="of:=VALUE( MID([.G28];1;FIND(&quot;-&quot;;[.G28])-1) )" office:value-type="float" office:value="46.07" calcext:value-type="float">
            <text:p>46.07</text:p>
          </table:table-cell>
          <table:table-cell table:formula="of:=VALUE( MID([.G28];FIND(&quot;-&quot;;[.G28])+1;9) )" office:value-type="float" office:value="115.53" calcext:value-type="float">
            <text:p>115.53</text:p>
          </table:table-cell>
          <table:table-cell table:formula="of:=([.I28]+[.H28])/2" office:value-type="float" office:value="80.8" calcext:value-type="float">
            <text:p>80.8</text:p>
          </table:table-cell>
          <table:table-cell table:formula="of:=STOCK([.A28];&quot;Price&quot;)" office:value-type="string" office:string-value="87.78" calcext:value-type="string">
            <text:p>87.78</text:p>
          </table:table-cell>
          <table:table-cell table:formula="of:=[.K28]/[.J28]" office:value-type="float" office:value="1.08638613861386" calcext:value-type="float">
            <text:p>1.0863861386138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L</text:p>
          </table:table-cell>
          <table:table-cell table:formula="of:=VALUE( STOCK([.A29];&quot;Dividend&quot;) )" office:value-type="currency" office:currency="USD" office:value="1.76" calcext:value-type="currency">
            <text:p>$1.76</text:p>
          </table:table-cell>
          <table:table-cell table:formula="of:=STOCK([.A29];&quot;Dividend %&quot;)" office:value-type="string" office:string-value="2.14%" calcext:value-type="string">
            <text:p>2.14%</text:p>
          </table:table-cell>
          <table:table-cell table:style-name="ce32"/>
          <table:table-cell/>
          <table:table-cell table:formula="of:=STOCK([.A29]; &quot;P/E&quot;)" office:value-type="string" office:string-value="26.29" calcext:value-type="string">
            <text:p>26.29</text:p>
          </table:table-cell>
          <table:table-cell table:formula="of:=STOCK([.A29];&quot;52W Range&quot;)" office:value-type="string" office:string-value="58.49 - 86.41" calcext:value-type="string">
            <text:p>58.49 - 86.41</text:p>
          </table:table-cell>
          <table:table-cell table:formula="of:=VALUE( MID([.G29];1;FIND(&quot;-&quot;;[.G29])-1) )" office:value-type="float" office:value="58.49" calcext:value-type="float">
            <text:p>58.49</text:p>
          </table:table-cell>
          <table:table-cell table:formula="of:=VALUE( MID([.G29];FIND(&quot;-&quot;;[.G29])+1;9) )" office:value-type="float" office:value="86.41" calcext:value-type="float">
            <text:p>86.41</text:p>
          </table:table-cell>
          <table:table-cell table:formula="of:=([.I29]+[.H29])/2" office:value-type="float" office:value="72.45" calcext:value-type="float">
            <text:p>72.45</text:p>
          </table:table-cell>
          <table:table-cell table:formula="of:=STOCK([.A29];&quot;Price&quot;)" office:value-type="string" office:string-value="82.35" calcext:value-type="string">
            <text:p>82.35</text:p>
          </table:table-cell>
          <table:table-cell table:formula="of:=[.K29]/[.J29]" office:value-type="float" office:value="1.13664596273292" calcext:value-type="float">
            <text:p>1.13664596273292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Colgat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CLX</text:p>
          </table:table-cell>
          <table:table-cell table:formula="of:=VALUE( STOCK([.A30];&quot;Dividend&quot;) )" office:value-type="currency" office:currency="USD" office:value="4.44" calcext:value-type="currency">
            <text:p>$4.44</text:p>
          </table:table-cell>
          <table:table-cell table:formula="of:=STOCK([.A30];&quot;Dividend %&quot;)" office:value-type="string" office:string-value="2.24%" calcext:value-type="string">
            <text:p>2.24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30]; &quot;P/E&quot;)" office:value-type="string" office:string-value="22.04" calcext:value-type="string">
            <text:p>22.04</text:p>
          </table:table-cell>
          <table:table-cell table:formula="of:=STOCK([.A30];&quot;52W Range&quot;)" office:value-type="string" office:string-value="150.95 - 239.87" calcext:value-type="string">
            <text:p>150.95 - 239.87</text:p>
          </table:table-cell>
          <table:table-cell table:formula="of:=VALUE( MID([.G30];1;FIND(&quot;-&quot;;[.G30])-1) )" office:value-type="float" office:value="150.95" calcext:value-type="float">
            <text:p>150.95</text:p>
          </table:table-cell>
          <table:table-cell table:formula="of:=VALUE( MID([.G30];FIND(&quot;-&quot;;[.G30])+1;9) )" office:value-type="float" office:value="239.87" calcext:value-type="float">
            <text:p>239.87</text:p>
          </table:table-cell>
          <table:table-cell table:formula="of:=([.I30]+[.H30])/2" office:value-type="float" office:value="195.41" calcext:value-type="float">
            <text:p>195.41</text:p>
          </table:table-cell>
          <table:table-cell table:formula="of:=STOCK([.A30];&quot;Price&quot;)" office:value-type="string" office:string-value="197.84" calcext:value-type="string">
            <text:p>197.84</text:p>
          </table:table-cell>
          <table:table-cell table:formula="of:=[.K30]/[.J30]" office:value-type="float" office:value="1.01243539225219" calcext:value-type="float">
            <text:p>1.0124353922521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INF</text:p>
          </table:table-cell>
          <table:table-cell table:formula="of:=VALUE( STOCK([.A31];&quot;Dividend&quot;) )" office:value-type="currency" office:currency="USD" office:value="2.4" calcext:value-type="currency">
            <text:p>$2.40</text:p>
          </table:table-cell>
          <table:table-cell table:formula="of:=STOCK([.A31];&quot;Dividend %&quot;)" office:value-type="string" office:string-value="2.73%" calcext:value-type="string">
            <text:p>2.73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31]; &quot;P/E&quot;)" office:value-type="string" office:string-value="18.1" calcext:value-type="string">
            <text:p>18.1</text:p>
          </table:table-cell>
          <table:table-cell table:formula="of:=STOCK([.A31];&quot;52W Range&quot;)" office:value-type="string" office:string-value="46.07 - 115.53" calcext:value-type="string">
            <text:p>46.07 - 115.53</text:p>
          </table:table-cell>
          <table:table-cell table:formula="of:=VALUE( MID([.G31];1;FIND(&quot;-&quot;;[.G31])-1) )" office:value-type="float" office:value="46.07" calcext:value-type="float">
            <text:p>46.07</text:p>
          </table:table-cell>
          <table:table-cell table:formula="of:=VALUE( MID([.G31];FIND(&quot;-&quot;;[.G31])+1;9) )" office:value-type="float" office:value="115.53" calcext:value-type="float">
            <text:p>115.53</text:p>
          </table:table-cell>
          <table:table-cell table:formula="of:=([.I31]+[.H31])/2" office:value-type="float" office:value="80.8" calcext:value-type="float">
            <text:p>80.8</text:p>
          </table:table-cell>
          <table:table-cell table:formula="of:=STOCK([.A31];&quot;Price&quot;)" office:value-type="string" office:string-value="87.78" calcext:value-type="string">
            <text:p>87.78</text:p>
          </table:table-cell>
          <table:table-cell table:formula="of:=[.K31]/[.J31]" office:value-type="float" office:value="1.08638613861386" calcext:value-type="float">
            <text:p>1.0863861386138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TAS</text:p>
          </table:table-cell>
          <table:table-cell table:formula="of:=VALUE( STOCK([.A32];&quot;Dividend&quot;) )" office:value-type="currency" office:currency="USD" office:value="3.51" calcext:value-type="currency">
            <text:p>$3.51</text:p>
          </table:table-cell>
          <table:table-cell table:formula="of:=STOCK([.A32];&quot;Dividend %&quot;)" office:value-type="string" office:string-value="1.00%" calcext:value-type="string">
            <text:p>1.00%</text:p>
          </table:table-cell>
          <table:table-cell table:style-name="ce29" office:value-type="float" office:value="35" calcext:value-type="float">
            <text:p>35</text:p>
          </table:table-cell>
          <table:table-cell/>
          <table:table-cell table:formula="of:=STOCK([.A32]; &quot;P/E&quot;)" office:value-type="string" office:string-value="39.38" calcext:value-type="string">
            <text:p>39.38</text:p>
          </table:table-cell>
          <table:table-cell table:formula="of:=STOCK([.A32];&quot;52W Range&quot;)" office:value-type="string" office:string-value="154.33 - 369.20" calcext:value-type="string">
            <text:p>154.33 - 369.20</text:p>
          </table:table-cell>
          <table:table-cell table:formula="of:=VALUE( MID([.G32];1;FIND(&quot;-&quot;;[.G32])-1) )" office:value-type="float" office:value="154.33" calcext:value-type="float">
            <text:p>154.33</text:p>
          </table:table-cell>
          <table:table-cell table:formula="of:=VALUE( MID([.G32];FIND(&quot;-&quot;;[.G32])+1;9) )" office:value-type="float" office:value="369.2" calcext:value-type="float">
            <text:p>369.2</text:p>
          </table:table-cell>
          <table:table-cell table:formula="of:=([.I32]+[.H32])/2" office:value-type="float" office:value="261.765" calcext:value-type="float">
            <text:p>261.765</text:p>
          </table:table-cell>
          <table:table-cell table:formula="of:=STOCK([.A32];&quot;Price&quot;)" office:value-type="string" office:string-value="350.15" calcext:value-type="string">
            <text:p>350.15</text:p>
          </table:table-cell>
          <table:table-cell table:formula="of:=[.K32]/[.J32]" office:value-type="float" office:value="1.33765018241553" calcext:value-type="float">
            <text:p>1.33765018241553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VS</text:p>
          </table:table-cell>
          <table:table-cell table:formula="of:=VALUE( STOCK([.A33];&quot;Dividend&quot;) )" office:value-type="currency" office:currency="USD" office:value="2" calcext:value-type="currency">
            <text:p>$2.00</text:p>
          </table:table-cell>
          <table:table-cell table:formula="of:=STOCK([.A33];&quot;Dividend %&quot;)" office:value-type="string" office:string-value="2.67%" calcext:value-type="string">
            <text:p>2.67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33]; &quot;P/E&quot;)" office:value-type="string" office:string-value="12.36" calcext:value-type="string">
            <text:p>12.36</text:p>
          </table:table-cell>
          <table:table-cell table:formula="of:=STOCK([.A33];&quot;52W Range&quot;)" office:value-type="string" office:string-value="52.04 - 76.44" calcext:value-type="string">
            <text:p>52.04 - 76.44</text:p>
          </table:table-cell>
          <table:table-cell table:formula="of:=VALUE( MID([.G33];1;FIND(&quot;-&quot;;[.G33])-1) )" office:value-type="float" office:value="52.04" calcext:value-type="float">
            <text:p>52.04</text:p>
          </table:table-cell>
          <table:table-cell table:formula="of:=VALUE( MID([.G33];FIND(&quot;-&quot;;[.G33])+1;9) )" office:value-type="float" office:value="76.44" calcext:value-type="float">
            <text:p>76.44</text:p>
          </table:table-cell>
          <table:table-cell table:formula="of:=([.I33]+[.H33])/2" office:value-type="float" office:value="64.24" calcext:value-type="float">
            <text:p>64.24</text:p>
          </table:table-cell>
          <table:table-cell table:formula="of:=STOCK([.A33];&quot;Price&quot;)" office:value-type="string" office:string-value="74.86" calcext:value-type="string">
            <text:p>74.86</text:p>
          </table:table-cell>
          <table:table-cell table:formula="of:=[.K33]/[.J33]" office:value-type="float" office:value="1.16531755915318" calcext:value-type="float">
            <text:p>1.1653175591531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CVX</text:p>
          </table:table-cell>
          <table:table-cell table:formula="of:=VALUE( STOCK([.A34];&quot;Dividend&quot;) )" office:value-type="currency" office:currency="USD" office:value="5.16" calcext:value-type="currency">
            <text:p>$5.16</text:p>
          </table:table-cell>
          <table:table-cell table:formula="of:=STOCK([.A34];&quot;Dividend %&quot;)" office:value-type="string" office:string-value="5.67%" calcext:value-type="string">
            <text:p>5.67%</text:p>
          </table:table-cell>
          <table:table-cell table:style-name="ce29" office:value-type="float" office:value="32" calcext:value-type="float">
            <text:p>32</text:p>
          </table:table-cell>
          <table:table-cell/>
          <table:table-cell table:formula="of:=STOCK([.A34]; &quot;P/E&quot;)" office:value-type="string" office:string-value="-" calcext:value-type="string">
            <text:p>-</text:p>
          </table:table-cell>
          <table:table-cell table:formula="of:=STOCK([.A34];&quot;52W Range&quot;)" office:value-type="string" office:string-value="51.60 - 119.09" calcext:value-type="string">
            <text:p>51.60 - 119.09</text:p>
          </table:table-cell>
          <table:table-cell table:formula="of:=VALUE( MID([.G34];1;FIND(&quot;-&quot;;[.G34])-1) )" office:value-type="float" office:value="51.6" calcext:value-type="float">
            <text:p>51.6</text:p>
          </table:table-cell>
          <table:table-cell table:formula="of:=VALUE( MID([.G34];FIND(&quot;-&quot;;[.G34])+1;9) )" office:value-type="float" office:value="119.09" calcext:value-type="float">
            <text:p>119.09</text:p>
          </table:table-cell>
          <table:table-cell table:formula="of:=([.I34]+[.H34])/2" office:value-type="float" office:value="85.345" calcext:value-type="float">
            <text:p>85.345</text:p>
          </table:table-cell>
          <table:table-cell table:formula="of:=STOCK([.A34];&quot;Price&quot;)" office:value-type="string" office:string-value="91.08" calcext:value-type="string">
            <text:p>91.08</text:p>
          </table:table-cell>
          <table:table-cell table:formula="of:=[.K34]/[.J34]" office:value-type="float" office:value="1.06719784404476" calcext:value-type="float">
            <text:p>1.06719784404476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Chevron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CWT</text:p>
          </table:table-cell>
          <table:table-cell table:formula="of:=VALUE( STOCK([.A35];&quot;Dividend&quot;) )" office:value-type="currency" office:currency="USD" office:value="0.85" calcext:value-type="currency">
            <text:p>$0.85</text:p>
          </table:table-cell>
          <table:table-cell table:formula="of:=STOCK([.A35];&quot;Dividend %&quot;)" office:value-type="string" office:string-value="1.52%" calcext:value-type="string">
            <text:p>1.52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35]; &quot;P/E&quot;)" office:value-type="string" office:string-value="-" calcext:value-type="string">
            <text:p>-</text:p>
          </table:table-cell>
          <table:table-cell table:formula="of:=STOCK([.A35];&quot;52W Range&quot;)" office:value-type="string" office:string-value="39.74 - 57.36" calcext:value-type="string">
            <text:p>39.74 - 57.36</text:p>
          </table:table-cell>
          <table:table-cell table:formula="of:=VALUE( MID([.G35];1;FIND(&quot;-&quot;;[.G35])-1) )" office:value-type="float" office:value="39.74" calcext:value-type="float">
            <text:p>39.74</text:p>
          </table:table-cell>
          <table:table-cell table:formula="of:=VALUE( MID([.G35];FIND(&quot;-&quot;;[.G35])+1;9) )" office:value-type="float" office:value="57.36" calcext:value-type="float">
            <text:p>57.36</text:p>
          </table:table-cell>
          <table:table-cell table:formula="of:=([.I35]+[.H35])/2" office:value-type="float" office:value="48.55" calcext:value-type="float">
            <text:p>48.55</text:p>
          </table:table-cell>
          <table:table-cell table:formula="of:=STOCK([.A35];&quot;Price&quot;)" office:value-type="string" office:string-value="55.8" calcext:value-type="string">
            <text:p>55.8</text:p>
          </table:table-cell>
          <table:table-cell table:formula="of:=[.K35]/[.J35]" office:value-type="float" office:value="1.14933058702369" calcext:value-type="float">
            <text:p>1.14933058702369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DOV</text:p>
          </table:table-cell>
          <table:table-cell table:formula="of:=VALUE( STOCK([.A36];&quot;Dividend&quot;) )" office:value-type="currency" office:currency="USD" office:value="1.98" calcext:value-type="currency">
            <text:p>$1.98</text:p>
          </table:table-cell>
          <table:table-cell table:formula="of:=STOCK([.A36];&quot;Dividend %&quot;)" office:value-type="string" office:string-value="1.53%" calcext:value-type="string">
            <text:p>1.53%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table:formula="of:=STOCK([.A36]; &quot;P/E&quot;)" office:value-type="string" office:string-value="28.18" calcext:value-type="string">
            <text:p>28.18</text:p>
          </table:table-cell>
          <table:table-cell table:formula="of:=STOCK([.A36];&quot;52W Range&quot;)" office:value-type="string" office:string-value="62.95 - 129.72" calcext:value-type="string">
            <text:p>62.95 - 129.72</text:p>
          </table:table-cell>
          <table:table-cell table:formula="of:=VALUE( MID([.G36];1;FIND(&quot;-&quot;;[.G36])-1) )" office:value-type="float" office:value="62.95" calcext:value-type="float">
            <text:p>62.95</text:p>
          </table:table-cell>
          <table:table-cell table:formula="of:=VALUE( MID([.G36];FIND(&quot;-&quot;;[.G36])+1;9) )" office:value-type="float" office:value="129.72" calcext:value-type="float">
            <text:p>129.72</text:p>
          </table:table-cell>
          <table:table-cell table:formula="of:=([.I36]+[.H36])/2" office:value-type="float" office:value="96.335" calcext:value-type="float">
            <text:p>96.335</text:p>
          </table:table-cell>
          <table:table-cell table:formula="of:=STOCK([.A36];&quot;Price&quot;)" office:value-type="string" office:string-value="129.45" calcext:value-type="string">
            <text:p>129.45</text:p>
          </table:table-cell>
          <table:table-cell table:formula="of:=[.K36]/[.J36]" office:value-type="float" office:value="1.34374837805574" calcext:value-type="float">
            <text:p>1.34374837805574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CL</text:p>
          </table:table-cell>
          <table:table-cell table:formula="of:=VALUE( STOCK([.A37];&quot;Dividend&quot;) )" office:value-type="currency" office:currency="USD" office:value="1.92" calcext:value-type="currency">
            <text:p>$1.92</text:p>
          </table:table-cell>
          <table:table-cell table:formula="of:=STOCK([.A37];&quot;Dividend %&quot;)" office:value-type="string" office:string-value="0.87%" calcext:value-type="string">
            <text:p>0.87%</text:p>
          </table:table-cell>
          <table:table-cell table:style-name="ce29" office:value-type="float" office:value="34" calcext:value-type="float">
            <text:p>34</text:p>
          </table:table-cell>
          <table:table-cell/>
          <table:table-cell table:formula="of:=STOCK([.A37]; &quot;P/E&quot;)" office:value-type="string" office:string-value="58.63" calcext:value-type="string">
            <text:p>58.63</text:p>
          </table:table-cell>
          <table:table-cell table:formula="of:=STOCK([.A37];&quot;52W Range&quot;)" office:value-type="string" office:string-value="124.60 - 231.36" calcext:value-type="string">
            <text:p>124.60 - 231.36</text:p>
          </table:table-cell>
          <table:table-cell table:formula="of:=VALUE( MID([.G37];1;FIND(&quot;-&quot;;[.G37])-1) )" office:value-type="float" office:value="124.6" calcext:value-type="float">
            <text:p>124.6</text:p>
          </table:table-cell>
          <table:table-cell table:formula="of:=VALUE( MID([.G37];FIND(&quot;-&quot;;[.G37])+1;9) )" office:value-type="float" office:value="231.36" calcext:value-type="float">
            <text:p>231.36</text:p>
          </table:table-cell>
          <table:table-cell table:formula="of:=([.I37]+[.H37])/2" office:value-type="float" office:value="177.98" calcext:value-type="float">
            <text:p>177.98</text:p>
          </table:table-cell>
          <table:table-cell table:formula="of:=STOCK([.A37];&quot;Price&quot;)" office:value-type="string" office:string-value="221.75" calcext:value-type="string">
            <text:p>221.75</text:p>
          </table:table-cell>
          <table:table-cell table:formula="of:=[.K37]/[.J37]" office:value-type="float" office:value="1.24592650859647" calcext:value-type="float">
            <text:p>1.2459265085964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D</text:p>
          </table:table-cell>
          <table:table-cell table:formula="of:=VALUE( STOCK([.A38];&quot;Dividend&quot;) )" office:value-type="currency" office:currency="USD" office:value="3.06" calcext:value-type="currency">
            <text:p>$3.06</text:p>
          </table:table-cell>
          <table:table-cell table:formula="of:=STOCK([.A38];&quot;Dividend %&quot;)" office:value-type="string" office:string-value="4.38%" calcext:value-type="string">
            <text:p>4.38%</text:p>
          </table:table-cell>
          <table:table-cell table:style-name="ce29" office:value-type="float" office:value="45" calcext:value-type="float">
            <text:p>45</text:p>
          </table:table-cell>
          <table:table-cell/>
          <table:table-cell table:formula="of:=STOCK([.A38]; &quot;P/E&quot;)" office:value-type="string" office:string-value="17.3" calcext:value-type="string">
            <text:p>17.3</text:p>
          </table:table-cell>
          <table:table-cell table:formula="of:=STOCK([.A38];&quot;52W Range&quot;)" office:value-type="string" office:string-value="62.03 - 95.10" calcext:value-type="string">
            <text:p>62.03 - 95.10</text:p>
          </table:table-cell>
          <table:table-cell table:formula="of:=VALUE( MID([.G38];1;FIND(&quot;-&quot;;[.G38])-1) )" office:value-type="float" office:value="62.03" calcext:value-type="float">
            <text:p>62.03</text:p>
          </table:table-cell>
          <table:table-cell table:formula="of:=VALUE( MID([.G38];FIND(&quot;-&quot;;[.G38])+1;9) )" office:value-type="float" office:value="95.1" calcext:value-type="float">
            <text:p>95.1</text:p>
          </table:table-cell>
          <table:table-cell table:formula="of:=([.I38]+[.H38])/2" office:value-type="float" office:value="78.565" calcext:value-type="float">
            <text:p>78.565</text:p>
          </table:table-cell>
          <table:table-cell table:formula="of:=STOCK([.A38];&quot;Price&quot;)" office:value-type="string" office:string-value="69.93" calcext:value-type="string">
            <text:p>69.93</text:p>
          </table:table-cell>
          <table:table-cell table:formula="of:=[.K38]/[.J38]" office:value-type="float" office:value="0.890091007446064" calcext:value-type="float">
            <text:p>0.89009100744606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EMR</text:p>
          </table:table-cell>
          <table:table-cell table:formula="of:=VALUE( STOCK([.A39];&quot;Dividend&quot;) )" office:value-type="currency" office:currency="USD" office:value="2.02" calcext:value-type="currency">
            <text:p>$2.02</text:p>
          </table:table-cell>
          <table:table-cell table:formula="of:=STOCK([.A39];&quot;Dividend %&quot;)" office:value-type="string" office:string-value="2.47%" calcext:value-type="string">
            <text:p>2.47%</text:p>
          </table:table-cell>
          <table:table-cell table:style-name="ce29" office:value-type="float" office:value="63" calcext:value-type="float">
            <text:p>63</text:p>
          </table:table-cell>
          <table:table-cell/>
          <table:table-cell table:formula="of:=STOCK([.A39]; &quot;P/E&quot;)" office:value-type="string" office:string-value="25.21" calcext:value-type="string">
            <text:p>25.21</text:p>
          </table:table-cell>
          <table:table-cell table:formula="of:=STOCK([.A39];&quot;52W Range&quot;)" office:value-type="string" office:string-value="37.75 - 83.17" calcext:value-type="string">
            <text:p>37.75 - 83.17</text:p>
          </table:table-cell>
          <table:table-cell table:formula="of:=VALUE( MID([.G39];1;FIND(&quot;-&quot;;[.G39])-1) )" office:value-type="float" office:value="37.75" calcext:value-type="float">
            <text:p>37.75</text:p>
          </table:table-cell>
          <table:table-cell table:formula="of:=VALUE( MID([.G39];FIND(&quot;-&quot;;[.G39])+1;9) )" office:value-type="float" office:value="83.17" calcext:value-type="float">
            <text:p>83.17</text:p>
          </table:table-cell>
          <table:table-cell table:formula="of:=([.I39]+[.H39])/2" office:value-type="float" office:value="60.46" calcext:value-type="float">
            <text:p>60.46</text:p>
          </table:table-cell>
          <table:table-cell table:formula="of:=STOCK([.A39];&quot;Price&quot;)" office:value-type="string" office:string-value="81.82" calcext:value-type="string">
            <text:p>81.82</text:p>
          </table:table-cell>
          <table:table-cell table:formula="of:=[.K39]/[.J39]" office:value-type="float" office:value="1.35329143235197" calcext:value-type="float">
            <text:p>1.35329143235197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look for P/E of 18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EPD</text:p>
          </table:table-cell>
          <table:table-cell table:formula="of:=VALUE( STOCK([.A40];&quot;Dividend&quot;) )" office:value-type="currency" office:currency="USD" office:value="1.8" calcext:value-type="currency">
            <text:p>$1.80</text:p>
          </table:table-cell>
          <table:table-cell table:formula="of:=STOCK([.A40];&quot;Dividend %&quot;)" office:value-type="string" office:string-value="8.42%" calcext:value-type="string">
            <text:p>8.42%</text:p>
          </table:table-cell>
          <table:table-cell table:style-name="ce29" office:value-type="float" office:value="34" calcext:value-type="float">
            <text:p>34</text:p>
          </table:table-cell>
          <table:table-cell/>
          <table:table-cell table:formula="of:=STOCK([.A40]; &quot;P/E&quot;)" office:value-type="string" office:string-value="10.44" calcext:value-type="string">
            <text:p>10.44</text:p>
          </table:table-cell>
          <table:table-cell table:formula="of:=STOCK([.A40];&quot;52W Range&quot;)" office:value-type="string" office:string-value="10.27 - 29.22" calcext:value-type="string">
            <text:p>10.27 - 29.22</text:p>
          </table:table-cell>
          <table:table-cell table:formula="of:=VALUE( MID([.G40];1;FIND(&quot;-&quot;;[.G40])-1) )" office:value-type="float" office:value="10.27" calcext:value-type="float">
            <text:p>10.27</text:p>
          </table:table-cell>
          <table:table-cell table:formula="of:=VALUE( MID([.G40];FIND(&quot;-&quot;;[.G40])+1;9) )" office:value-type="float" office:value="29.22" calcext:value-type="float">
            <text:p>29.22</text:p>
          </table:table-cell>
          <table:table-cell table:formula="of:=([.I40]+[.H40])/2" office:value-type="float" office:value="19.745" calcext:value-type="float">
            <text:p>19.745</text:p>
          </table:table-cell>
          <table:table-cell table:formula="of:=STOCK([.A40];&quot;Price&quot;)" office:value-type="string" office:string-value="21.39" calcext:value-type="string">
            <text:p>21.39</text:p>
          </table:table-cell>
          <table:table-cell table:formula="of:=[.K40]/[.J40]" office:value-type="float" office:value="1.08331223094454" calcext:value-type="float">
            <text:p>1.0833122309445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SS</text:p>
          </table:table-cell>
          <table:table-cell table:formula="of:=VALUE( STOCK([.A41];&quot;Dividend&quot;) )" office:value-type="currency" office:currency="USD" office:value="8.31" calcext:value-type="currency">
            <text:p>$8.31</text:p>
          </table:table-cell>
          <table:table-cell table:formula="of:=STOCK([.A41];&quot;Dividend %&quot;)" office:value-type="string" office:string-value="3.55%" calcext:value-type="string">
            <text:p>3.55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41]; &quot;P/E&quot;)" office:value-type="string" office:string-value="25.63" calcext:value-type="string">
            <text:p>25.63</text:p>
          </table:table-cell>
          <table:table-cell table:formula="of:=STOCK([.A41];&quot;52W Range&quot;)" office:value-type="string" office:string-value="175.81 - 329.74" calcext:value-type="string">
            <text:p>175.81 - 329.74</text:p>
          </table:table-cell>
          <table:table-cell table:formula="of:=VALUE( MID([.G41];1;FIND(&quot;-&quot;;[.G41])-1) )" office:value-type="float" office:value="175.81" calcext:value-type="float">
            <text:p>175.81</text:p>
          </table:table-cell>
          <table:table-cell table:formula="of:=VALUE( MID([.G41];FIND(&quot;-&quot;;[.G41])+1;9) )" office:value-type="float" office:value="329.74" calcext:value-type="float">
            <text:p>329.74</text:p>
          </table:table-cell>
          <table:table-cell table:formula="of:=([.I41]+[.H41])/2" office:value-type="float" office:value="252.775" calcext:value-type="float">
            <text:p>252.775</text:p>
          </table:table-cell>
          <table:table-cell table:formula="of:=STOCK([.A41];&quot;Price&quot;)" office:value-type="string" office:string-value="233.89" calcext:value-type="string">
            <text:p>233.89</text:p>
          </table:table-cell>
          <table:table-cell table:formula="of:=[.K41]/[.J41]" office:value-type="float" office:value="0.925289288893284" calcext:value-type="float">
            <text:p>0.92528928889328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ET</text:p>
          </table:table-cell>
          <table:table-cell table:formula="of:=VALUE( STOCK([.A42];&quot;Dividend&quot;) )" office:value-type="string" office:string-value="" calcext:value-type="error">
            <text:p>Err:502</text:p>
          </table:table-cell>
          <table:table-cell table:formula="of:=STOCK([.A42];&quot;Dividend %&quot;)" office:value-type="string" office:string-value="not found" calcext:value-type="string">
            <text:p>not found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STOCK([.A42]; &quot;P/E&quot;)" office:value-type="string" office:string-value="not found" calcext:value-type="string">
            <text:p>not found</text:p>
          </table:table-cell>
          <table:table-cell table:formula="of:=STOCK([.A42];&quot;52W Range&quot;)" office:value-type="string" office:string-value="not found" calcext:value-type="string">
            <text:p>not found</text:p>
          </table:table-cell>
          <table:table-cell table:formula="of:=VALUE( MID([.G42];1;FIND(&quot;-&quot;;[.G42])-1) )" office:value-type="string" office:string-value="" calcext:value-type="error">
            <text:p>#VALUE!</text:p>
          </table:table-cell>
          <table:table-cell table:formula="of:=VALUE( MID([.G42];FIND(&quot;-&quot;;[.G42])+1;9) )" office:value-type="string" office:string-value="" calcext:value-type="error">
            <text:p>#VALUE!</text:p>
          </table:table-cell>
          <table:table-cell table:formula="of:=([.I42]+[.H42])/2" office:value-type="string" office:string-value="" calcext:value-type="error">
            <text:p>#VALUE!</text:p>
          </table:table-cell>
          <table:table-cell table:formula="of:=STOCK([.A42];&quot;Price&quot;)" office:value-type="string" office:string-value="not found" calcext:value-type="string">
            <text:p>not found</text:p>
          </table:table-cell>
          <table:table-cell table:formula="of:=[.K42]/[.J42]" office:value-type="string" office:string-value="" calcext:value-type="error">
            <text:p>#VALUE!</text:p>
          </table:table-cell>
          <table:table-cell table:style-name="ce29" office:value-type="string" calcext:value-type="string">
            <text:p>DIV cut in half 10/2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EXPD</text:p>
          </table:table-cell>
          <table:table-cell table:formula="of:=VALUE( STOCK([.A43];&quot;Dividend&quot;) )" office:value-type="currency" office:currency="USD" office:value="1.04" calcext:value-type="currency">
            <text:p>$1.04</text:p>
          </table:table-cell>
          <table:table-cell table:formula="of:=STOCK([.A43];&quot;Dividend %&quot;)" office:value-type="string" office:string-value="1.10%" calcext:value-type="string">
            <text:p>1.10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43]; &quot;P/E&quot;)" office:value-type="string" office:string-value="25.44" calcext:value-type="string">
            <text:p>25.44</text:p>
          </table:table-cell>
          <table:table-cell table:formula="of:=STOCK([.A43];&quot;52W Range&quot;)" office:value-type="string" office:string-value="52.55 - 95.90" calcext:value-type="string">
            <text:p>52.55 - 95.90</text:p>
          </table:table-cell>
          <table:table-cell table:formula="of:=VALUE( MID([.G43];1;FIND(&quot;-&quot;;[.G43])-1) )" office:value-type="float" office:value="52.55" calcext:value-type="float">
            <text:p>52.55</text:p>
          </table:table-cell>
          <table:table-cell table:formula="of:=VALUE( MID([.G43];FIND(&quot;-&quot;;[.G43])+1;9) )" office:value-type="float" office:value="95.9" calcext:value-type="float">
            <text:p>95.9</text:p>
          </table:table-cell>
          <table:table-cell table:formula="of:=([.I43]+[.H43])/2" office:value-type="float" office:value="74.225" calcext:value-type="float">
            <text:p>74.225</text:p>
          </table:table-cell>
          <table:table-cell table:formula="of:=STOCK([.A43];&quot;Price&quot;)" office:value-type="string" office:string-value="94.42" calcext:value-type="string">
            <text:p>94.42</text:p>
          </table:table-cell>
          <table:table-cell table:formula="of:=[.K43]/[.J43]" office:value-type="float" office:value="1.27207814078814" calcext:value-type="float">
            <text:p>1.27207814078814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FMCB</text:p>
          </table:table-cell>
          <table:table-cell table:formula="of:=VALUE( STOCK([.A44];&quot;Dividend&quot;) )" office:value-type="string" office:string-value="" calcext:value-type="error">
            <text:p>Err:502</text:p>
          </table:table-cell>
          <table:table-cell table:formula="of:=STOCK([.A44];&quot;Dividend %&quot;)" office:value-type="string" office:string-value="not found" calcext:value-type="string">
            <text:p>not found</text:p>
          </table:table-cell>
          <table:table-cell table:style-name="ce29" office:value-type="float" office:value="55" calcext:value-type="float">
            <text:p>55</text:p>
          </table:table-cell>
          <table:table-cell/>
          <table:table-cell table:formula="of:=STOCK([.A44]; &quot;P/E&quot;)" office:value-type="string" office:string-value="not found" calcext:value-type="string">
            <text:p>not found</text:p>
          </table:table-cell>
          <table:table-cell table:formula="of:=STOCK([.A44];&quot;52W Range&quot;)" office:value-type="string" office:string-value="not found" calcext:value-type="string">
            <text:p>not found</text:p>
          </table:table-cell>
          <table:table-cell table:formula="of:=VALUE( MID([.G44];1;FIND(&quot;-&quot;;[.G44])-1) )" office:value-type="string" office:string-value="" calcext:value-type="error">
            <text:p>#VALUE!</text:p>
          </table:table-cell>
          <table:table-cell table:formula="of:=VALUE( MID([.G44];FIND(&quot;-&quot;;[.G44])+1;9) )" office:value-type="string" office:string-value="" calcext:value-type="error">
            <text:p>#VALUE!</text:p>
          </table:table-cell>
          <table:table-cell table:formula="of:=([.I44]+[.H44])/2" office:value-type="string" office:string-value="" calcext:value-type="error">
            <text:p>#VALUE!</text:p>
          </table:table-cell>
          <table:table-cell table:formula="of:=STOCK([.A44];&quot;Price&quot;)" office:value-type="string" office:string-value="not found" calcext:value-type="string">
            <text:p>not found</text:p>
          </table:table-cell>
          <table:table-cell table:formula="of:=[.K44]/[.J44]" office:value-type="string" office:string-value="" calcext:value-type="error">
            <text:p>#VALUE!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FRT</text:p>
          </table:table-cell>
          <table:table-cell table:formula="of:=VALUE( STOCK([.A45];&quot;Dividend&quot;) )" office:value-type="currency" office:currency="USD" office:value="4.24" calcext:value-type="currency">
            <text:p>$4.24</text:p>
          </table:table-cell>
          <table:table-cell table:formula="of:=STOCK([.A45];&quot;Dividend %&quot;)" office:value-type="string" office:string-value="5.02%" calcext:value-type="string">
            <text:p>5.02%</text:p>
          </table:table-cell>
          <table:table-cell table:style-name="ce29" office:value-type="float" office:value="51" calcext:value-type="float">
            <text:p>51</text:p>
          </table:table-cell>
          <table:table-cell/>
          <table:table-cell table:formula="of:=STOCK([.A45]; &quot;P/E&quot;)" office:value-type="string" office:string-value="36.34" calcext:value-type="string">
            <text:p>36.34</text:p>
          </table:table-cell>
          <table:table-cell table:formula="of:=STOCK([.A45];&quot;52W Range&quot;)" office:value-type="string" office:string-value="64.11 - 131.56" calcext:value-type="string">
            <text:p>64.11 - 131.56</text:p>
          </table:table-cell>
          <table:table-cell table:formula="of:=VALUE( MID([.G45];1;FIND(&quot;-&quot;;[.G45])-1) )" office:value-type="float" office:value="64.11" calcext:value-type="float">
            <text:p>64.11</text:p>
          </table:table-cell>
          <table:table-cell table:formula="of:=VALUE( MID([.G45];FIND(&quot;-&quot;;[.G45])+1;9) )" office:value-type="float" office:value="131.56" calcext:value-type="float">
            <text:p>131.56</text:p>
          </table:table-cell>
          <table:table-cell table:formula="of:=([.I45]+[.H45])/2" office:value-type="float" office:value="97.835" calcext:value-type="float">
            <text:p>97.835</text:p>
          </table:table-cell>
          <table:table-cell table:formula="of:=STOCK([.A45];&quot;Price&quot;)" office:value-type="string" office:string-value="84.53" calcext:value-type="string">
            <text:p>84.53</text:p>
          </table:table-cell>
          <table:table-cell table:formula="of:=[.K45]/[.J45]" office:value-type="float" office:value="0.864005723922931" calcext:value-type="float">
            <text:p>0.864005723922931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FUL</text:p>
          </table:table-cell>
          <table:table-cell table:formula="of:=VALUE( STOCK([.A46];&quot;Dividend&quot;) )" office:value-type="currency" office:currency="USD" office:value="0.65" calcext:value-type="currency">
            <text:p>$0.65</text:p>
          </table:table-cell>
          <table:table-cell table:formula="of:=STOCK([.A46];&quot;Dividend %&quot;)" office:value-type="string" office:string-value="1.18%" calcext:value-type="string">
            <text:p>1.18%</text:p>
          </table:table-cell>
          <table:table-cell table:style-name="ce29" office:value-type="float" office:value="51" calcext:value-type="float">
            <text:p>51</text:p>
          </table:table-cell>
          <table:table-cell/>
          <table:table-cell table:formula="of:=STOCK([.A46]; &quot;P/E&quot;)" office:value-type="string" office:string-value="25.03" calcext:value-type="string">
            <text:p>25.03</text:p>
          </table:table-cell>
          <table:table-cell table:formula="of:=STOCK([.A46];&quot;52W Range&quot;)" office:value-type="string" office:string-value="23.68 - 57.68" calcext:value-type="string">
            <text:p>23.68 - 57.68</text:p>
          </table:table-cell>
          <table:table-cell table:formula="of:=VALUE( MID([.G46];1;FIND(&quot;-&quot;;[.G46])-1) )" office:value-type="float" office:value="23.68" calcext:value-type="float">
            <text:p>23.68</text:p>
          </table:table-cell>
          <table:table-cell table:formula="of:=VALUE( MID([.G46];FIND(&quot;-&quot;;[.G46])+1;9) )" office:value-type="float" office:value="57.68" calcext:value-type="float">
            <text:p>57.68</text:p>
          </table:table-cell>
          <table:table-cell table:formula="of:=([.I46]+[.H46])/2" office:value-type="float" office:value="40.68" calcext:value-type="float">
            <text:p>40.68</text:p>
          </table:table-cell>
          <table:table-cell table:formula="of:=STOCK([.A46];&quot;Price&quot;)" office:value-type="string" office:string-value="55.09" calcext:value-type="string">
            <text:p>55.09</text:p>
          </table:table-cell>
          <table:table-cell table:formula="of:=[.K46]/[.J46]" office:value-type="float" office:value="1.35422812192724" calcext:value-type="float">
            <text:p>1.35422812192724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GD</text:p>
          </table:table-cell>
          <table:table-cell table:formula="of:=VALUE( STOCK([.A47];&quot;Dividend&quot;) )" office:value-type="currency" office:currency="USD" office:value="4.4" calcext:value-type="currency">
            <text:p>$4.40</text:p>
          </table:table-cell>
          <table:table-cell table:formula="of:=STOCK([.A47];&quot;Dividend %&quot;)" office:value-type="string" office:string-value="2.92%" calcext:value-type="string">
            <text:p>2.92%</text:p>
          </table:table-cell>
          <table:table-cell table:style-name="ce29" office:value-type="float" office:value="28" calcext:value-type="float">
            <text:p>28</text:p>
          </table:table-cell>
          <table:table-cell/>
          <table:table-cell table:formula="of:=STOCK([.A47]; &quot;P/E&quot;)" office:value-type="string" office:string-value="13.68" calcext:value-type="string">
            <text:p>13.68</text:p>
          </table:table-cell>
          <table:table-cell table:formula="of:=STOCK([.A47];&quot;52W Range&quot;)" office:value-type="string" office:string-value="100.55 - 190.08" calcext:value-type="string">
            <text:p>100.55 - 190.08</text:p>
          </table:table-cell>
          <table:table-cell table:formula="of:=VALUE( MID([.G47];1;FIND(&quot;-&quot;;[.G47])-1) )" office:value-type="float" office:value="100.55" calcext:value-type="float">
            <text:p>100.55</text:p>
          </table:table-cell>
          <table:table-cell table:formula="of:=VALUE( MID([.G47];FIND(&quot;-&quot;;[.G47])+1;9) )" office:value-type="float" office:value="190.08" calcext:value-type="float">
            <text:p>190.08</text:p>
          </table:table-cell>
          <table:table-cell table:formula="of:=([.I47]+[.H47])/2" office:value-type="float" office:value="145.315" calcext:value-type="float">
            <text:p>145.315</text:p>
          </table:table-cell>
          <table:table-cell table:formula="of:=STOCK([.A47];&quot;Price&quot;)" office:value-type="string" office:string-value="150.77" calcext:value-type="string">
            <text:p>150.77</text:p>
          </table:table-cell>
          <table:table-cell table:formula="of:=[.K47]/[.J47]" office:value-type="float" office:value="1.03753913911159" calcext:value-type="float">
            <text:p>1.0375391391115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GPC</text:p>
          </table:table-cell>
          <table:table-cell table:formula="of:=VALUE( STOCK([.A48];&quot;Dividend&quot;) )" office:value-type="currency" office:currency="USD" office:value="3.16" calcext:value-type="currency">
            <text:p>$3.16</text:p>
          </table:table-cell>
          <table:table-cell table:formula="of:=STOCK([.A48];&quot;Dividend %&quot;)" office:value-type="string" office:string-value="3.06%" calcext:value-type="string">
            <text:p>3.06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48]; &quot;P/E&quot;)" office:value-type="string" office:string-value="4133.6" calcext:value-type="string">
            <text:p>4133.6</text:p>
          </table:table-cell>
          <table:table-cell table:formula="of:=STOCK([.A48];&quot;52W Range&quot;)" office:value-type="string" office:string-value="49.68 - 104.44" calcext:value-type="string">
            <text:p>49.68 - 104.44</text:p>
          </table:table-cell>
          <table:table-cell table:formula="of:=VALUE( MID([.G48];1;FIND(&quot;-&quot;;[.G48])-1) )" office:value-type="float" office:value="49.68" calcext:value-type="float">
            <text:p>49.68</text:p>
          </table:table-cell>
          <table:table-cell table:formula="of:=VALUE( MID([.G48];FIND(&quot;-&quot;;[.G48])+1;9) )" office:value-type="float" office:value="104.44" calcext:value-type="float">
            <text:p>104.44</text:p>
          </table:table-cell>
          <table:table-cell table:formula="of:=([.I48]+[.H48])/2" office:value-type="float" office:value="77.06" calcext:value-type="float">
            <text:p>77.06</text:p>
          </table:table-cell>
          <table:table-cell table:formula="of:=STOCK([.A48];&quot;Price&quot;)" office:value-type="string" office:string-value="103.34" calcext:value-type="string">
            <text:p>103.34</text:p>
          </table:table-cell>
          <table:table-cell table:formula="of:=[.K48]/[.J48]" office:value-type="float" office:value="1.34103296132883" calcext:value-type="float">
            <text:p>1.34103296132883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GWW</text:p>
          </table:table-cell>
          <table:table-cell table:formula="of:=VALUE( STOCK([.A49];&quot;Dividend&quot;) )" office:value-type="currency" office:currency="USD" office:value="6.12" calcext:value-type="currency">
            <text:p>$6.12</text:p>
          </table:table-cell>
          <table:table-cell table:formula="of:=STOCK([.A49];&quot;Dividend %&quot;)" office:value-type="string" office:string-value="1.54%" calcext:value-type="string">
            <text:p>1.54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49]; &quot;P/E&quot;)" office:value-type="string" office:string-value="33.9" calcext:value-type="string">
            <text:p>33.9</text:p>
          </table:table-cell>
          <table:table-cell table:formula="of:=STOCK([.A49];&quot;52W Range&quot;)" office:value-type="string" office:string-value="200.61 - 427.90" calcext:value-type="string">
            <text:p>200.61 - 427.90</text:p>
          </table:table-cell>
          <table:table-cell table:formula="of:=VALUE( MID([.G49];1;FIND(&quot;-&quot;;[.G49])-1) )" office:value-type="float" office:value="200.61" calcext:value-type="float">
            <text:p>200.61</text:p>
          </table:table-cell>
          <table:table-cell table:formula="of:=VALUE( MID([.G49];FIND(&quot;-&quot;;[.G49])+1;9) )" office:value-type="float" office:value="427.9" calcext:value-type="float">
            <text:p>427.9</text:p>
          </table:table-cell>
          <table:table-cell table:formula="of:=([.I49]+[.H49])/2" office:value-type="float" office:value="314.255" calcext:value-type="float">
            <text:p>314.255</text:p>
          </table:table-cell>
          <table:table-cell table:formula="of:=STOCK([.A49];&quot;Price&quot;)" office:value-type="string" office:string-value="396.68" calcext:value-type="string">
            <text:p>396.68</text:p>
          </table:table-cell>
          <table:table-cell table:formula="of:=[.K49]/[.J49]" office:value-type="float" office:value="1.26228699622918" calcext:value-type="float">
            <text:p>1.2622869962291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HRL</text:p>
          </table:table-cell>
          <table:table-cell table:formula="of:=VALUE( STOCK([.A50];&quot;Dividend&quot;) )" office:value-type="currency" office:currency="USD" office:value="0.98" calcext:value-type="currency">
            <text:p>$0.98</text:p>
          </table:table-cell>
          <table:table-cell table:formula="of:=STOCK([.A50];&quot;Dividend %&quot;)" office:value-type="string" office:string-value="2.16%" calcext:value-type="string">
            <text:p>2.16%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formula="of:=STOCK([.A50]; &quot;P/E&quot;)" office:value-type="string" office:string-value="27.36" calcext:value-type="string">
            <text:p>27.36</text:p>
          </table:table-cell>
          <table:table-cell table:formula="of:=STOCK([.A50];&quot;52W Range&quot;)" office:value-type="string" office:string-value="39.01 - 52.97" calcext:value-type="string">
            <text:p>39.01 - 52.97</text:p>
          </table:table-cell>
          <table:table-cell table:formula="of:=VALUE( MID([.G50];1;FIND(&quot;-&quot;;[.G50])-1) )" office:value-type="float" office:value="39.01" calcext:value-type="float">
            <text:p>39.01</text:p>
          </table:table-cell>
          <table:table-cell table:formula="of:=VALUE( MID([.G50];FIND(&quot;-&quot;;[.G50])+1;9) )" office:value-type="float" office:value="52.97" calcext:value-type="float">
            <text:p>52.97</text:p>
          </table:table-cell>
          <table:table-cell table:formula="of:=([.I50]+[.H50])/2" office:value-type="float" office:value="45.99" calcext:value-type="float">
            <text:p>45.99</text:p>
          </table:table-cell>
          <table:table-cell table:formula="of:=STOCK([.A50];&quot;Price&quot;)" office:value-type="string" office:string-value="45.44" calcext:value-type="string">
            <text:p>45.44</text:p>
          </table:table-cell>
          <table:table-cell table:formula="of:=[.K50]/[.J50]" office:value-type="float" office:value="0.988040878451837" calcext:value-type="float">
            <text:p>0.988040878451837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ITW</text:p>
          </table:table-cell>
          <table:table-cell table:formula="of:=VALUE( STOCK([.A51];&quot;Dividend&quot;) )" office:value-type="currency" office:currency="USD" office:value="4.56" calcext:value-type="currency">
            <text:p>$4.56</text:p>
          </table:table-cell>
          <table:table-cell table:formula="of:=STOCK([.A51];&quot;Dividend %&quot;)" office:value-type="string" office:string-value="2.18%" calcext:value-type="string">
            <text:p>2.18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51]; &quot;P/E&quot;)" office:value-type="string" office:string-value="31.69" calcext:value-type="string">
            <text:p>31.69</text:p>
          </table:table-cell>
          <table:table-cell table:formula="of:=STOCK([.A51];&quot;52W Range&quot;)" office:value-type="string" office:string-value="115.94 - 224.69" calcext:value-type="string">
            <text:p>115.94 - 224.69</text:p>
          </table:table-cell>
          <table:table-cell table:formula="of:=VALUE( MID([.G51];1;FIND(&quot;-&quot;;[.G51])-1) )" office:value-type="float" office:value="115.94" calcext:value-type="float">
            <text:p>115.94</text:p>
          </table:table-cell>
          <table:table-cell table:formula="of:=VALUE( MID([.G51];FIND(&quot;-&quot;;[.G51])+1;9) )" office:value-type="float" office:value="224.69" calcext:value-type="float">
            <text:p>224.69</text:p>
          </table:table-cell>
          <table:table-cell table:formula="of:=([.I51]+[.H51])/2" office:value-type="float" office:value="170.315" calcext:value-type="float">
            <text:p>170.315</text:p>
          </table:table-cell>
          <table:table-cell table:formula="of:=STOCK([.A51];&quot;Price&quot;)" office:value-type="string" office:string-value="208.96" calcext:value-type="string">
            <text:p>208.96</text:p>
          </table:table-cell>
          <table:table-cell table:formula="of:=[.K51]/[.J51]" office:value-type="float" office:value="1.22690309133077" calcext:value-type="float">
            <text:p>1.2269030913307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JNJ</text:p>
          </table:table-cell>
          <table:table-cell table:formula="of:=VALUE( STOCK([.A52];&quot;Dividend&quot;) )" office:value-type="currency" office:currency="USD" office:value="4.04" calcext:value-type="currency">
            <text:p>$4.04</text:p>
          </table:table-cell>
          <table:table-cell table:formula="of:=STOCK([.A52];&quot;Dividend %&quot;)" office:value-type="string" office:string-value="2.52%" calcext:value-type="string">
            <text:p>2.52%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formula="of:=STOCK([.A52]; &quot;P/E&quot;)" office:value-type="string" office:string-value="25.61" calcext:value-type="string">
            <text:p>25.61</text:p>
          </table:table-cell>
          <table:table-cell table:formula="of:=STOCK([.A52];&quot;52W Range&quot;)" office:value-type="string" office:string-value="109.16 - 161.03" calcext:value-type="string">
            <text:p>109.16 - 161.03</text:p>
          </table:table-cell>
          <table:table-cell table:formula="of:=VALUE( MID([.G52];1;FIND(&quot;-&quot;;[.G52])-1) )" office:value-type="float" office:value="109.16" calcext:value-type="float">
            <text:p>109.16</text:p>
          </table:table-cell>
          <table:table-cell table:formula="of:=VALUE( MID([.G52];FIND(&quot;-&quot;;[.G52])+1;9) )" office:value-type="float" office:value="161.03" calcext:value-type="float">
            <text:p>161.03</text:p>
          </table:table-cell>
          <table:table-cell table:formula="of:=([.I52]+[.H52])/2" office:value-type="float" office:value="135.095" calcext:value-type="float">
            <text:p>135.095</text:p>
          </table:table-cell>
          <table:table-cell table:formula="of:=STOCK([.A52];&quot;Price&quot;)" office:value-type="string" office:string-value="160.04" calcext:value-type="string">
            <text:p>160.04</text:p>
          </table:table-cell>
          <table:table-cell table:formula="of:=[.K52]/[.J52]" office:value-type="float" office:value="1.1846478404086" calcext:value-type="float">
            <text:p>1.1846478404086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29" office:value-type="string" calcext:value-type="string">
            <text:p>JPM</text:p>
          </table:table-cell>
          <table:table-cell table:formula="of:=VALUE( STOCK([.A53];&quot;Dividend&quot;) )" office:value-type="string" office:string-value="" calcext:value-type="error">
            <text:p>Err:502</text:p>
          </table:table-cell>
          <table:table-cell table:formula="of:=STOCK([.A53];&quot;Dividend %&quot;)" office:value-type="string" office:string-value="not found" calcext:value-type="string">
            <text:p>not found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53]; &quot;P/E&quot;)" office:value-type="string" office:string-value="not found" calcext:value-type="string">
            <text:p>not found</text:p>
          </table:table-cell>
          <table:table-cell table:formula="of:=STOCK([.A53];&quot;52W Range&quot;)" office:value-type="string" office:string-value="not found" calcext:value-type="string">
            <text:p>not found</text:p>
          </table:table-cell>
          <table:table-cell table:formula="of:=VALUE( MID([.G53];1;FIND(&quot;-&quot;;[.G53])-1) )" office:value-type="string" office:string-value="" calcext:value-type="error">
            <text:p>#VALUE!</text:p>
          </table:table-cell>
          <table:table-cell table:formula="of:=VALUE( MID([.G53];FIND(&quot;-&quot;;[.G53])+1;9) )" office:value-type="string" office:string-value="" calcext:value-type="error">
            <text:p>#VALUE!</text:p>
          </table:table-cell>
          <table:table-cell table:formula="of:=([.I53]+[.H53])/2" office:value-type="string" office:string-value="" calcext:value-type="error">
            <text:p>#VALUE!</text:p>
          </table:table-cell>
          <table:table-cell table:formula="of:=STOCK([.A53];&quot;Price&quot;)" office:value-type="string" office:string-value="not found" calcext:value-type="string">
            <text:p>not found</text:p>
          </table:table-cell>
          <table:table-cell table:formula="of:=[.K53]/[.J53]" office:value-type="string" office:string-value="" calcext:value-type="error">
            <text:p>#VALUE!</text:p>
          </table:table-cell>
          <table:table-cell table:style-name="ce29" office:value-type="string" calcext:value-type="string">
            <text:p>NOT aristocrat; lowered div in 2009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KMB</text:p>
          </table:table-cell>
          <table:table-cell table:formula="of:=VALUE( STOCK([.A54];&quot;Dividend&quot;) )" office:value-type="currency" office:currency="USD" office:value="4.28" calcext:value-type="currency">
            <text:p>$4.28</text:p>
          </table:table-cell>
          <table:table-cell table:formula="of:=STOCK([.A54];&quot;Dividend %&quot;)" office:value-type="string" office:string-value="3.25%" calcext:value-type="string">
            <text:p>3.25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54]; &quot;P/E&quot;)" office:value-type="string" office:string-value="19.16" calcext:value-type="string">
            <text:p>19.16</text:p>
          </table:table-cell>
          <table:table-cell table:formula="of:=STOCK([.A54];&quot;52W Range&quot;)" office:value-type="string" office:string-value="110.66 - 160.16" calcext:value-type="string">
            <text:p>110.66 - 160.16</text:p>
          </table:table-cell>
          <table:table-cell table:formula="of:=VALUE( MID([.G54];1;FIND(&quot;-&quot;;[.G54])-1) )" office:value-type="float" office:value="110.66" calcext:value-type="float">
            <text:p>110.66</text:p>
          </table:table-cell>
          <table:table-cell table:formula="of:=VALUE( MID([.G54];FIND(&quot;-&quot;;[.G54])+1;9) )" office:value-type="float" office:value="160.16" calcext:value-type="float">
            <text:p>160.16</text:p>
          </table:table-cell>
          <table:table-cell table:formula="of:=([.I54]+[.H54])/2" office:value-type="float" office:value="135.41" calcext:value-type="float">
            <text:p>135.41</text:p>
          </table:table-cell>
          <table:table-cell table:formula="of:=STOCK([.A54];&quot;Price&quot;)" office:value-type="string" office:string-value="131.76" calcext:value-type="string">
            <text:p>131.76</text:p>
          </table:table-cell>
          <table:table-cell table:formula="of:=[.K54]/[.J54]" office:value-type="float" office:value="0.973044826822243" calcext:value-type="float">
            <text:p>0.973044826822243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KO</text:p>
          </table:table-cell>
          <table:table-cell table:formula="of:=VALUE( STOCK([.A55];&quot;Dividend&quot;) )" office:value-type="currency" office:currency="USD" office:value="1.64" calcext:value-type="currency">
            <text:p>$1.64</text:p>
          </table:table-cell>
          <table:table-cell table:formula="of:=STOCK([.A55];&quot;Dividend %&quot;)" office:value-type="string" office:string-value="3.21%" calcext:value-type="string">
            <text:p>3.21%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formula="of:=STOCK([.A55]; &quot;P/E&quot;)" office:value-type="string" office:string-value="26.49" calcext:value-type="string">
            <text:p>26.49</text:p>
          </table:table-cell>
          <table:table-cell table:formula="of:=STOCK([.A55];&quot;52W Range&quot;)" office:value-type="string" office:string-value="36.27 - 60.13" calcext:value-type="string">
            <text:p>36.27 - 60.13</text:p>
          </table:table-cell>
          <table:table-cell table:formula="of:=VALUE( MID([.G55];1;FIND(&quot;-&quot;;[.G55])-1) )" office:value-type="float" office:value="36.27" calcext:value-type="float">
            <text:p>36.27</text:p>
          </table:table-cell>
          <table:table-cell table:formula="of:=VALUE( MID([.G55];FIND(&quot;-&quot;;[.G55])+1;9) )" office:value-type="float" office:value="60.13" calcext:value-type="float">
            <text:p>60.13</text:p>
          </table:table-cell>
          <table:table-cell table:formula="of:=([.I55]+[.H55])/2" office:value-type="float" office:value="48.2" calcext:value-type="float">
            <text:p>48.2</text:p>
          </table:table-cell>
          <table:table-cell table:formula="of:=STOCK([.A55];&quot;Price&quot;)" office:value-type="string" office:string-value="51.08" calcext:value-type="string">
            <text:p>51.08</text:p>
          </table:table-cell>
          <table:table-cell table:formula="of:=[.K55]/[.J55]" office:value-type="float" office:value="1.0597510373444" calcext:value-type="float">
            <text:p>1.0597510373444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Coke; already heavy in BRK.B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LANC</text:p>
          </table:table-cell>
          <table:table-cell table:formula="of:=VALUE( STOCK([.A56];&quot;Dividend&quot;) )" office:value-type="currency" office:currency="USD" office:value="3" calcext:value-type="currency">
            <text:p>$3.00</text:p>
          </table:table-cell>
          <table:table-cell table:formula="of:=STOCK([.A56];&quot;Dividend %&quot;)" office:value-type="string" office:string-value="1.67%" calcext:value-type="string">
            <text:p>1.67%</text:p>
          </table:table-cell>
          <table:table-cell table:style-name="ce29" office:value-type="float" office:value="57" calcext:value-type="float">
            <text:p>57</text:p>
          </table:table-cell>
          <table:table-cell/>
          <table:table-cell table:formula="of:=STOCK([.A56]; &quot;P/E&quot;)" office:value-type="string" office:string-value="37.21" calcext:value-type="string">
            <text:p>37.21</text:p>
          </table:table-cell>
          <table:table-cell table:formula="of:=STOCK([.A56];&quot;52W Range&quot;)" office:value-type="string" office:string-value="114.55 - 184.97" calcext:value-type="string">
            <text:p>114.55 - 184.97</text:p>
          </table:table-cell>
          <table:table-cell table:formula="of:=VALUE( MID([.G56];1;FIND(&quot;-&quot;;[.G56])-1) )" office:value-type="float" office:value="114.55" calcext:value-type="float">
            <text:p>114.55</text:p>
          </table:table-cell>
          <table:table-cell table:formula="of:=VALUE( MID([.G56];FIND(&quot;-&quot;;[.G56])+1;9) )" office:value-type="float" office:value="184.97" calcext:value-type="float">
            <text:p>184.97</text:p>
          </table:table-cell>
          <table:table-cell table:formula="of:=([.I56]+[.H56])/2" office:value-type="float" office:value="149.76" calcext:value-type="float">
            <text:p>149.76</text:p>
          </table:table-cell>
          <table:table-cell table:formula="of:=STOCK([.A56];&quot;Price&quot;)" office:value-type="string" office:string-value="180.04" calcext:value-type="string">
            <text:p>180.04</text:p>
          </table:table-cell>
          <table:table-cell table:formula="of:=[.K56]/[.J56]" office:value-type="float" office:value="1.20219017094017" calcext:value-type="float">
            <text:p>1.20219017094017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LEG</text:p>
          </table:table-cell>
          <table:table-cell table:formula="of:=VALUE( STOCK([.A57];&quot;Dividend&quot;) )" office:value-type="currency" office:currency="USD" office:value="1.6" calcext:value-type="currency">
            <text:p>$1.60</text:p>
          </table:table-cell>
          <table:table-cell table:formula="of:=STOCK([.A57];&quot;Dividend %&quot;)" office:value-type="string" office:string-value="3.63%" calcext:value-type="string">
            <text:p>3.63%</text:p>
          </table:table-cell>
          <table:table-cell table:style-name="ce29" office:value-type="float" office:value="49" calcext:value-type="float">
            <text:p>49</text:p>
          </table:table-cell>
          <table:table-cell/>
          <table:table-cell table:formula="of:=STOCK([.A57]; &quot;P/E&quot;)" office:value-type="string" office:string-value="25.96" calcext:value-type="string">
            <text:p>25.96</text:p>
          </table:table-cell>
          <table:table-cell table:formula="of:=STOCK([.A57];&quot;52W Range&quot;)" office:value-type="string" office:string-value="22.03 - 51.76" calcext:value-type="string">
            <text:p>22.03 - 51.76</text:p>
          </table:table-cell>
          <table:table-cell table:formula="of:=VALUE( MID([.G57];1;FIND(&quot;-&quot;;[.G57])-1) )" office:value-type="float" office:value="22.03" calcext:value-type="float">
            <text:p>22.03</text:p>
          </table:table-cell>
          <table:table-cell table:formula="of:=VALUE( MID([.G57];FIND(&quot;-&quot;;[.G57])+1;9) )" office:value-type="float" office:value="51.76" calcext:value-type="float">
            <text:p>51.76</text:p>
          </table:table-cell>
          <table:table-cell table:formula="of:=([.I57]+[.H57])/2" office:value-type="float" office:value="36.895" calcext:value-type="float">
            <text:p>36.895</text:p>
          </table:table-cell>
          <table:table-cell table:formula="of:=STOCK([.A57];&quot;Price&quot;)" office:value-type="string" office:string-value="44.13" calcext:value-type="string">
            <text:p>44.13</text:p>
          </table:table-cell>
          <table:table-cell table:formula="of:=[.K57]/[.J57]" office:value-type="float" office:value="1.19609703211817" calcext:value-type="float">
            <text:p>1.19609703211817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mfgr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LIN</text:p>
          </table:table-cell>
          <table:table-cell table:formula="of:=VALUE( STOCK([.A58];&quot;Dividend&quot;) )" office:value-type="currency" office:currency="USD" office:value="3.85" calcext:value-type="currency">
            <text:p>$3.85</text:p>
          </table:table-cell>
          <table:table-cell table:formula="of:=STOCK([.A58];&quot;Dividend %&quot;)" office:value-type="string" office:string-value="1.42%" calcext:value-type="string">
            <text:p>1.42%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formula="of:=STOCK([.A58]; &quot;P/E&quot;)" office:value-type="string" office:string-value="64.57" calcext:value-type="string">
            <text:p>64.57</text:p>
          </table:table-cell>
          <table:table-cell table:formula="of:=STOCK([.A58];&quot;52W Range&quot;)" office:value-type="string" office:string-value="146.71 - 274.58" calcext:value-type="string">
            <text:p>146.71 - 274.58</text:p>
          </table:table-cell>
          <table:table-cell table:formula="of:=VALUE( MID([.G58];1;FIND(&quot;-&quot;;[.G58])-1) )" office:value-type="float" office:value="146.71" calcext:value-type="float">
            <text:p>146.71</text:p>
          </table:table-cell>
          <table:table-cell table:formula="of:=VALUE( MID([.G58];FIND(&quot;-&quot;;[.G58])+1;9) )" office:value-type="float" office:value="274.58" calcext:value-type="float">
            <text:p>274.58</text:p>
          </table:table-cell>
          <table:table-cell table:formula="of:=([.I58]+[.H58])/2" office:value-type="float" office:value="210.645" calcext:value-type="float">
            <text:p>210.645</text:p>
          </table:table-cell>
          <table:table-cell table:formula="of:=STOCK([.A58];&quot;Price&quot;)" office:value-type="string" office:string-value="270.4" calcext:value-type="string">
            <text:p>270.4</text:p>
          </table:table-cell>
          <table:table-cell table:formula="of:=[.K58]/[.J58]" office:value-type="float" office:value="1.28367632747039" calcext:value-type="float">
            <text:p>1.2836763274703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LOW</text:p>
          </table:table-cell>
          <table:table-cell table:formula="of:=VALUE( STOCK([.A59];&quot;Dividend&quot;) )" office:value-type="currency" office:currency="USD" office:value="2.4" calcext:value-type="currency">
            <text:p>$2.40</text:p>
          </table:table-cell>
          <table:table-cell table:formula="of:=STOCK([.A59];&quot;Dividend %&quot;)" office:value-type="string" office:string-value="1.45%" calcext:value-type="string">
            <text:p>1.45%</text:p>
          </table:table-cell>
          <table:table-cell table:style-name="ce29" office:value-type="float" office:value="57" calcext:value-type="float">
            <text:p>57</text:p>
          </table:table-cell>
          <table:table-cell/>
          <table:table-cell table:formula="of:=STOCK([.A59]; &quot;P/E&quot;)" office:value-type="string" office:string-value="23.3" calcext:value-type="string">
            <text:p>23.3</text:p>
          </table:table-cell>
          <table:table-cell table:formula="of:=STOCK([.A59];&quot;52W Range&quot;)" office:value-type="string" office:string-value="60.00 - 180.67" calcext:value-type="string">
            <text:p>60.00 - 180.67</text:p>
          </table:table-cell>
          <table:table-cell table:formula="of:=VALUE( MID([.G59];1;FIND(&quot;-&quot;;[.G59])-1) )" office:value-type="float" office:value="60" calcext:value-type="float">
            <text:p>60</text:p>
          </table:table-cell>
          <table:table-cell table:formula="of:=VALUE( MID([.G59];FIND(&quot;-&quot;;[.G59])+1;9) )" office:value-type="float" office:value="180.67" calcext:value-type="float">
            <text:p>180.67</text:p>
          </table:table-cell>
          <table:table-cell table:formula="of:=([.I59]+[.H59])/2" office:value-type="float" office:value="120.335" calcext:value-type="float">
            <text:p>120.335</text:p>
          </table:table-cell>
          <table:table-cell table:formula="of:=STOCK([.A59];&quot;Price&quot;)" office:value-type="string" office:string-value="165.05" calcext:value-type="string">
            <text:p>165.05</text:p>
          </table:table-cell>
          <table:table-cell table:formula="of:=[.K59]/[.J59]" office:value-type="float" office:value="1.37158765114057" calcext:value-type="float">
            <text:p>1.37158765114057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Lowe's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MCD</text:p>
          </table:table-cell>
          <table:table-cell table:formula="of:=VALUE( STOCK([.A60];&quot;Dividend&quot;) )" office:value-type="currency" office:currency="USD" office:value="5.16" calcext:value-type="currency">
            <text:p>$5.16</text:p>
          </table:table-cell>
          <table:table-cell table:formula="of:=STOCK([.A60];&quot;Dividend %&quot;)" office:value-type="string" office:string-value="2.39%" calcext:value-type="string">
            <text:p>2.39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60]; &quot;P/E&quot;)" office:value-type="string" office:string-value="32.95" calcext:value-type="string">
            <text:p>32.95</text:p>
          </table:table-cell>
          <table:table-cell table:formula="of:=STOCK([.A60];&quot;52W Range&quot;)" office:value-type="string" office:string-value="124.23 - 231.91" calcext:value-type="string">
            <text:p>124.23 - 231.91</text:p>
          </table:table-cell>
          <table:table-cell table:formula="of:=VALUE( MID([.G60];1;FIND(&quot;-&quot;;[.G60])-1) )" office:value-type="float" office:value="124.23" calcext:value-type="float">
            <text:p>124.23</text:p>
          </table:table-cell>
          <table:table-cell table:formula="of:=VALUE( MID([.G60];FIND(&quot;-&quot;;[.G60])+1;9) )" office:value-type="float" office:value="231.91" calcext:value-type="float">
            <text:p>231.91</text:p>
          </table:table-cell>
          <table:table-cell table:formula="of:=([.I60]+[.H60])/2" office:value-type="float" office:value="178.07" calcext:value-type="float">
            <text:p>178.07</text:p>
          </table:table-cell>
          <table:table-cell table:formula="of:=STOCK([.A60];&quot;Price&quot;)" office:value-type="string" office:string-value="215.87" calcext:value-type="string">
            <text:p>215.87</text:p>
          </table:table-cell>
          <table:table-cell table:formula="of:=[.K60]/[.J60]" office:value-type="float" office:value="1.21227607120795" calcext:value-type="float">
            <text:p>1.21227607120795</text:p>
          </table:table-cell>
          <table:table-cell table:style-name="ce29" office:value-type="string" calcext:value-type="string">
            <text:p>aristocrat </text:p>
          </table:table-cell>
          <table:table-cell table:style-name="ce29" office:value-type="string" calcext:value-type="string">
            <text:p>McDonald's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MCK</text:p>
          </table:table-cell>
          <table:table-cell table:formula="of:=VALUE( STOCK([.A61];&quot;Dividend&quot;) )" office:value-type="currency" office:currency="USD" office:value="1.68" calcext:value-type="currency">
            <text:p>$1.68</text:p>
          </table:table-cell>
          <table:table-cell table:formula="of:=STOCK([.A61];&quot;Dividend %&quot;)" office:value-type="string" office:string-value="0.92%" calcext:value-type="string">
            <text:p>0.92%</text:p>
          </table:table-cell>
          <table:table-cell table:style-name="ce29" office:value-type="float" office:value="34" calcext:value-type="float">
            <text:p>34</text:p>
          </table:table-cell>
          <table:table-cell/>
          <table:table-cell table:formula="of:=STOCK([.A61]; &quot;P/E&quot;)" office:value-type="string" office:string-value="14.12" calcext:value-type="string">
            <text:p>14.12</text:p>
          </table:table-cell>
          <table:table-cell table:formula="of:=STOCK([.A61];&quot;52W Range&quot;)" office:value-type="string" office:string-value="112.60 - 187.67" calcext:value-type="string">
            <text:p>112.60 - 187.67</text:p>
          </table:table-cell>
          <table:table-cell table:formula="of:=VALUE( MID([.G61];1;FIND(&quot;-&quot;;[.G61])-1) )" office:value-type="float" office:value="112.6" calcext:value-type="float">
            <text:p>112.6</text:p>
          </table:table-cell>
          <table:table-cell table:formula="of:=VALUE( MID([.G61];FIND(&quot;-&quot;;[.G61])+1;9) )" office:value-type="float" office:value="187.67" calcext:value-type="float">
            <text:p>187.67</text:p>
          </table:table-cell>
          <table:table-cell table:formula="of:=([.I61]+[.H61])/2" office:value-type="float" office:value="150.135" calcext:value-type="float">
            <text:p>150.135</text:p>
          </table:table-cell>
          <table:table-cell table:formula="of:=STOCK([.A61];&quot;Price&quot;)" office:value-type="string" office:string-value="183.55" calcext:value-type="string">
            <text:p>183.55</text:p>
          </table:table-cell>
          <table:table-cell table:formula="of:=[.K61]/[.J61]" office:value-type="float" office:value="1.22256635694542" calcext:value-type="float">
            <text:p>1.2225663569454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MDT</text:p>
          </table:table-cell>
          <table:table-cell table:formula="of:=VALUE( STOCK([.A62];&quot;Dividend&quot;) )" office:value-type="currency" office:currency="USD" office:value="2.32" calcext:value-type="currency">
            <text:p>$2.32</text:p>
          </table:table-cell>
          <table:table-cell table:formula="of:=STOCK([.A62];&quot;Dividend %&quot;)" office:value-type="string" office:string-value="1.94%" calcext:value-type="string">
            <text:p>1.94%</text:p>
          </table:table-cell>
          <table:table-cell table:style-name="ce29" office:value-type="float" office:value="42" calcext:value-type="float">
            <text:p>42</text:p>
          </table:table-cell>
          <table:table-cell/>
          <table:table-cell table:formula="of:=STOCK([.A62]; &quot;P/E&quot;)" office:value-type="string" office:string-value="46.15" calcext:value-type="string">
            <text:p>46.15</text:p>
          </table:table-cell>
          <table:table-cell table:formula="of:=STOCK([.A62];&quot;52W Range&quot;)" office:value-type="string" office:string-value="72.13 - 122.15" calcext:value-type="string">
            <text:p>72.13 - 122.15</text:p>
          </table:table-cell>
          <table:table-cell table:formula="of:=VALUE( MID([.G62];1;FIND(&quot;-&quot;;[.G62])-1) )" office:value-type="float" office:value="72.13" calcext:value-type="float">
            <text:p>72.13</text:p>
          </table:table-cell>
          <table:table-cell table:formula="of:=VALUE( MID([.G62];FIND(&quot;-&quot;;[.G62])+1;9) )" office:value-type="float" office:value="122.15" calcext:value-type="float">
            <text:p>122.15</text:p>
          </table:table-cell>
          <table:table-cell table:formula="of:=([.I62]+[.H62])/2" office:value-type="float" office:value="97.14" calcext:value-type="float">
            <text:p>97.14</text:p>
          </table:table-cell>
          <table:table-cell table:formula="of:=STOCK([.A62];&quot;Price&quot;)" office:value-type="string" office:string-value="119.71" calcext:value-type="string">
            <text:p>119.71</text:p>
          </table:table-cell>
          <table:table-cell table:formula="of:=[.K62]/[.J62]" office:value-type="float" office:value="1.23234506897262" calcext:value-type="float">
            <text:p>1.2323450689726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29" office:value-type="string" calcext:value-type="string">
            <text:p>MMM</text:p>
          </table:table-cell>
          <table:table-cell table:formula="of:=VALUE( STOCK([.A63];&quot;Dividend&quot;) )" office:value-type="currency" office:currency="USD" office:value="5.88" calcext:value-type="currency">
            <text:p>$5.88</text:p>
          </table:table-cell>
          <table:table-cell table:formula="of:=STOCK([.A63];&quot;Dividend %&quot;)" office:value-type="string" office:string-value="3.53%" calcext:value-type="string">
            <text:p>3.53%</text:p>
          </table:table-cell>
          <table:table-cell table:style-name="ce29" office:value-type="float" office:value="62" calcext:value-type="float">
            <text:p>62</text:p>
          </table:table-cell>
          <table:table-cell/>
          <table:table-cell table:formula="of:=STOCK([.A63]; &quot;P/E&quot;)" office:value-type="string" office:string-value="19.53" calcext:value-type="string">
            <text:p>19.53</text:p>
          </table:table-cell>
          <table:table-cell table:formula="of:=STOCK([.A63];&quot;52W Range&quot;)" office:value-type="string" office:string-value="114.04 - 182.54" calcext:value-type="string">
            <text:p>114.04 - 182.54</text:p>
          </table:table-cell>
          <table:table-cell table:formula="of:=VALUE( MID([.G63];1;FIND(&quot;-&quot;;[.G63])-1) )" office:value-type="float" office:value="114.04" calcext:value-type="float">
            <text:p>114.04</text:p>
          </table:table-cell>
          <table:table-cell table:formula="of:=VALUE( MID([.G63];FIND(&quot;-&quot;;[.G63])+1;9) )" office:value-type="float" office:value="182.54" calcext:value-type="float">
            <text:p>182.54</text:p>
          </table:table-cell>
          <table:table-cell table:formula="of:=([.I63]+[.H63])/2" office:value-type="float" office:value="148.29" calcext:value-type="float">
            <text:p>148.29</text:p>
          </table:table-cell>
          <table:table-cell table:formula="of:=STOCK([.A63];&quot;Price&quot;)" office:value-type="string" office:string-value="166.62" calcext:value-type="string">
            <text:p>166.62</text:p>
          </table:table-cell>
          <table:table-cell table:formula="of:=[.K63]/[.J63]" office:value-type="float" office:value="1.12360914424439" calcext:value-type="float">
            <text:p>1.12360914424439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P/E over 10 yrs avg 17.2; buy price $151.70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MO</text:p>
          </table:table-cell>
          <table:table-cell table:formula="of:=VALUE( STOCK([.A64];&quot;Dividend&quot;) )" office:value-type="currency" office:currency="USD" office:value="3.44" calcext:value-type="currency">
            <text:p>$3.44</text:p>
          </table:table-cell>
          <table:table-cell table:formula="of:=STOCK([.A64];&quot;Dividend %&quot;)" office:value-type="string" office:string-value="8.27%" calcext:value-type="string">
            <text:p>8.27%</text:p>
          </table:table-cell>
          <table:table-cell table:style-name="ce29" office:value-type="float" office:value="50" calcext:value-type="float">
            <text:p>50</text:p>
          </table:table-cell>
          <table:table-cell/>
          <table:table-cell table:formula="of:=STOCK([.A64]; &quot;P/E&quot;)" office:value-type="string" office:string-value="88.87" calcext:value-type="string">
            <text:p>88.87</text:p>
          </table:table-cell>
          <table:table-cell table:formula="of:=STOCK([.A64];&quot;52W Range&quot;)" office:value-type="string" office:string-value="30.95 - 51.78" calcext:value-type="string">
            <text:p>30.95 - 51.78</text:p>
          </table:table-cell>
          <table:table-cell table:formula="of:=VALUE( MID([.G64];1;FIND(&quot;-&quot;;[.G64])-1) )" office:value-type="float" office:value="30.95" calcext:value-type="float">
            <text:p>30.95</text:p>
          </table:table-cell>
          <table:table-cell table:formula="of:=VALUE( MID([.G64];FIND(&quot;-&quot;;[.G64])+1;9) )" office:value-type="float" office:value="51.78" calcext:value-type="float">
            <text:p>51.78</text:p>
          </table:table-cell>
          <table:table-cell table:formula="of:=([.I64]+[.H64])/2" office:value-type="float" office:value="41.365" calcext:value-type="float">
            <text:p>41.365</text:p>
          </table:table-cell>
          <table:table-cell table:formula="of:=STOCK([.A64];&quot;Price&quot;)" office:value-type="string" office:string-value="41.59" calcext:value-type="string">
            <text:p>41.59</text:p>
          </table:table-cell>
          <table:table-cell table:formula="of:=[.K64]/[.J64]" office:value-type="float" office:value="1.0054393811193" calcext:value-type="float">
            <text:p>1.0054393811193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Altria - fair P/E is 11 --&gt; undervalued?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NDSN</text:p>
          </table:table-cell>
          <table:table-cell table:formula="of:=VALUE( STOCK([.A65];&quot;Dividend&quot;) )" office:value-type="currency" office:currency="USD" office:value="1.56" calcext:value-type="currency">
            <text:p>$1.56</text:p>
          </table:table-cell>
          <table:table-cell table:formula="of:=STOCK([.A65];&quot;Dividend %&quot;)" office:value-type="string" office:string-value="0.77%" calcext:value-type="string">
            <text:p>0.77%</text:p>
          </table:table-cell>
          <table:table-cell table:style-name="ce29" office:value-type="float" office:value="57" calcext:value-type="float">
            <text:p>57</text:p>
          </table:table-cell>
          <table:table-cell/>
          <table:table-cell table:formula="of:=STOCK([.A65]; &quot;P/E&quot;)" office:value-type="string" office:string-value="47.57" calcext:value-type="string">
            <text:p>47.57</text:p>
          </table:table-cell>
          <table:table-cell table:formula="of:=STOCK([.A65];&quot;52W Range&quot;)" office:value-type="string" office:string-value="96.46 - 216.87" calcext:value-type="string">
            <text:p>96.46 - 216.87</text:p>
          </table:table-cell>
          <table:table-cell table:formula="of:=VALUE( MID([.G65];1;FIND(&quot;-&quot;;[.G65])-1) )" office:value-type="float" office:value="96.46" calcext:value-type="float">
            <text:p>96.46</text:p>
          </table:table-cell>
          <table:table-cell table:formula="of:=VALUE( MID([.G65];FIND(&quot;-&quot;;[.G65])+1;9) )" office:value-type="float" office:value="216.87" calcext:value-type="float">
            <text:p>216.87</text:p>
          </table:table-cell>
          <table:table-cell table:formula="of:=([.I65]+[.H65])/2" office:value-type="float" office:value="156.665" calcext:value-type="float">
            <text:p>156.665</text:p>
          </table:table-cell>
          <table:table-cell table:formula="of:=STOCK([.A65];&quot;Price&quot;)" office:value-type="string" office:string-value="203.27" calcext:value-type="string">
            <text:p>203.27</text:p>
          </table:table-cell>
          <table:table-cell table:formula="of:=[.K65]/[.J65]" office:value-type="float" office:value="1.29748188810519" calcext:value-type="float">
            <text:p>1.29748188810519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NFG</text:p>
          </table:table-cell>
          <table:table-cell table:formula="of:=VALUE( STOCK([.A66];&quot;Dividend&quot;) )" office:value-type="currency" office:currency="USD" office:value="1.78" calcext:value-type="currency">
            <text:p>$1.78</text:p>
          </table:table-cell>
          <table:table-cell table:formula="of:=STOCK([.A66];&quot;Dividend %&quot;)" office:value-type="string" office:string-value="4.10%" calcext:value-type="string">
            <text:p>4.10%</text:p>
          </table:table-cell>
          <table:table-cell table:style-name="ce29" office:value-type="float" office:value="49" calcext:value-type="float">
            <text:p>49</text:p>
          </table:table-cell>
          <table:table-cell/>
          <table:table-cell table:formula="of:=STOCK([.A66]; &quot;P/E&quot;)" office:value-type="string" office:string-value="-" calcext:value-type="string">
            <text:p>-</text:p>
          </table:table-cell>
          <table:table-cell table:formula="of:=STOCK([.A66];&quot;52W Range&quot;)" office:value-type="string" office:string-value="31.58 - 46.05" calcext:value-type="string">
            <text:p>31.58 - 46.05</text:p>
          </table:table-cell>
          <table:table-cell table:formula="of:=VALUE( MID([.G66];1;FIND(&quot;-&quot;;[.G66])-1) )" office:value-type="float" office:value="31.58" calcext:value-type="float">
            <text:p>31.58</text:p>
          </table:table-cell>
          <table:table-cell table:formula="of:=VALUE( MID([.G66];FIND(&quot;-&quot;;[.G66])+1;9) )" office:value-type="float" office:value="46.05" calcext:value-type="float">
            <text:p>46.05</text:p>
          </table:table-cell>
          <table:table-cell table:formula="of:=([.I66]+[.H66])/2" office:value-type="float" office:value="38.815" calcext:value-type="float">
            <text:p>38.815</text:p>
          </table:table-cell>
          <table:table-cell table:formula="of:=STOCK([.A66];&quot;Price&quot;)" office:value-type="string" office:string-value="43.45" calcext:value-type="string">
            <text:p>43.45</text:p>
          </table:table-cell>
          <table:table-cell table:formula="of:=[.K66]/[.J66]" office:value-type="float" office:value="1.11941259822234" calcext:value-type="float">
            <text:p>1.11941259822234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National Fuel Gas</text:p>
          </table:table-cell>
          <table:table-cell table:number-columns-repeated="1010"/>
        </table:table-row>
        <table:table-row table:style-name="ro4">
          <table:table-cell table:style-name="ce29" office:value-type="string" calcext:value-type="string">
            <text:p>NLY</text:p>
          </table:table-cell>
          <table:table-cell table:formula="of:=VALUE( STOCK([.A67];&quot;Dividend&quot;) )" office:value-type="string" office:string-value="" calcext:value-type="error">
            <text:p>Err:502</text:p>
          </table:table-cell>
          <table:table-cell table:formula="of:=STOCK([.A67];&quot;Dividend %&quot;)" office:value-type="string" office:string-value="not found" calcext:value-type="string">
            <text:p>not found</text:p>
          </table:table-cell>
          <table:table-cell table:style-name="ce29" office:value-type="string" calcext:value-type="string">
            <text:p>?</text:p>
          </table:table-cell>
          <table:table-cell/>
          <table:table-cell table:formula="of:=STOCK([.A67]; &quot;P/E&quot;)" office:value-type="string" office:string-value="not found" calcext:value-type="string">
            <text:p>not found</text:p>
          </table:table-cell>
          <table:table-cell table:formula="of:=STOCK([.A67];&quot;52W Range&quot;)" office:value-type="string" office:string-value="not found" calcext:value-type="string">
            <text:p>not found</text:p>
          </table:table-cell>
          <table:table-cell table:formula="of:=VALUE( MID([.G67];1;FIND(&quot;-&quot;;[.G67])-1) )" office:value-type="string" office:string-value="" calcext:value-type="error">
            <text:p>#VALUE!</text:p>
          </table:table-cell>
          <table:table-cell table:formula="of:=VALUE( MID([.G67];FIND(&quot;-&quot;;[.G67])+1;9) )" office:value-type="string" office:string-value="" calcext:value-type="error">
            <text:p>#VALUE!</text:p>
          </table:table-cell>
          <table:table-cell table:formula="of:=([.I67]+[.H67])/2" office:value-type="string" office:string-value="" calcext:value-type="error">
            <text:p>#VALUE!</text:p>
          </table:table-cell>
          <table:table-cell table:formula="of:=STOCK([.A67];&quot;Price&quot;)" office:value-type="string" office:string-value="not found" calcext:value-type="string">
            <text:p>not found</text:p>
          </table:table-cell>
          <table:table-cell table:formula="of:=[.K67]/[.J67]" office:value-type="string" office:string-value="" calcext:value-type="error">
            <text:p>#VALUE!</text:p>
          </table:table-cell>
          <table:table-cell table:style-name="ce29" office:value-type="string" calcext:value-type="string">
            <text:p>not sure about this one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NUE</text:p>
          </table:table-cell>
          <table:table-cell table:formula="of:=VALUE( STOCK([.A68];&quot;Dividend&quot;) )" office:value-type="currency" office:currency="USD" office:value="1.62" calcext:value-type="currency">
            <text:p>$1.62</text:p>
          </table:table-cell>
          <table:table-cell table:formula="of:=STOCK([.A68];&quot;Dividend %&quot;)" office:value-type="string" office:string-value="2.89%" calcext:value-type="string">
            <text:p>2.89%</text:p>
          </table:table-cell>
          <table:table-cell table:style-name="ce29" office:value-type="float" office:value="46" calcext:value-type="float">
            <text:p>46</text:p>
          </table:table-cell>
          <table:table-cell/>
          <table:table-cell table:formula="of:=STOCK([.A68]; &quot;P/E&quot;)" office:value-type="string" office:string-value="39.76" calcext:value-type="string">
            <text:p>39.76</text:p>
          </table:table-cell>
          <table:table-cell table:formula="of:=STOCK([.A68];&quot;52W Range&quot;)" office:value-type="string" office:string-value="27.52 - 57.75" calcext:value-type="string">
            <text:p>27.52 - 57.75</text:p>
          </table:table-cell>
          <table:table-cell table:formula="of:=VALUE( MID([.G68];1;FIND(&quot;-&quot;;[.G68])-1) )" office:value-type="float" office:value="27.52" calcext:value-type="float">
            <text:p>27.52</text:p>
          </table:table-cell>
          <table:table-cell table:formula="of:=VALUE( MID([.G68];FIND(&quot;-&quot;;[.G68])+1;9) )" office:value-type="float" office:value="57.75" calcext:value-type="float">
            <text:p>57.75</text:p>
          </table:table-cell>
          <table:table-cell table:formula="of:=([.I68]+[.H68])/2" office:value-type="float" office:value="42.635" calcext:value-type="float">
            <text:p>42.635</text:p>
          </table:table-cell>
          <table:table-cell table:formula="of:=STOCK([.A68];&quot;Price&quot;)" office:value-type="string" office:string-value="56.02" calcext:value-type="string">
            <text:p>56.02</text:p>
          </table:table-cell>
          <table:table-cell table:formula="of:=[.K68]/[.J68]" office:value-type="float" office:value="1.31394394277002" calcext:value-type="float">
            <text:p>1.31394394277002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NWN</text:p>
          </table:table-cell>
          <table:table-cell table:formula="of:=VALUE( STOCK([.A69];&quot;Dividend&quot;) )" office:value-type="currency" office:currency="USD" office:value="1.92" calcext:value-type="currency">
            <text:p>$1.92</text:p>
          </table:table-cell>
          <table:table-cell table:formula="of:=STOCK([.A69];&quot;Dividend %&quot;)" office:value-type="string" office:string-value="4.37%" calcext:value-type="string">
            <text:p>4.37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69]; &quot;P/E&quot;)" office:value-type="string" office:string-value="21.36" calcext:value-type="string">
            <text:p>21.36</text:p>
          </table:table-cell>
          <table:table-cell table:formula="of:=STOCK([.A69];&quot;52W Range&quot;)" office:value-type="string" office:string-value="42.33 - 77.26" calcext:value-type="string">
            <text:p>42.33 - 77.26</text:p>
          </table:table-cell>
          <table:table-cell table:formula="of:=VALUE( MID([.G69];1;FIND(&quot;-&quot;;[.G69])-1) )" office:value-type="float" office:value="42.33" calcext:value-type="float">
            <text:p>42.33</text:p>
          </table:table-cell>
          <table:table-cell table:formula="of:=VALUE( MID([.G69];FIND(&quot;-&quot;;[.G69])+1;9) )" office:value-type="float" office:value="77.26" calcext:value-type="float">
            <text:p>77.26</text:p>
          </table:table-cell>
          <table:table-cell table:formula="of:=([.I69]+[.H69])/2" office:value-type="float" office:value="59.795" calcext:value-type="float">
            <text:p>59.795</text:p>
          </table:table-cell>
          <table:table-cell table:formula="of:=STOCK([.A69];&quot;Price&quot;)" office:value-type="string" office:string-value="43.93" calcext:value-type="string">
            <text:p>43.93</text:p>
          </table:table-cell>
          <table:table-cell table:formula="of:=[.K69]/[.J69]" office:value-type="float" office:value="0.734676812442512" calcext:value-type="float">
            <text:p>0.734676812442512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natural gas distribution in Portland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O</text:p>
          </table:table-cell>
          <table:table-cell table:formula="of:=VALUE( STOCK([.A70];&quot;Dividend&quot;) )" office:value-type="currency" office:currency="USD" office:value="2.81" calcext:value-type="currency">
            <text:p>$2.81</text:p>
          </table:table-cell>
          <table:table-cell table:formula="of:=STOCK([.A70];&quot;Dividend %&quot;)" office:value-type="string" office:string-value="4.70%" calcext:value-type="string">
            <text:p>4.70%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formula="of:=STOCK([.A70]; &quot;P/E&quot;)" office:value-type="string" office:string-value="49.45" calcext:value-type="string">
            <text:p>49.45</text:p>
          </table:table-cell>
          <table:table-cell table:formula="of:=STOCK([.A70];&quot;52W Range&quot;)" office:value-type="string" office:string-value="38.00 - 84.92" calcext:value-type="string">
            <text:p>38.00 - 84.92</text:p>
          </table:table-cell>
          <table:table-cell table:formula="of:=VALUE( MID([.G70];1;FIND(&quot;-&quot;;[.G70])-1) )" office:value-type="float" office:value="38" calcext:value-type="float">
            <text:p>38</text:p>
          </table:table-cell>
          <table:table-cell table:formula="of:=VALUE( MID([.G70];FIND(&quot;-&quot;;[.G70])+1;9) )" office:value-type="float" office:value="84.92" calcext:value-type="float">
            <text:p>84.92</text:p>
          </table:table-cell>
          <table:table-cell table:formula="of:=([.I70]+[.H70])/2" office:value-type="float" office:value="61.46" calcext:value-type="float">
            <text:p>61.46</text:p>
          </table:table-cell>
          <table:table-cell table:formula="of:=STOCK([.A70];&quot;Price&quot;)" office:value-type="string" office:string-value="59.74" calcext:value-type="string">
            <text:p>59.74</text:p>
          </table:table-cell>
          <table:table-cell table:formula="of:=[.K70]/[.J70]" office:value-type="float" office:value="0.972014318255776" calcext:value-type="float">
            <text:p>0.972014318255776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OTIS</text:p>
          </table:table-cell>
          <table:table-cell table:formula="of:=VALUE( STOCK([.A71];&quot;Dividend&quot;) )" office:value-type="currency" office:currency="USD" office:value="0.8" calcext:value-type="currency">
            <text:p>$0.80</text:p>
          </table:table-cell>
          <table:table-cell table:formula="of:=STOCK([.A71];&quot;Dividend %&quot;)" office:value-type="string" office:string-value="1.20%" calcext:value-type="string">
            <text:p>1.20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71]; &quot;P/E&quot;)" office:value-type="string" office:string-value="33.22" calcext:value-type="string">
            <text:p>33.22</text:p>
          </table:table-cell>
          <table:table-cell table:formula="of:=STOCK([.A71];&quot;52W Range&quot;)" office:value-type="string" office:string-value="38.00 - 68.21" calcext:value-type="string">
            <text:p>38.00 - 68.21</text:p>
          </table:table-cell>
          <table:table-cell table:formula="of:=VALUE( MID([.G71];1;FIND(&quot;-&quot;;[.G71])-1) )" office:value-type="float" office:value="38" calcext:value-type="float">
            <text:p>38</text:p>
          </table:table-cell>
          <table:table-cell table:formula="of:=VALUE( MID([.G71];FIND(&quot;-&quot;;[.G71])+1;9) )" office:value-type="float" office:value="68.21" calcext:value-type="float">
            <text:p>68.21</text:p>
          </table:table-cell>
          <table:table-cell table:formula="of:=([.I71]+[.H71])/2" office:value-type="float" office:value="53.105" calcext:value-type="float">
            <text:p>53.105</text:p>
          </table:table-cell>
          <table:table-cell table:formula="of:=STOCK([.A71];&quot;Price&quot;)" office:value-type="string" office:string-value="66.83" calcext:value-type="string">
            <text:p>66.83</text:p>
          </table:table-cell>
          <table:table-cell table:formula="of:=[.K71]/[.J71]" office:value-type="float" office:value="1.25845024009039" calcext:value-type="float">
            <text:p>1.2584502400903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BCT</text:p>
          </table:table-cell>
          <table:table-cell table:formula="of:=VALUE( STOCK([.A72];&quot;Dividend&quot;) )" office:value-type="currency" office:currency="USD" office:value="0.72" calcext:value-type="currency">
            <text:p>$0.72</text:p>
          </table:table-cell>
          <table:table-cell table:formula="of:=STOCK([.A72];&quot;Dividend %&quot;)" office:value-type="string" office:string-value="5.13%" calcext:value-type="string">
            <text:p>5.13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72]; &quot;P/E&quot;)" office:value-type="string" office:string-value="12.2" calcext:value-type="string">
            <text:p>12.2</text:p>
          </table:table-cell>
          <table:table-cell table:formula="of:=STOCK([.A72];&quot;52W Range&quot;)" office:value-type="string" office:string-value="9.37 - 16.62" calcext:value-type="string">
            <text:p>9.37 - 16.62</text:p>
          </table:table-cell>
          <table:table-cell table:formula="of:=VALUE( MID([.G72];1;FIND(&quot;-&quot;;[.G72])-1) )" office:value-type="float" office:value="9.37" calcext:value-type="float">
            <text:p>9.37</text:p>
          </table:table-cell>
          <table:table-cell table:formula="of:=VALUE( MID([.G72];FIND(&quot;-&quot;;[.G72])+1;9) )" office:value-type="float" office:value="16.62" calcext:value-type="float">
            <text:p>16.62</text:p>
          </table:table-cell>
          <table:table-cell table:formula="of:=([.I72]+[.H72])/2" office:value-type="float" office:value="12.995" calcext:value-type="float">
            <text:p>12.995</text:p>
          </table:table-cell>
          <table:table-cell table:formula="of:=STOCK([.A72];&quot;Price&quot;)" office:value-type="string" office:string-value="14.04" calcext:value-type="string">
            <text:p>14.04</text:p>
          </table:table-cell>
          <table:table-cell table:formula="of:=[.K72]/[.J72]" office:value-type="float" office:value="1.08041554444017" calcext:value-type="float">
            <text:p>1.0804155444401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EP</text:p>
          </table:table-cell>
          <table:table-cell table:formula="of:=VALUE( STOCK([.A73];&quot;Dividend&quot;) )" office:value-type="currency" office:currency="USD" office:value="4.09" calcext:value-type="currency">
            <text:p>$4.09</text:p>
          </table:table-cell>
          <table:table-cell table:formula="of:=STOCK([.A73];&quot;Dividend %&quot;)" office:value-type="string" office:string-value="2.84%" calcext:value-type="string">
            <text:p>2.84%</text:p>
          </table:table-cell>
          <table:table-cell table:style-name="ce29" office:value-type="float" office:value="47" calcext:value-type="float">
            <text:p>47</text:p>
          </table:table-cell>
          <table:table-cell/>
          <table:table-cell table:formula="of:=STOCK([.A73]; &quot;P/E&quot;)" office:value-type="string" office:string-value="28.47" calcext:value-type="string">
            <text:p>28.47</text:p>
          </table:table-cell>
          <table:table-cell table:formula="of:=STOCK([.A73];&quot;52W Range&quot;)" office:value-type="string" office:string-value="101.42 - 148.77" calcext:value-type="string">
            <text:p>101.42 - 148.77</text:p>
          </table:table-cell>
          <table:table-cell table:formula="of:=VALUE( MID([.G73];1;FIND(&quot;-&quot;;[.G73])-1) )" office:value-type="float" office:value="101.42" calcext:value-type="float">
            <text:p>101.42</text:p>
          </table:table-cell>
          <table:table-cell table:formula="of:=VALUE( MID([.G73];FIND(&quot;-&quot;;[.G73])+1;9) )" office:value-type="float" office:value="148.77" calcext:value-type="float">
            <text:p>148.77</text:p>
          </table:table-cell>
          <table:table-cell table:formula="of:=([.I73]+[.H73])/2" office:value-type="float" office:value="125.095" calcext:value-type="float">
            <text:p>125.095</text:p>
          </table:table-cell>
          <table:table-cell table:formula="of:=STOCK([.A73];&quot;Price&quot;)" office:value-type="string" office:string-value="144.18" calcext:value-type="string">
            <text:p>144.18</text:p>
          </table:table-cell>
          <table:table-cell table:formula="of:=[.K73]/[.J73]" office:value-type="float" office:value="1.152564051321" calcext:value-type="float">
            <text:p>1.152564051321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4">
          <table:table-cell table:style-name="ce29" office:value-type="string" calcext:value-type="string">
            <text:p>PG</text:p>
          </table:table-cell>
          <table:table-cell table:formula="of:=VALUE( STOCK([.A74];&quot;Dividend&quot;) )" office:value-type="currency" office:currency="USD" office:value="3.16" calcext:value-type="currency">
            <text:p>$3.16</text:p>
          </table:table-cell>
          <table:table-cell table:formula="of:=STOCK([.A74];&quot;Dividend %&quot;)" office:value-type="string" office:string-value="2.28%" calcext:value-type="string">
            <text:p>2.28%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formula="of:=STOCK([.A74]; &quot;P/E&quot;)" office:value-type="string" office:string-value="26.54" calcext:value-type="string">
            <text:p>26.54</text:p>
          </table:table-cell>
          <table:table-cell table:formula="of:=STOCK([.A74];&quot;52W Range&quot;)" office:value-type="string" office:string-value="94.34 - 146.92" calcext:value-type="string">
            <text:p>94.34 - 146.92</text:p>
          </table:table-cell>
          <table:table-cell table:formula="of:=VALUE( MID([.G74];1;FIND(&quot;-&quot;;[.G74])-1) )" office:value-type="float" office:value="94.34" calcext:value-type="float">
            <text:p>94.34</text:p>
          </table:table-cell>
          <table:table-cell table:formula="of:=VALUE( MID([.G74];FIND(&quot;-&quot;;[.G74])+1;9) )" office:value-type="float" office:value="146.92" calcext:value-type="float">
            <text:p>146.92</text:p>
          </table:table-cell>
          <table:table-cell table:formula="of:=([.I74]+[.H74])/2" office:value-type="float" office:value="120.63" calcext:value-type="float">
            <text:p>120.63</text:p>
          </table:table-cell>
          <table:table-cell table:formula="of:=STOCK([.A74];&quot;Price&quot;)" office:value-type="string" office:string-value="138.79" calcext:value-type="string">
            <text:p>138.79</text:p>
          </table:table-cell>
          <table:table-cell table:formula="of:=[.K74]/[.J74]" office:value-type="float" office:value="1.15054298267429" calcext:value-type="float">
            <text:p>1.15054298267429</text:p>
          </table:table-cell>
          <table:table-cell table:style-name="ce29" office:value-type="string" calcext:value-type="string">
            <text:p>king </text:p>
          </table:table-cell>
          <table:table-cell table:style-name="ce29" office:value-type="string" calcext:value-type="string">
            <text:p>Procter and Gambl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PH</text:p>
          </table:table-cell>
          <table:table-cell table:formula="of:=VALUE( STOCK([.A75];&quot;Dividend&quot;) )" office:value-type="currency" office:currency="USD" office:value="3.52" calcext:value-type="currency">
            <text:p>$3.52</text:p>
          </table:table-cell>
          <table:table-cell table:formula="of:=STOCK([.A75];&quot;Dividend %&quot;)" office:value-type="string" office:string-value="1.25%" calcext:value-type="string">
            <text:p>1.25%</text:p>
          </table:table-cell>
          <table:table-cell table:style-name="ce29" office:value-type="float" office:value="63" calcext:value-type="float">
            <text:p>63</text:p>
          </table:table-cell>
          <table:table-cell/>
          <table:table-cell table:formula="of:=STOCK([.A75]; &quot;P/E&quot;)" office:value-type="string" office:string-value="30.69" calcext:value-type="string">
            <text:p>30.69</text:p>
          </table:table-cell>
          <table:table-cell table:formula="of:=STOCK([.A75];&quot;52W Range&quot;)" office:value-type="string" office:string-value="93.00 - 286.37" calcext:value-type="string">
            <text:p>93.00 - 286.37</text:p>
          </table:table-cell>
          <table:table-cell table:formula="of:=VALUE( MID([.G75];1;FIND(&quot;-&quot;;[.G75])-1) )" office:value-type="float" office:value="93" calcext:value-type="float">
            <text:p>93</text:p>
          </table:table-cell>
          <table:table-cell table:formula="of:=VALUE( MID([.G75];FIND(&quot;-&quot;;[.G75])+1;9) )" office:value-type="float" office:value="286.37" calcext:value-type="float">
            <text:p>286.37</text:p>
          </table:table-cell>
          <table:table-cell table:formula="of:=([.I75]+[.H75])/2" office:value-type="float" office:value="189.685" calcext:value-type="float">
            <text:p>189.685</text:p>
          </table:table-cell>
          <table:table-cell table:formula="of:=STOCK([.A75];&quot;Price&quot;)" office:value-type="string" office:string-value="280.66" calcext:value-type="string">
            <text:p>280.66</text:p>
          </table:table-cell>
          <table:table-cell table:formula="of:=[.K75]/[.J75]" office:value-type="float" office:value="1.47961093391676" calcext:value-type="float">
            <text:p>1.47961093391676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NR</text:p>
          </table:table-cell>
          <table:table-cell table:formula="of:=VALUE( STOCK([.A76];&quot;Dividend&quot;) )" office:value-type="currency" office:currency="USD" office:value="0.8" calcext:value-type="currency">
            <text:p>$0.80</text:p>
          </table:table-cell>
          <table:table-cell table:formula="of:=STOCK([.A76];&quot;Dividend %&quot;)" office:value-type="string" office:string-value="1.43%" calcext:value-type="string">
            <text:p>1.43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76]; &quot;P/E&quot;)" office:value-type="string" office:string-value="26.21" calcext:value-type="string">
            <text:p>26.21</text:p>
          </table:table-cell>
          <table:table-cell table:formula="of:=STOCK([.A76];&quot;52W Range&quot;)" office:value-type="string" office:string-value="22.01 - 58.82" calcext:value-type="string">
            <text:p>22.01 - 58.82</text:p>
          </table:table-cell>
          <table:table-cell table:formula="of:=VALUE( MID([.G76];1;FIND(&quot;-&quot;;[.G76])-1) )" office:value-type="float" office:value="22.01" calcext:value-type="float">
            <text:p>22.01</text:p>
          </table:table-cell>
          <table:table-cell table:formula="of:=VALUE( MID([.G76];FIND(&quot;-&quot;;[.G76])+1;9) )" office:value-type="float" office:value="58.82" calcext:value-type="float">
            <text:p>58.82</text:p>
          </table:table-cell>
          <table:table-cell table:formula="of:=([.I76]+[.H76])/2" office:value-type="float" office:value="40.415" calcext:value-type="float">
            <text:p>40.415</text:p>
          </table:table-cell>
          <table:table-cell table:formula="of:=STOCK([.A76];&quot;Price&quot;)" office:value-type="string" office:string-value="56.1" calcext:value-type="string">
            <text:p>56.1</text:p>
          </table:table-cell>
          <table:table-cell table:formula="of:=[.K76]/[.J76]" office:value-type="float" office:value="1.38809847828776" calcext:value-type="float">
            <text:p>1.3880984782877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PPG</text:p>
          </table:table-cell>
          <table:table-cell table:formula="of:=VALUE( STOCK([.A77];&quot;Dividend&quot;) )" office:value-type="currency" office:currency="USD" office:value="2.16" calcext:value-type="currency">
            <text:p>$2.16</text:p>
          </table:table-cell>
          <table:table-cell table:formula="of:=STOCK([.A77];&quot;Dividend %&quot;)" office:value-type="string" office:string-value="1.46%" calcext:value-type="string">
            <text:p>1.46%</text:p>
          </table:table-cell>
          <table:table-cell table:style-name="ce29" office:value-type="float" office:value="48" calcext:value-type="float">
            <text:p>48</text:p>
          </table:table-cell>
          <table:table-cell/>
          <table:table-cell table:formula="of:=STOCK([.A77]; &quot;P/E&quot;)" office:value-type="string" office:string-value="32.7" calcext:value-type="string">
            <text:p>32.7</text:p>
          </table:table-cell>
          <table:table-cell table:formula="of:=STOCK([.A77];&quot;52W Range&quot;)" office:value-type="string" office:string-value="69.77 - 151.32" calcext:value-type="string">
            <text:p>69.77 - 151.32</text:p>
          </table:table-cell>
          <table:table-cell table:formula="of:=VALUE( MID([.G77];1;FIND(&quot;-&quot;;[.G77])-1) )" office:value-type="float" office:value="69.77" calcext:value-type="float">
            <text:p>69.77</text:p>
          </table:table-cell>
          <table:table-cell table:formula="of:=VALUE( MID([.G77];FIND(&quot;-&quot;;[.G77])+1;9) )" office:value-type="float" office:value="151.32" calcext:value-type="float">
            <text:p>151.32</text:p>
          </table:table-cell>
          <table:table-cell table:formula="of:=([.I77]+[.H77])/2" office:value-type="float" office:value="110.545" calcext:value-type="float">
            <text:p>110.545</text:p>
          </table:table-cell>
          <table:table-cell table:formula="of:=STOCK([.A77];&quot;Price&quot;)" office:value-type="string" office:string-value="148.3" calcext:value-type="string">
            <text:p>148.3</text:p>
          </table:table-cell>
          <table:table-cell table:formula="of:=[.K77]/[.J77]" office:value-type="float" office:value="1.34153512144376" calcext:value-type="float">
            <text:p>1.34153512144376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ROP</text:p>
          </table:table-cell>
          <table:table-cell table:formula="of:=VALUE( STOCK([.A78];&quot;Dividend&quot;) )" office:value-type="currency" office:currency="USD" office:value="2.25" calcext:value-type="currency">
            <text:p>$2.25</text:p>
          </table:table-cell>
          <table:table-cell table:formula="of:=STOCK([.A78];&quot;Dividend %&quot;)" office:value-type="string" office:string-value="0.52%" calcext:value-type="string">
            <text:p>0.52%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formula="of:=STOCK([.A78]; &quot;P/E&quot;)" office:value-type="string" office:string-value="29.05" calcext:value-type="string">
            <text:p>29.05</text:p>
          </table:table-cell>
          <table:table-cell table:formula="of:=STOCK([.A78];&quot;52W Range&quot;)" office:value-type="string" office:string-value="240.00 - 455.72" calcext:value-type="string">
            <text:p>240.00 - 455.72</text:p>
          </table:table-cell>
          <table:table-cell table:formula="of:=VALUE( MID([.G78];1;FIND(&quot;-&quot;;[.G78])-1) )" office:value-type="float" office:value="240" calcext:value-type="float">
            <text:p>240</text:p>
          </table:table-cell>
          <table:table-cell table:formula="of:=VALUE( MID([.G78];FIND(&quot;-&quot;;[.G78])+1;9) )" office:value-type="float" office:value="455.72" calcext:value-type="float">
            <text:p>455.72</text:p>
          </table:table-cell>
          <table:table-cell table:formula="of:=([.I78]+[.H78])/2" office:value-type="float" office:value="347.86" calcext:value-type="float">
            <text:p>347.86</text:p>
          </table:table-cell>
          <table:table-cell table:formula="of:=STOCK([.A78];&quot;Price&quot;)" office:value-type="string" office:string-value="431.1" calcext:value-type="string">
            <text:p>431.1</text:p>
          </table:table-cell>
          <table:table-cell table:formula="of:=[.K78]/[.J78]" office:value-type="float" office:value="1.23929166906227" calcext:value-type="float">
            <text:p>1.23929166906227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5">
          <table:table-cell table:style-name="ce29" office:value-type="string" calcext:value-type="string">
            <text:p>ROST</text:p>
          </table:table-cell>
          <table:table-cell table:formula="of:=VALUE( STOCK([.A79];&quot;Dividend&quot;) )" office:value-type="currency" office:currency="USD" office:value="2.25" calcext:value-type="currency">
            <text:p>$2.25</text:p>
          </table:table-cell>
          <table:table-cell table:formula="of:=STOCK([.A79];&quot;Dividend %&quot;)" office:value-type="string" office:string-value="not found" calcext:value-type="string">
            <text:p>not found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formula="of:=STOCK([.A79]; &quot;P/E&quot;)" office:value-type="string" office:string-value="not found" calcext:value-type="string">
            <text:p>not found</text:p>
          </table:table-cell>
          <table:table-cell table:formula="of:=STOCK([.A79];&quot;52W Range&quot;)" office:value-type="string" office:string-value="not found" calcext:value-type="string">
            <text:p>not found</text:p>
          </table:table-cell>
          <table:table-cell table:formula="of:=VALUE( MID([.G79];1;FIND(&quot;-&quot;;[.G79])-1) )" office:value-type="string" office:string-value="" calcext:value-type="error">
            <text:p>#VALUE!</text:p>
          </table:table-cell>
          <table:table-cell table:formula="of:=VALUE( MID([.G79];FIND(&quot;-&quot;;[.G79])+1;9) )" office:value-type="string" office:string-value="" calcext:value-type="error">
            <text:p>#VALUE!</text:p>
          </table:table-cell>
          <table:table-cell table:formula="of:=([.I79]+[.H79])/2" office:value-type="string" office:string-value="" calcext:value-type="error">
            <text:p>#VALUE!</text:p>
          </table:table-cell>
          <table:table-cell table:formula="of:=STOCK([.A79];&quot;Price&quot;)" office:value-type="string" office:string-value="not found" calcext:value-type="string">
            <text:p>not found</text:p>
          </table:table-cell>
          <table:table-cell table:formula="of:=[.K79]/[.J79]" office:value-type="string" office:string-value="" calcext:value-type="error">
            <text:p>#VALUE!</text:p>
          </table:table-cell>
          <table:table-cell table:style-name="ce29" office:value-type="string" calcext:value-type="string">
            <text:p>DROPPED from aristocrat; dividends suspended May 2020: <text:a xlink:href="https://www.barrons.com/articles/ross-stores-posts-earnings-loss-and-suspends-dividend-51590095907" xlink:type="simple">https://www.barrons.com/articles/ross-stores-posts-earnings-loss-and-suspends-dividend-51590095907</text:a></text:p>
          </table:table-cell>
          <table:table-cell table:style-name="ce32"/>
          <table:table-cell table:number-columns-repeated="1010"/>
        </table:table-row>
        <table:table-row table:style-name="ro2">
          <table:table-cell table:style-name="ce29" office:value-type="string" calcext:value-type="string">
            <text:p>RTX</text:p>
          </table:table-cell>
          <table:table-cell table:formula="of:=VALUE( STOCK([.A80];&quot;Dividend&quot;) )" office:value-type="currency" office:currency="USD" office:value="1.9" calcext:value-type="currency">
            <text:p>$1.90</text:p>
          </table:table-cell>
          <table:table-cell table:formula="of:=STOCK([.A80];&quot;Dividend %&quot;)" office:value-type="string" office:string-value="2.72%" calcext:value-type="string">
            <text:p>2.72%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formula="of:=STOCK([.A80]; &quot;P/E&quot;)" office:value-type="string" office:string-value="-" calcext:value-type="string">
            <text:p>-</text:p>
          </table:table-cell>
          <table:table-cell table:formula="of:=STOCK([.A80];&quot;52W Range&quot;)" office:value-type="string" office:string-value="40.71 - 93.45" calcext:value-type="string">
            <text:p>40.71 - 93.45</text:p>
          </table:table-cell>
          <table:table-cell table:formula="of:=VALUE( MID([.G80];1;FIND(&quot;-&quot;;[.G80])-1) )" office:value-type="float" office:value="40.71" calcext:value-type="float">
            <text:p>40.71</text:p>
          </table:table-cell>
          <table:table-cell table:formula="of:=VALUE( MID([.G80];FIND(&quot;-&quot;;[.G80])+1;9) )" office:value-type="float" office:value="93.45" calcext:value-type="float">
            <text:p>93.45</text:p>
          </table:table-cell>
          <table:table-cell table:formula="of:=([.I80]+[.H80])/2" office:value-type="float" office:value="67.08" calcext:value-type="float">
            <text:p>67.08</text:p>
          </table:table-cell>
          <table:table-cell table:formula="of:=STOCK([.A80];&quot;Price&quot;)" office:value-type="string" office:string-value="69.86" calcext:value-type="string">
            <text:p>69.86</text:p>
          </table:table-cell>
          <table:table-cell table:formula="of:=[.K80]/[.J80]" office:value-type="float" office:value="1.04144305307096" calcext:value-type="float">
            <text:p>1.04144305307096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Raytheon just laid off 20K peopl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SCL</text:p>
          </table:table-cell>
          <table:table-cell table:formula="of:=VALUE( STOCK([.A81];&quot;Dividend&quot;) )" office:value-type="currency" office:currency="USD" office:value="1.22" calcext:value-type="currency">
            <text:p>$1.22</text:p>
          </table:table-cell>
          <table:table-cell table:formula="of:=STOCK([.A81];&quot;Dividend %&quot;)" office:value-type="string" office:string-value="0.95%" calcext:value-type="string">
            <text:p>0.95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1]; &quot;P/E&quot;)" office:value-type="string" office:string-value="25.1" calcext:value-type="string">
            <text:p>25.1</text:p>
          </table:table-cell>
          <table:table-cell table:formula="of:=STOCK([.A81];&quot;52W Range&quot;)" office:value-type="string" office:string-value="69.33 - 131.08" calcext:value-type="string">
            <text:p>69.33 - 131.08</text:p>
          </table:table-cell>
          <table:table-cell table:formula="of:=VALUE( MID([.G81];1;FIND(&quot;-&quot;;[.G81])-1) )" office:value-type="float" office:value="69.33" calcext:value-type="float">
            <text:p>69.33</text:p>
          </table:table-cell>
          <table:table-cell table:formula="of:=VALUE( MID([.G81];FIND(&quot;-&quot;;[.G81])+1;9) )" office:value-type="float" office:value="131.08" calcext:value-type="float">
            <text:p>131.08</text:p>
          </table:table-cell>
          <table:table-cell table:formula="of:=([.I81]+[.H81])/2" office:value-type="float" office:value="100.205" calcext:value-type="float">
            <text:p>100.205</text:p>
          </table:table-cell>
          <table:table-cell table:formula="of:=STOCK([.A81];&quot;Price&quot;)" office:value-type="string" office:string-value="127.89" calcext:value-type="string">
            <text:p>127.89</text:p>
          </table:table-cell>
          <table:table-cell table:formula="of:=[.K81]/[.J81]" office:value-type="float" office:value="1.27628361858191" calcext:value-type="float">
            <text:p>1.27628361858191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HW</text:p>
          </table:table-cell>
          <table:table-cell table:formula="of:=VALUE( STOCK([.A82];&quot;Dividend&quot;) )" office:value-type="currency" office:currency="USD" office:value="5.36" calcext:value-type="currency">
            <text:p>$5.36</text:p>
          </table:table-cell>
          <table:table-cell table:formula="of:=STOCK([.A82];&quot;Dividend %&quot;)" office:value-type="string" office:string-value="0.74%" calcext:value-type="string">
            <text:p>0.74%</text:p>
          </table:table-cell>
          <table:table-cell table:style-name="ce29" office:value-type="float" office:value="40" calcext:value-type="float">
            <text:p>40</text:p>
          </table:table-cell>
          <table:table-cell/>
          <table:table-cell table:formula="of:=STOCK([.A82]; &quot;P/E&quot;)" office:value-type="string" office:string-value="35.95" calcext:value-type="string">
            <text:p>35.95</text:p>
          </table:table-cell>
          <table:table-cell table:formula="of:=STOCK([.A82];&quot;52W Range&quot;)" office:value-type="string" office:string-value="325.43 - 758.00" calcext:value-type="string">
            <text:p>325.43 - 758.00</text:p>
          </table:table-cell>
          <table:table-cell table:formula="of:=VALUE( MID([.G82];1;FIND(&quot;-&quot;;[.G82])-1) )" office:value-type="float" office:value="325.43" calcext:value-type="float">
            <text:p>325.43</text:p>
          </table:table-cell>
          <table:table-cell table:formula="of:=VALUE( MID([.G82];FIND(&quot;-&quot;;[.G82])+1;9) )" office:value-type="float" office:value="758" calcext:value-type="float">
            <text:p>758</text:p>
          </table:table-cell>
          <table:table-cell table:formula="of:=([.I82]+[.H82])/2" office:value-type="float" office:value="541.715" calcext:value-type="float">
            <text:p>541.715</text:p>
          </table:table-cell>
          <table:table-cell table:formula="of:=STOCK([.A82];&quot;Price&quot;)" office:value-type="string" office:string-value="728.77" calcext:value-type="string">
            <text:p>728.77</text:p>
          </table:table-cell>
          <table:table-cell table:formula="of:=[.K82]/[.J82]" office:value-type="float" office:value="1.34530149617419" calcext:value-type="float">
            <text:p>1.3453014961741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JW</text:p>
          </table:table-cell>
          <table:table-cell table:formula="of:=VALUE( STOCK([.A83];&quot;Dividend&quot;) )" office:value-type="currency" office:currency="USD" office:value="1.28" calcext:value-type="currency">
            <text:p>$1.28</text:p>
          </table:table-cell>
          <table:table-cell table:formula="of:=STOCK([.A83];&quot;Dividend %&quot;)" office:value-type="string" office:string-value="1.84%" calcext:value-type="string">
            <text:p>1.84%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formula="of:=STOCK([.A83]; &quot;P/E&quot;)" office:value-type="string" office:string-value="46.91" calcext:value-type="string">
            <text:p>46.91</text:p>
          </table:table-cell>
          <table:table-cell table:formula="of:=STOCK([.A83];&quot;52W Range&quot;)" office:value-type="string" office:string-value="45.60 - 74.99" calcext:value-type="string">
            <text:p>45.60 - 74.99</text:p>
          </table:table-cell>
          <table:table-cell table:formula="of:=VALUE( MID([.G83];1;FIND(&quot;-&quot;;[.G83])-1) )" office:value-type="float" office:value="45.6" calcext:value-type="float">
            <text:p>45.6</text:p>
          </table:table-cell>
          <table:table-cell table:formula="of:=VALUE( MID([.G83];FIND(&quot;-&quot;;[.G83])+1;9) )" office:value-type="float" office:value="74.99" calcext:value-type="float">
            <text:p>74.99</text:p>
          </table:table-cell>
          <table:table-cell table:formula="of:=([.I83]+[.H83])/2" office:value-type="float" office:value="60.295" calcext:value-type="float">
            <text:p>60.295</text:p>
          </table:table-cell>
          <table:table-cell table:formula="of:=STOCK([.A83];&quot;Price&quot;)" office:value-type="string" office:string-value="69.61" calcext:value-type="string">
            <text:p>69.61</text:p>
          </table:table-cell>
          <table:table-cell table:formula="of:=[.K83]/[.J83]" office:value-type="float" office:value="1.15449042209138" calcext:value-type="float">
            <text:p>1.15449042209138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PGI</text:p>
          </table:table-cell>
          <table:table-cell table:formula="of:=VALUE( STOCK([.A84];&quot;Dividend&quot;) )" office:value-type="currency" office:currency="USD" office:value="2.68" calcext:value-type="currency">
            <text:p>$2.68</text:p>
          </table:table-cell>
          <table:table-cell table:formula="of:=STOCK([.A84];&quot;Dividend %&quot;)" office:value-type="string" office:string-value="0.82%" calcext:value-type="string">
            <text:p>0.82%</text:p>
          </table:table-cell>
          <table:table-cell table:style-name="ce29" office:value-type="float" office:value="46" calcext:value-type="float">
            <text:p>46</text:p>
          </table:table-cell>
          <table:table-cell/>
          <table:table-cell table:formula="of:=STOCK([.A84]; &quot;P/E&quot;)" office:value-type="string" office:string-value="32.72" calcext:value-type="string">
            <text:p>32.72</text:p>
          </table:table-cell>
          <table:table-cell table:formula="of:=STOCK([.A84];&quot;52W Range&quot;)" office:value-type="string" office:string-value="186.05 - 379.87" calcext:value-type="string">
            <text:p>186.05 - 379.87</text:p>
          </table:table-cell>
          <table:table-cell table:formula="of:=VALUE( MID([.G84];1;FIND(&quot;-&quot;;[.G84])-1) )" office:value-type="float" office:value="186.05" calcext:value-type="float">
            <text:p>186.05</text:p>
          </table:table-cell>
          <table:table-cell table:formula="of:=VALUE( MID([.G84];FIND(&quot;-&quot;;[.G84])+1;9) )" office:value-type="float" office:value="379.87" calcext:value-type="float">
            <text:p>379.87</text:p>
          </table:table-cell>
          <table:table-cell table:formula="of:=([.I84]+[.H84])/2" office:value-type="float" office:value="282.96" calcext:value-type="float">
            <text:p>282.96</text:p>
          </table:table-cell>
          <table:table-cell table:formula="of:=STOCK([.A84];&quot;Price&quot;)" office:value-type="string" office:string-value="326.85" calcext:value-type="string">
            <text:p>326.85</text:p>
          </table:table-cell>
          <table:table-cell table:formula="of:=[.K84]/[.J84]" office:value-type="float" office:value="1.15511026293469" calcext:value-type="float">
            <text:p>1.1551102629346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WK</text:p>
          </table:table-cell>
          <table:table-cell table:formula="of:=VALUE( STOCK([.A85];&quot;Dividend&quot;) )" office:value-type="currency" office:currency="USD" office:value="2.8" calcext:value-type="currency">
            <text:p>$2.80</text:p>
          </table:table-cell>
          <table:table-cell table:formula="of:=STOCK([.A85];&quot;Dividend %&quot;)" office:value-type="string" office:string-value="1.58%" calcext:value-type="string">
            <text:p>1.58%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formula="of:=STOCK([.A85]; &quot;P/E&quot;)" office:value-type="string" office:string-value="28.65" calcext:value-type="string">
            <text:p>28.65</text:p>
          </table:table-cell>
          <table:table-cell table:formula="of:=STOCK([.A85];&quot;52W Range&quot;)" office:value-type="string" office:string-value="70.00 - 195.00" calcext:value-type="string">
            <text:p>70.00 - 195.00</text:p>
          </table:table-cell>
          <table:table-cell table:formula="of:=VALUE( MID([.G85];1;FIND(&quot;-&quot;;[.G85])-1) )" office:value-type="float" office:value="70" calcext:value-type="float">
            <text:p>70</text:p>
          </table:table-cell>
          <table:table-cell table:formula="of:=VALUE( MID([.G85];FIND(&quot;-&quot;;[.G85])+1;9) )" office:value-type="float" office:value="195" calcext:value-type="float">
            <text:p>195</text:p>
          </table:table-cell>
          <table:table-cell table:formula="of:=([.I85]+[.H85])/2" office:value-type="float" office:value="132.5" calcext:value-type="float">
            <text:p>132.5</text:p>
          </table:table-cell>
          <table:table-cell table:formula="of:=STOCK([.A85];&quot;Price&quot;)" office:value-type="string" office:string-value="176.73" calcext:value-type="string">
            <text:p>176.73</text:p>
          </table:table-cell>
          <table:table-cell table:formula="of:=[.K85]/[.J85]" office:value-type="float" office:value="1.33381132075472" calcext:value-type="float">
            <text:p>1.33381132075472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SYY</text:p>
          </table:table-cell>
          <table:table-cell table:formula="of:=VALUE( STOCK([.A86];&quot;Dividend&quot;) )" office:value-type="currency" office:currency="USD" office:value="1.8" calcext:value-type="currency">
            <text:p>$1.80</text:p>
          </table:table-cell>
          <table:table-cell table:formula="of:=STOCK([.A86];&quot;Dividend %&quot;)" office:value-type="string" office:string-value="2.32%" calcext:value-type="string">
            <text:p>2.32%</text:p>
          </table:table-cell>
          <table:table-cell table:style-name="ce29" office:value-type="float" office:value="40" calcext:value-type="float">
            <text:p>40</text:p>
          </table:table-cell>
          <table:table-cell/>
          <table:table-cell table:formula="of:=STOCK([.A86]; &quot;P/E&quot;)" office:value-type="string" office:string-value="-" calcext:value-type="string">
            <text:p>-</text:p>
          </table:table-cell>
          <table:table-cell table:formula="of:=STOCK([.A86];&quot;52W Range&quot;)" office:value-type="string" office:string-value="26.00 - 85.13" calcext:value-type="string">
            <text:p>26.00 - 85.13</text:p>
          </table:table-cell>
          <table:table-cell table:formula="of:=VALUE( MID([.G86];1;FIND(&quot;-&quot;;[.G86])-1) )" office:value-type="float" office:value="26" calcext:value-type="float">
            <text:p>26</text:p>
          </table:table-cell>
          <table:table-cell table:formula="of:=VALUE( MID([.G86];FIND(&quot;-&quot;;[.G86])+1;9) )" office:value-type="float" office:value="85.13" calcext:value-type="float">
            <text:p>85.13</text:p>
          </table:table-cell>
          <table:table-cell table:formula="of:=([.I86]+[.H86])/2" office:value-type="float" office:value="55.565" calcext:value-type="float">
            <text:p>55.565</text:p>
          </table:table-cell>
          <table:table-cell table:formula="of:=STOCK([.A86];&quot;Price&quot;)" office:value-type="string" office:string-value="77.55" calcext:value-type="string">
            <text:p>77.55</text:p>
          </table:table-cell>
          <table:table-cell table:formula="of:=[.K86]/[.J86]" office:value-type="float" office:value="1.39566273733465" calcext:value-type="float">
            <text:p>1.39566273733465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Sysco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formula="of:=VALUE( STOCK([.A87];&quot;Dividend&quot;) )" office:value-type="currency" office:currency="USD" office:value="2.08" calcext:value-type="currency">
            <text:p>$2.08</text:p>
          </table:table-cell>
          <table:table-cell table:formula="of:=STOCK([.A87];&quot;Dividend %&quot;)" office:value-type="string" office:string-value="7.17%" calcext:value-type="string">
            <text:p>7.17%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formula="of:=STOCK([.A87]; &quot;P/E&quot;)" office:value-type="string" office:string-value="19.09" calcext:value-type="string">
            <text:p>19.09</text:p>
          </table:table-cell>
          <table:table-cell table:formula="of:=STOCK([.A87];&quot;52W Range&quot;)" office:value-type="string" office:string-value="26.08 - 39.55" calcext:value-type="string">
            <text:p>26.08 - 39.55</text:p>
          </table:table-cell>
          <table:table-cell table:formula="of:=VALUE( MID([.G87];1;FIND(&quot;-&quot;;[.G87])-1) )" office:value-type="float" office:value="26.08" calcext:value-type="float">
            <text:p>26.08</text:p>
          </table:table-cell>
          <table:table-cell table:formula="of:=VALUE( MID([.G87];FIND(&quot;-&quot;;[.G87])+1;9) )" office:value-type="float" office:value="39.55" calcext:value-type="float">
            <text:p>39.55</text:p>
          </table:table-cell>
          <table:table-cell table:formula="of:=([.I87]+[.H87])/2" office:value-type="float" office:value="32.815" calcext:value-type="float">
            <text:p>32.815</text:p>
          </table:table-cell>
          <table:table-cell table:formula="of:=STOCK([.A87];&quot;Price&quot;)" office:value-type="string" office:string-value="29.02" calcext:value-type="string">
            <text:p>29.02</text:p>
          </table:table-cell>
          <table:table-cell table:formula="of:=[.K87]/[.J87]" office:value-type="float" office:value="0.884351668444309" calcext:value-type="float">
            <text:p>0.884351668444309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6">
          <table:table-cell table:style-name="ce29" office:value-type="string" calcext:value-type="string">
            <text:p>TGT</text:p>
          </table:table-cell>
          <table:table-cell table:formula="of:=VALUE( STOCK([.A88];&quot;Dividend&quot;) )" office:value-type="currency" office:currency="USD" office:value="2.72" calcext:value-type="currency">
            <text:p>$2.72</text:p>
          </table:table-cell>
          <table:table-cell table:formula="of:=STOCK([.A88];&quot;Dividend %&quot;)" office:value-type="string" office:string-value="1.40%" calcext:value-type="string">
            <text:p>1.40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8]; &quot;P/E&quot;)" office:value-type="string" office:string-value="25.66" calcext:value-type="string">
            <text:p>25.66</text:p>
          </table:table-cell>
          <table:table-cell table:formula="of:=STOCK([.A88];&quot;52W Range&quot;)" office:value-type="string" office:string-value="90.17 - 192.35" calcext:value-type="string">
            <text:p>90.17 - 192.35</text:p>
          </table:table-cell>
          <table:table-cell table:formula="of:=VALUE( MID([.G88];1;FIND(&quot;-&quot;;[.G88])-1) )" office:value-type="float" office:value="90.17" calcext:value-type="float">
            <text:p>90.17</text:p>
          </table:table-cell>
          <table:table-cell table:formula="of:=VALUE( MID([.G88];FIND(&quot;-&quot;;[.G88])+1;9) )" office:value-type="float" office:value="192.35" calcext:value-type="float">
            <text:p>192.35</text:p>
          </table:table-cell>
          <table:table-cell table:formula="of:=([.I88]+[.H88])/2" office:value-type="float" office:value="141.26" calcext:value-type="float">
            <text:p>141.26</text:p>
          </table:table-cell>
          <table:table-cell table:formula="of:=STOCK([.A88];&quot;Price&quot;)" office:value-type="string" office:string-value="193.6" calcext:value-type="string">
            <text:p>193.6</text:p>
          </table:table-cell>
          <table:table-cell table:formula="of:=[.K88]/[.J88]" office:value-type="float" office:value="1.37052244088914" calcext:value-type="float">
            <text:p>1.37052244088914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"52 years of div increases" - https://www.fool.com/investing/stock-market/types-of-stocks/dividend-stocks/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TR</text:p>
          </table:table-cell>
          <table:table-cell table:formula="of:=VALUE( STOCK([.A89];&quot;Dividend&quot;) )" office:value-type="currency" office:currency="USD" office:value="0.36" calcext:value-type="currency">
            <text:p>$0.36</text:p>
          </table:table-cell>
          <table:table-cell table:formula="of:=STOCK([.A89];&quot;Dividend %&quot;)" office:value-type="string" office:string-value="1.18%" calcext:value-type="string">
            <text:p>1.18%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formula="of:=STOCK([.A89]; &quot;P/E&quot;)" office:value-type="string" office:string-value="34.68" calcext:value-type="string">
            <text:p>34.68</text:p>
          </table:table-cell>
          <table:table-cell table:formula="of:=STOCK([.A89];&quot;52W Range&quot;)" office:value-type="string" office:string-value="28.99 - 38.92" calcext:value-type="string">
            <text:p>28.99 - 38.92</text:p>
          </table:table-cell>
          <table:table-cell table:formula="of:=VALUE( MID([.G89];1;FIND(&quot;-&quot;;[.G89])-1) )" office:value-type="float" office:value="28.99" calcext:value-type="float">
            <text:p>28.99</text:p>
          </table:table-cell>
          <table:table-cell table:formula="of:=VALUE( MID([.G89];FIND(&quot;-&quot;;[.G89])+1;9) )" office:value-type="float" office:value="38.92" calcext:value-type="float">
            <text:p>38.92</text:p>
          </table:table-cell>
          <table:table-cell table:formula="of:=([.I89]+[.H89])/2" office:value-type="float" office:value="33.955" calcext:value-type="float">
            <text:p>33.955</text:p>
          </table:table-cell>
          <table:table-cell table:formula="of:=STOCK([.A89];&quot;Price&quot;)" office:value-type="string" office:string-value="30.45" calcext:value-type="string">
            <text:p>30.45</text:p>
          </table:table-cell>
          <table:table-cell table:formula="of:=[.K89]/[.J89]" office:value-type="float" office:value="0.896775143572375" calcext:value-type="float">
            <text:p>0.896775143572375</text:p>
          </table:table-cell>
          <table:table-cell table:style-name="ce29" office:value-type="string" calcext:value-type="string">
            <text:p>king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TROW</text:p>
          </table:table-cell>
          <table:table-cell table:formula="of:=VALUE( STOCK([.A90];&quot;Dividend&quot;) )" office:value-type="currency" office:currency="USD" office:value="3.6" calcext:value-type="currency">
            <text:p>$3.60</text:p>
          </table:table-cell>
          <table:table-cell table:formula="of:=STOCK([.A90];&quot;Dividend %&quot;)" office:value-type="string" office:string-value="2.33%" calcext:value-type="string">
            <text:p>2.33%</text:p>
          </table:table-cell>
          <table:table-cell table:style-name="ce29" office:value-type="float" office:value="33" calcext:value-type="float">
            <text:p>33</text:p>
          </table:table-cell>
          <table:table-cell/>
          <table:table-cell table:formula="of:=STOCK([.A90]; &quot;P/E&quot;)" office:value-type="string" office:string-value="17.31" calcext:value-type="string">
            <text:p>17.31</text:p>
          </table:table-cell>
          <table:table-cell table:formula="of:=STOCK([.A90];&quot;52W Range&quot;)" office:value-type="string" office:string-value="82.51 - 154.98" calcext:value-type="string">
            <text:p>82.51 - 154.98</text:p>
          </table:table-cell>
          <table:table-cell table:formula="of:=VALUE( MID([.G90];1;FIND(&quot;-&quot;;[.G90])-1) )" office:value-type="float" office:value="82.51" calcext:value-type="float">
            <text:p>82.51</text:p>
          </table:table-cell>
          <table:table-cell table:formula="of:=VALUE( MID([.G90];FIND(&quot;-&quot;;[.G90])+1;9) )" office:value-type="float" office:value="154.98" calcext:value-type="float">
            <text:p>154.98</text:p>
          </table:table-cell>
          <table:table-cell table:formula="of:=([.I90]+[.H90])/2" office:value-type="float" office:value="118.745" calcext:value-type="float">
            <text:p>118.745</text:p>
          </table:table-cell>
          <table:table-cell table:formula="of:=STOCK([.A90];&quot;Price&quot;)" office:value-type="string" office:string-value="154.52" calcext:value-type="string">
            <text:p>154.52</text:p>
          </table:table-cell>
          <table:table-cell table:formula="of:=[.K90]/[.J90]" office:value-type="float" office:value="1.3012758431934" calcext:value-type="float">
            <text:p>1.3012758431934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T. Rowe Price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UVV</text:p>
          </table:table-cell>
          <table:table-cell table:formula="of:=VALUE( STOCK([.A91];&quot;Dividend&quot;) )" office:value-type="currency" office:currency="USD" office:value="3.08" calcext:value-type="currency">
            <text:p>$3.08</text:p>
          </table:table-cell>
          <table:table-cell table:formula="of:=STOCK([.A91];&quot;Dividend %&quot;)" office:value-type="string" office:string-value="5.89%" calcext:value-type="string">
            <text:p>5.89%</text:p>
          </table:table-cell>
          <table:table-cell table:style-name="ce29" office:value-type="float" office:value="49" calcext:value-type="float">
            <text:p>49</text:p>
          </table:table-cell>
          <table:table-cell/>
          <table:table-cell table:formula="of:=STOCK([.A91]; &quot;P/E&quot;)" office:value-type="string" office:string-value="23.13" calcext:value-type="string">
            <text:p>23.13</text:p>
          </table:table-cell>
          <table:table-cell table:formula="of:=STOCK([.A91];&quot;52W Range&quot;)" office:value-type="string" office:string-value="37.04 - 58.30" calcext:value-type="string">
            <text:p>37.04 - 58.30</text:p>
          </table:table-cell>
          <table:table-cell table:formula="of:=VALUE( MID([.G91];1;FIND(&quot;-&quot;;[.G91])-1) )" office:value-type="float" office:value="37.04" calcext:value-type="float">
            <text:p>37.04</text:p>
          </table:table-cell>
          <table:table-cell table:formula="of:=VALUE( MID([.G91];FIND(&quot;-&quot;;[.G91])+1;9) )" office:value-type="float" office:value="58.3" calcext:value-type="float">
            <text:p>58.3</text:p>
          </table:table-cell>
          <table:table-cell table:formula="of:=([.I91]+[.H91])/2" office:value-type="float" office:value="47.67" calcext:value-type="float">
            <text:p>47.67</text:p>
          </table:table-cell>
          <table:table-cell table:formula="of:=STOCK([.A91];&quot;Price&quot;)" office:value-type="string" office:string-value="52.25" calcext:value-type="string">
            <text:p>52.25</text:p>
          </table:table-cell>
          <table:table-cell table:formula="of:=[.K91]/[.J91]" office:value-type="float" office:value="1.09607719739878" calcext:value-type="float">
            <text:p>1.09607719739878</text:p>
          </table:table-cell>
          <table:table-cell table:style-name="ce29" office:value-type="string" calcext:value-type="string">
            <text:p>king</text:p>
          </table:table-cell>
          <table:table-cell table:style-name="ce29" office:value-type="string" calcext:value-type="string">
            <text:p>Universal Corp, tobacco import/expor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VFC</text:p>
          </table:table-cell>
          <table:table-cell table:formula="of:=VALUE( STOCK([.A92];&quot;Dividend&quot;) )" office:value-type="currency" office:currency="USD" office:value="1.96" calcext:value-type="currency">
            <text:p>$1.96</text:p>
          </table:table-cell>
          <table:table-cell table:formula="of:=STOCK([.A92];&quot;Dividend %&quot;)" office:value-type="string" office:string-value="2.23%" calcext:value-type="string">
            <text:p>2.23%</text:p>
          </table:table-cell>
          <table:table-cell table:style-name="ce32"/>
          <table:table-cell/>
          <table:table-cell table:formula="of:=STOCK([.A92]; &quot;P/E&quot;)" office:value-type="string" office:string-value="-" calcext:value-type="string">
            <text:p>-</text:p>
          </table:table-cell>
          <table:table-cell table:formula="of:=STOCK([.A92];&quot;52W Range&quot;)" office:value-type="string" office:string-value="45.07 - 98.18" calcext:value-type="string">
            <text:p>45.07 - 98.18</text:p>
          </table:table-cell>
          <table:table-cell table:formula="of:=VALUE( MID([.G92];1;FIND(&quot;-&quot;;[.G92])-1) )" office:value-type="float" office:value="45.07" calcext:value-type="float">
            <text:p>45.07</text:p>
          </table:table-cell>
          <table:table-cell table:formula="of:=VALUE( MID([.G92];FIND(&quot;-&quot;;[.G92])+1;9) )" office:value-type="float" office:value="98.18" calcext:value-type="float">
            <text:p>98.18</text:p>
          </table:table-cell>
          <table:table-cell table:formula="of:=([.I92]+[.H92])/2" office:value-type="float" office:value="71.625" calcext:value-type="float">
            <text:p>71.625</text:p>
          </table:table-cell>
          <table:table-cell table:formula="of:=STOCK([.A92];&quot;Price&quot;)" office:value-type="string" office:string-value="87.85" calcext:value-type="string">
            <text:p>87.85</text:p>
          </table:table-cell>
          <table:table-cell table:formula="of:=[.K92]/[.J92]" office:value-type="float" office:value="1.22652705061082" calcext:value-type="float">
            <text:p>1.22652705061082</text:p>
          </table:table-cell>
          <table:table-cell table:style-name="ce29" office:value-type="string" calcext:value-type="string">
            <text:p>arisocrat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29" office:value-type="string" calcext:value-type="string">
            <text:p>WBA</text:p>
          </table:table-cell>
          <table:table-cell table:formula="of:=VALUE( STOCK([.A93];&quot;Dividend&quot;) )" office:value-type="currency" office:currency="USD" office:value="1.87" calcext:value-type="currency">
            <text:p>$1.87</text:p>
          </table:table-cell>
          <table:table-cell table:formula="of:=STOCK([.A93];&quot;Dividend %&quot;)" office:value-type="string" office:string-value="4.14%" calcext:value-type="string">
            <text:p>4.14%</text:p>
          </table:table-cell>
          <table:table-cell table:style-name="ce29" office:value-type="float" office:value="44" calcext:value-type="float">
            <text:p>44</text:p>
          </table:table-cell>
          <table:table-cell/>
          <table:table-cell table:formula="of:=STOCK([.A93]; &quot;P/E&quot;)" office:value-type="string" office:string-value="-" calcext:value-type="string">
            <text:p>-</text:p>
          </table:table-cell>
          <table:table-cell table:formula="of:=STOCK([.A93];&quot;52W Range&quot;)" office:value-type="string" office:string-value="33.36 - 56.80" calcext:value-type="string">
            <text:p>33.36 - 56.80</text:p>
          </table:table-cell>
          <table:table-cell table:formula="of:=VALUE( MID([.G93];1;FIND(&quot;-&quot;;[.G93])-1) )" office:value-type="float" office:value="33.36" calcext:value-type="float">
            <text:p>33.36</text:p>
          </table:table-cell>
          <table:table-cell table:formula="of:=VALUE( MID([.G93];FIND(&quot;-&quot;;[.G93])+1;9) )" office:value-type="float" office:value="56.8" calcext:value-type="float">
            <text:p>56.8</text:p>
          </table:table-cell>
          <table:table-cell table:formula="of:=([.I93]+[.H93])/2" office:value-type="float" office:value="45.08" calcext:value-type="float">
            <text:p>45.08</text:p>
          </table:table-cell>
          <table:table-cell table:formula="of:=STOCK([.A93];&quot;Price&quot;)" office:value-type="string" office:string-value="45.21" calcext:value-type="string">
            <text:p>45.21</text:p>
          </table:table-cell>
          <table:table-cell table:formula="of:=[.K93]/[.J93]" office:value-type="float" office:value="1.00288376220053" calcext:value-type="float">
            <text:p>1.00288376220053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Walgreens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WMT</text:p>
          </table:table-cell>
          <table:table-cell table:formula="of:=VALUE( STOCK([.A94];&quot;Dividend&quot;) )" office:value-type="currency" office:currency="USD" office:value="2.16" calcext:value-type="currency">
            <text:p>$2.16</text:p>
          </table:table-cell>
          <table:table-cell table:formula="of:=STOCK([.A94];&quot;Dividend %&quot;)" office:value-type="string" office:string-value="1.47%" calcext:value-type="string">
            <text:p>1.47%</text:p>
          </table:table-cell>
          <table:table-cell table:style-name="ce29" office:value-type="float" office:value="43" calcext:value-type="float">
            <text:p>43</text:p>
          </table:table-cell>
          <table:table-cell/>
          <table:table-cell table:formula="of:=STOCK([.A94]; &quot;P/E&quot;)" office:value-type="string" office:string-value="21.17" calcext:value-type="string">
            <text:p>21.17</text:p>
          </table:table-cell>
          <table:table-cell table:formula="of:=STOCK([.A94];&quot;52W Range&quot;)" office:value-type="string" office:string-value="102.00 - 153.66" calcext:value-type="string">
            <text:p>102.00 - 153.66</text:p>
          </table:table-cell>
          <table:table-cell table:formula="of:=VALUE( MID([.G94];1;FIND(&quot;-&quot;;[.G94])-1) )" office:value-type="float" office:value="102" calcext:value-type="float">
            <text:p>102</text:p>
          </table:table-cell>
          <table:table-cell table:formula="of:=VALUE( MID([.G94];FIND(&quot;-&quot;;[.G94])+1;9) )" office:value-type="float" office:value="153.66" calcext:value-type="float">
            <text:p>153.66</text:p>
          </table:table-cell>
          <table:table-cell table:formula="of:=([.I94]+[.H94])/2" office:value-type="float" office:value="127.83" calcext:value-type="float">
            <text:p>127.83</text:p>
          </table:table-cell>
          <table:table-cell table:formula="of:=STOCK([.A94];&quot;Price&quot;)" office:value-type="string" office:string-value="146.63" calcext:value-type="string">
            <text:p>146.63</text:p>
          </table:table-cell>
          <table:table-cell table:formula="of:=[.K94]/[.J94]" office:value-type="float" office:value="1.14707032777908" calcext:value-type="float">
            <text:p>1.14707032777908</text:p>
          </table:table-cell>
          <table:table-cell table:style-name="ce29" office:value-type="string" calcext:value-type="string">
            <text:p>aristocrat</text:p>
          </table:table-cell>
          <table:table-cell table:style-name="ce29" office:value-type="string" calcext:value-type="string">
            <text:p>Walmart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XOM</text:p>
          </table:table-cell>
          <table:table-cell table:formula="of:=VALUE( STOCK([.A95];&quot;Dividend&quot;) )" office:value-type="currency" office:currency="USD" office:value="3.48" calcext:value-type="currency">
            <text:p>$3.48</text:p>
          </table:table-cell>
          <table:table-cell table:formula="of:=STOCK([.A95];&quot;Dividend %&quot;)" office:value-type="string" office:string-value="7.66%" calcext:value-type="string">
            <text:p>7.66%</text:p>
          </table:table-cell>
          <table:table-cell table:style-name="ce29" office:value-type="float" office:value="37" calcext:value-type="float">
            <text:p>37</text:p>
          </table:table-cell>
          <table:table-cell/>
          <table:table-cell table:formula="of:=STOCK([.A95]; &quot;P/E&quot;)" office:value-type="string" office:string-value="75.26" calcext:value-type="string">
            <text:p>75.26</text:p>
          </table:table-cell>
          <table:table-cell table:formula="of:=STOCK([.A95];&quot;52W Range&quot;)" office:value-type="string" office:string-value="30.11 - 70.29" calcext:value-type="string">
            <text:p>30.11 - 70.29</text:p>
          </table:table-cell>
          <table:table-cell table:formula="of:=VALUE( MID([.G95];1;FIND(&quot;-&quot;;[.G95])-1) )" office:value-type="float" office:value="30.11" calcext:value-type="float">
            <text:p>30.11</text:p>
          </table:table-cell>
          <table:table-cell table:formula="of:=VALUE( MID([.G95];FIND(&quot;-&quot;;[.G95])+1;9) )" office:value-type="float" office:value="70.29" calcext:value-type="float">
            <text:p>70.29</text:p>
          </table:table-cell>
          <table:table-cell table:formula="of:=([.I95]+[.H95])/2" office:value-type="float" office:value="50.2" calcext:value-type="float">
            <text:p>50.2</text:p>
          </table:table-cell>
          <table:table-cell table:formula="of:=STOCK([.A95];&quot;Price&quot;)" office:value-type="string" office:string-value="45.46" calcext:value-type="string">
            <text:p>45.46</text:p>
          </table:table-cell>
          <table:table-cell table:formula="of:=[.K95]/[.J95]" office:value-type="float" office:value="0.905577689243028" calcext:value-type="float">
            <text:p>0.905577689243028</text:p>
          </table:table-cell>
          <table:table-cell table:style-name="ce29" office:value-type="string" calcext:value-type="string">
            <text:p>aristocrat</text:p>
          </table:table-cell>
          <table:table-cell table:style-name="ce32"/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BV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BB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1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8.39B</text:p>
          </table:table-cell>
          <table:table-cell office:value-type="string" calcext:value-type="string">
            <text:p>Forward P/E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4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7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9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P/C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1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7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85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1.4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2% 2.0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06.71" calcext:value-type="float">
            <text:p>106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2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07.27" calcext:value-type="float">
            <text:p>107.2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89%</text:p>
          </table:table-cell>
          <table:table-cell office:value-type="string" calcext:value-type="string">
            <text:p>Volume</text:p>
          </table:table-cell>
          <table:table-cell office:value-type="float" office:value="5329316" calcext:value-type="float">
            <text:p>532931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52%</text:p>
          </table:table-cell>
        </table:table-row>
      </table:table>
      <table:table table:name="AB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B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02" calcext:value-type="float">
            <text:p>-0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Forward P/E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64" calcext:value-type="float">
            <text:p>2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6.0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0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7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9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9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Short Ratio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3.3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P/B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arget Pr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2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P/C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9.79 - 41.7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FCF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4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7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5.9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RSI (14)</text:p>
          </table:table-cell>
          <table:table-cell office:value-type="float" office:value="58.71" calcext:value-type="float">
            <text:p>58.7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4.38% 3.4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16 AMC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34.59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0.75" calcext:value-type="float">
            <text:p>40.7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3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Volume</text:p>
          </table:table-cell>
          <table:table-cell office:value-type="float" office:value="286643" calcext:value-type="float">
            <text:p>28664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2%</text:p>
          </table:table-cell>
        </table:table-row>
      </table:table>
      <table:table table:name="AB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B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37" calcext:value-type="float">
            <text:p>59.3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88" calcext:value-type="float">
            <text:p>1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7.26B</text:p>
          </table:table-cell>
          <table:table-cell office:value-type="string" calcext:value-type="string">
            <text:p>Forward P/E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37" calcext:value-type="float">
            <text:p>4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EG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2.22B</text:p>
          </table:table-cell>
          <table:table-cell office:value-type="string" calcext:value-type="string">
            <text:p>P/S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5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9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P/B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5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Target Price</text:p>
          </table:table-cell>
          <table:table-cell office:value-type="float" office:value="121.06" calcext:value-type="float">
            <text:p>121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C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1.61 - 115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93.94" calcext:value-type="float">
            <text:p>93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0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61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1.1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SI (14)</text:p>
          </table:table-cell>
          <table:table-cell office:value-type="float" office:value="64.14" calcext:value-type="float">
            <text:p>64.1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2% 1.8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el Volum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7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11.61" calcext:value-type="float">
            <text:p>111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4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81%</text:p>
          </table:table-cell>
          <table:table-cell office:value-type="string" calcext:value-type="string">
            <text:p>Volume</text:p>
          </table:table-cell>
          <table:table-cell office:value-type="float" office:value="4236498" calcext:value-type="float">
            <text:p>423649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8%</text:p>
          </table:table-cell>
        </table:table-row>
      </table:table>
      <table:table table:name="AD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D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9" calcext:value-type="float">
            <text:p>2.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6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17B</text:p>
          </table:table-cell>
          <table:table-cell office:value-type="string" calcext:value-type="string">
            <text:p>Forward P/E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63" calcext:value-type="float">
            <text:p>3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9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54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64B</text:p>
          </table:table-cell>
          <table:table-cell office:value-type="string" calcext:value-type="string">
            <text:p>PEG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2.71B</text:p>
          </table:table-cell>
          <table:table-cell office:value-type="string" calcext:value-type="string">
            <text:p>P/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3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P/B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5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54.92" calcext:value-type="float">
            <text:p>54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0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8.92 - 53.5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8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74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1.7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RSI (14)</text:p>
          </table:table-cell>
          <table:table-cell office:value-type="float" office:value="64.97" calcext:value-type="float">
            <text:p>64.9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13% 2.1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2.43" calcext:value-type="float">
            <text:p>52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9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0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2.57" calcext:value-type="float">
            <text:p>52.5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3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Volume</text:p>
          </table:table-cell>
          <table:table-cell office:value-type="float" office:value="2907450" calcext:value-type="float">
            <text:p>290745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7%</text:p>
          </table:table-cell>
        </table:table-row>
      </table:table>
      <table:table table:name="ADP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D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76" calcext:value-type="float">
            <text:p>29.7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75" calcext:value-type="float">
            <text:p>5.7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28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9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2.41B</text:p>
          </table:table-cell>
          <table:table-cell office:value-type="string" calcext:value-type="string">
            <text:p>Forward P/E</text:p>
          </table:table-cell>
          <table:table-cell office:value-type="float" office:value="27.01" calcext:value-type="float">
            <text:p>27.0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33" calcext:value-type="float">
            <text:p>6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3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27.7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8B</text:p>
          </table:table-cell>
          <table:table-cell office:value-type="string" calcext:value-type="string">
            <text:p>PEG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9" calcext:value-type="float">
            <text:p>1.2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3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.56B</text:p>
          </table:table-cell>
          <table:table-cell office:value-type="string" calcext:value-type="string">
            <text:p>P/S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2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P/B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Target Price</text:p>
          </table:table-cell>
          <table:table-cell office:value-type="float" office:value="169.72" calcext:value-type="float">
            <text:p>169.7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0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0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4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3.11 - 182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9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P/FCF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6.1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7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5.8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58% 1.7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el Volume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8.85" calcext:value-type="float">
            <text:p>168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71.05" calcext:value-type="float">
            <text:p>171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64%</text:p>
          </table:table-cell>
          <table:table-cell office:value-type="string" calcext:value-type="string">
            <text:p>Volume</text:p>
          </table:table-cell>
          <table:table-cell office:value-type="float" office:value="2637756" calcext:value-type="float">
            <text:p>26377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0%</text:p>
          </table:table-cell>
        </table:table-row>
      </table:table>
      <table:table table:name="AF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F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F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4" calcext:value-type="float">
            <text:p>6.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11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0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1.39B</text:p>
          </table:table-cell>
          <table:table-cell office:value-type="string" calcext:value-type="string">
            <text:p>Forward P/E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86" calcext:value-type="float">
            <text:p>4.8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40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6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61B</text:p>
          </table:table-cell>
          <table:table-cell office:value-type="string" calcext:value-type="string">
            <text:p>PEG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1.85B</text:p>
          </table:table-cell>
          <table:table-cell office:value-type="string" calcext:value-type="string">
            <text:p>P/S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P/B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.5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Target Price</text:p>
          </table:table-cell>
          <table:table-cell office:value-type="float" office:value="44.09" calcext:value-type="float">
            <text:p>44.0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P/C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3.07 - 53.4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/FCF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6.7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97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2.8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9.40%</text:p>
          </table:table-cell>
          <table:table-cell office:value-type="string" calcext:value-type="string">
            <text:p>RSI (14)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3% 2.1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9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68" calcext:value-type="float">
            <text:p>44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3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83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4.49" calcext:value-type="float">
            <text:p>44.4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6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7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7%</text:p>
          </table:table-cell>
          <table:table-cell office:value-type="string" calcext:value-type="string">
            <text:p>Volume</text:p>
          </table:table-cell>
          <table:table-cell office:value-type="float" office:value="2913721" calcext:value-type="float">
            <text:p>29137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3%</text:p>
          </table:table-cell>
        </table:table-row>
      </table:table>
      <table:table table:name="AL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L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L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1.42" calcext:value-type="float">
            <text:p>51.4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58" calcext:value-type="float">
            <text:p>3.5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6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.59B</text:p>
          </table:table-cell>
          <table:table-cell office:value-type="string" calcext:value-type="string">
            <text:p>Forward P/E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1" calcext:value-type="float">
            <text:p>4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8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6.1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7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81.50M</text:p>
          </table:table-cell>
          <table:table-cell office:value-type="string" calcext:value-type="string">
            <text:p>PEG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4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9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24B</text:p>
          </table:table-cell>
          <table:table-cell office:value-type="string" calcext:value-type="string">
            <text:p>P/S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3.3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P/B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14.85" calcext:value-type="float">
            <text:p>114.8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3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/C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8.89 - 187.2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6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84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76.5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5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5.96% 3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6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84.1" calcext:value-type="float">
            <text:p>184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4.2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9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8.91%</text:p>
          </table:table-cell>
          <table:table-cell office:value-type="string" calcext:value-type="string">
            <text:p>Volume</text:p>
          </table:table-cell>
          <table:table-cell office:value-type="float" office:value="1656411" calcext:value-type="float">
            <text:p>165641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AMC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MC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MC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32B</text:p>
          </table:table-cell>
          <table:table-cell office:value-type="string" calcext:value-type="string">
            <text:p>Forward P/E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0.75" calcext:value-type="float">
            <text:p>0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44.20M</text:p>
          </table:table-cell>
          <table:table-cell office:value-type="string" calcext:value-type="string">
            <text:p>PEG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17" calcext:value-type="float">
            <text:p>0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7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42B</text:p>
          </table:table-cell>
          <table:table-cell office:value-type="string" calcext:value-type="string">
            <text:p>P/S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Short Ratio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4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B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Target Price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C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.80 - 12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FCF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7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26%</text:p>
          </table:table-cell>
          <table:table-cell office:value-type="string" calcext:value-type="string">
            <text:p>Beta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09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8.2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48.44" calcext:value-type="float">
            <text:p>48.4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4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el Volum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0.5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48%</text:p>
          </table:table-cell>
          <table:table-cell office:value-type="string" calcext:value-type="string">
            <text:p>Volume</text:p>
          </table:table-cell>
          <table:table-cell office:value-type="float" office:value="3714656" calcext:value-type="float">
            <text:p>37146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54%</text:p>
          </table:table-cell>
        </table:table-row>
      </table:table>
      <table:table table:name="AO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O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O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95" calcext:value-type="float">
            <text:p>28.9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94" calcext:value-type="float">
            <text:p>1.9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1.4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8B</text:p>
          </table:table-cell>
          <table:table-cell office:value-type="string" calcext:value-type="string">
            <text:p>Forward P/E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37" calcext:value-type="float">
            <text:p>2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4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1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6.20M</text:p>
          </table:table-cell>
          <table:table-cell office:value-type="string" calcext:value-type="string">
            <text:p>PEG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6" calcext:value-type="float">
            <text:p>0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0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P/S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Short Ratio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P/B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3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Target Price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3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C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3.81 - 58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30.58" calcext:value-type="float">
            <text:p>30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2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6.1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1% 2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Rel Volum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6.16" calcext:value-type="float">
            <text:p>56.1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65%</text:p>
          </table:table-cell>
          <table:table-cell office:value-type="string" calcext:value-type="string">
            <text:p>Volume</text:p>
          </table:table-cell>
          <table:table-cell office:value-type="float" office:value="804014" calcext:value-type="float">
            <text:p>8040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8%</text:p>
          </table:table-cell>
        </table:table-row>
      </table:table>
      <table:table table:name="AP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55" calcext:value-type="float">
            <text:p>8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1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3.06B</text:p>
          </table:table-cell>
          <table:table-cell office:value-type="string" calcext:value-type="string">
            <text:p>Forward P/E</text:p>
          </table:table-cell>
          <table:table-cell office:value-type="float" office:value="27.09" calcext:value-type="float">
            <text:p>27.0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0.55" calcext:value-type="float">
            <text:p>10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0.2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5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0B</text:p>
          </table:table-cell>
          <table:table-cell office:value-type="string" calcext:value-type="string">
            <text:p>PEG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4.6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86B</text:p>
          </table:table-cell>
          <table:table-cell office:value-type="string" calcext:value-type="string">
            <text:p>P/S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83%</text:p>
          </table:table-cell>
          <table:table-cell office:value-type="string" calcext:value-type="string">
            <text:p>Short Ratio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P/B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6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Target Price</text:p>
          </table:table-cell>
          <table:table-cell office:value-type="float" office:value="308.15" calcext:value-type="float">
            <text:p>308.1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8.81" calcext:value-type="float">
            <text:p>28.81</text:p>
          </table:table-cell>
          <table:table-cell office:value-type="string" calcext:value-type="string">
            <text:p>P/C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67.43 - 327.8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2.8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8%</text:p>
          </table:table-cell>
          <table:table-cell office:value-type="string" calcext:value-type="string">
            <text:p>Quick Ratio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0.6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Current Ratio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5.30%</text:p>
          </table:table-cell>
          <table:table-cell office:value-type="string" calcext:value-type="string">
            <text:p>RSI (14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1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85.29" calcext:value-type="float">
            <text:p>285.2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85.74" calcext:value-type="float">
            <text:p>285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4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96%</text:p>
          </table:table-cell>
          <table:table-cell office:value-type="string" calcext:value-type="string">
            <text:p>Volume</text:p>
          </table:table-cell>
          <table:table-cell office:value-type="float" office:value="1227623" calcext:value-type="float">
            <text:p>12276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6%</text:p>
          </table:table-cell>
        </table:table-row>
      </table:table>
      <table:table table:name="AT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T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T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89" calcext:value-type="float">
            <text:p>4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0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6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31B</text:p>
          </table:table-cell>
          <table:table-cell office:value-type="string" calcext:value-type="string">
            <text:p>Forward P/E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4" calcext:value-type="float">
            <text:p>5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4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00M</text:p>
          </table:table-cell>
          <table:table-cell office:value-type="string" calcext:value-type="string">
            <text:p>PEG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3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7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2B</text:p>
          </table:table-cell>
          <table:table-cell office:value-type="string" calcext:value-type="string">
            <text:p>P/S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Short Ratio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9.9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P/B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Target Price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6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/C</text:p>
          </table:table-cell>
          <table:table-cell office:value-type="float" office:value="543.97" calcext:value-type="float">
            <text:p>543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77.92 - 12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6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2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80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6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4.5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RSI (14)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5% 2.3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9.77" calcext:value-type="float">
            <text:p>89.7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59.37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9.26" calcext:value-type="float">
            <text:p>89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6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9.70%</text:p>
          </table:table-cell>
          <table:table-cell office:value-type="string" calcext:value-type="string">
            <text:p>Volume</text:p>
          </table:table-cell>
          <table:table-cell office:value-type="float" office:value="1054351" calcext:value-type="float">
            <text:p>105435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7%</text:p>
          </table:table-cell>
        </table:table-row>
      </table:table>
      <table:table table:name="AW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AW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W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23" calcext:value-type="float">
            <text:p>2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6.8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5B</text:p>
          </table:table-cell>
          <table:table-cell office:value-type="string" calcext:value-type="string">
            <text:p>Forward P/E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2.60M</text:p>
          </table:table-cell>
          <table:table-cell office:value-type="string" calcext:value-type="string">
            <text:p>PEG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8" calcext:value-type="float">
            <text:p>0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00M</text:p>
          </table:table-cell>
          <table:table-cell office:value-type="string" calcext:value-type="string">
            <text:p>P/S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ort Ratio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P/B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364.71" calcext:value-type="float">
            <text:p>364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5.11 - 96.6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6.2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65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0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4.3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RSI (14)</text:p>
          </table:table-cell>
          <table:table-cell office:value-type="float" office:value="60.26" calcext:value-type="float">
            <text:p>60.2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1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0.09" calcext:value-type="float">
            <text:p>80.0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7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87.10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0.98" calcext:value-type="float">
            <text:p>80.9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7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7%</text:p>
          </table:table-cell>
          <table:table-cell office:value-type="string" calcext:value-type="string">
            <text:p>Volume</text:p>
          </table:table-cell>
          <table:table-cell office:value-type="float" office:value="113021" calcext:value-type="float">
            <text:p>1130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table table:name="BD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BD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D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73" calcext:value-type="float">
            <text:p>2.7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0.4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3.73B</text:p>
          </table:table-cell>
          <table:table-cell office:value-type="string" calcext:value-type="string">
            <text:p>Forward P/E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3.39" calcext:value-type="float">
            <text:p>13.3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8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67.00M</text:p>
          </table:table-cell>
          <table:table-cell office:value-type="string" calcext:value-type="string">
            <text:p>PEG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01" calcext:value-type="float">
            <text:p>3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9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12B</text:p>
          </table:table-cell>
          <table:table-cell office:value-type="string" calcext:value-type="string">
            <text:p>P/S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0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P/B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Target Price</text:p>
          </table:table-cell>
          <table:table-cell office:value-type="float" office:value="275.57" calcext:value-type="float">
            <text:p>275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/C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97.75 - 286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/FCF</text:p>
          </table:table-cell>
          <table:table-cell office:value-type="float" office:value="43.29" calcext:value-type="float">
            <text:p>43.2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1.0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30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4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8.9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SI (14)</text:p>
          </table:table-cell>
          <table:table-cell office:value-type="float" office:value="66.19" calcext:value-type="float">
            <text:p>66.1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1% 1.7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53.5" calcext:value-type="float">
            <text:p>253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1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55.06" calcext:value-type="float">
            <text:p>255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1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93%</text:p>
          </table:table-cell>
          <table:table-cell office:value-type="string" calcext:value-type="string">
            <text:p>Volume</text:p>
          </table:table-cell>
          <table:table-cell office:value-type="float" office:value="1455190" calcext:value-type="float">
            <text:p>145519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2%</text:p>
          </table:table-cell>
        </table:table-row>
      </table:table>
      <table:table table:name="BE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BE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E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59" calcext:value-type="float">
            <text:p>1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8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2.90B</text:p>
          </table:table-cell>
          <table:table-cell office:value-type="string" calcext:value-type="string">
            <text:p>Forward P/E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9" calcext:value-type="float">
            <text:p>2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9.0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5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83.10M</text:p>
          </table:table-cell>
          <table:table-cell office:value-type="string" calcext:value-type="string">
            <text:p>PEG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1" calcext:value-type="float">
            <text:p>0.7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8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7.6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2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57B</text:p>
          </table:table-cell>
          <table:table-cell office:value-type="string" calcext:value-type="string">
            <text:p>P/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/B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4.5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/C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4.91 - 27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1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/FCF</text:p>
          </table:table-cell>
          <table:table-cell office:value-type="float" office:value="33.54" calcext:value-type="float">
            <text:p>33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41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4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9.5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RSI (14)</text:p>
          </table:table-cell>
          <table:table-cell office:value-type="float" office:value="62.07" calcext:value-type="float">
            <text:p>62.0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5% 2.4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5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4.1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0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5.28" calcext:value-type="float">
            <text:p>25.2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3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89%</text:p>
          </table:table-cell>
          <table:table-cell office:value-type="string" calcext:value-type="string">
            <text:p>Volume</text:p>
          </table:table-cell>
          <table:table-cell office:value-type="float" office:value="3299577" calcext:value-type="float">
            <text:p>32995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2%</text:p>
          </table:table-cell>
        </table:table-row>
      </table:table>
      <table:table table:name="BF-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BF-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F-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0.83" calcext:value-type="float">
            <text:p>40.8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92" calcext:value-type="float">
            <text:p>1.9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78.5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2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33B</text:p>
          </table:table-cell>
          <table:table-cell office:value-type="string" calcext:value-type="string">
            <text:p>Forward P/E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1.7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23.00M</text:p>
          </table:table-cell>
          <table:table-cell office:value-type="string" calcext:value-type="string">
            <text:p>PEG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3" calcext:value-type="float">
            <text:p>0.4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0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/S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Short Ratio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P/B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Target Price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4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C</text:p>
          </table:table-cell>
          <table:table-cell office:value-type="float" office:value="37.68" calcext:value-type="float">
            <text:p>37.6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8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4.68 - 83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92.67" calcext:value-type="float">
            <text:p>92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9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1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5.5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urrent Ratio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RSI (14)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12% 2.0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7.6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7.56" calcext:value-type="float">
            <text:p>77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0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6.36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8.43" calcext:value-type="float">
            <text:p>78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8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05%</text:p>
          </table:table-cell>
          <table:table-cell office:value-type="string" calcext:value-type="string">
            <text:p>Volume</text:p>
          </table:table-cell>
          <table:table-cell office:value-type="float" office:value="772903" calcext:value-type="float">
            <text:p>7729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2%</text:p>
          </table:table-cell>
        </table:table-row>
      </table:table>
      <table:table table:name="CAH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A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31" calcext:value-type="float">
            <text:p>3.3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3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52B</text:p>
          </table:table-cell>
          <table:table-cell office:value-type="string" calcext:value-type="string">
            <text:p>Forward P/E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17" calcext:value-type="float">
            <text:p>6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2.9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73.00M</text:p>
          </table:table-cell>
          <table:table-cell office:value-type="string" calcext:value-type="string">
            <text:p>PEG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54.65B</text:p>
          </table:table-cell>
          <table:table-cell office:value-type="string" calcext:value-type="string">
            <text:p>P/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78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P/B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0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Target Price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1.1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P/C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1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9.05 - 60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P/FCF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47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8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47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3.1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SI (14)</text:p>
          </table:table-cell>
          <table:table-cell office:value-type="float" office:value="59.69" calcext:value-type="float">
            <text:p>59.6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1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5.91" calcext:value-type="float">
            <text:p>55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0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8.58%</text:p>
          </table:table-cell>
          <table:table-cell office:value-type="string" calcext:value-type="string">
            <text:p>Volume</text:p>
          </table:table-cell>
          <table:table-cell office:value-type="float" office:value="2135413" calcext:value-type="float">
            <text:p>21354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CAR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AR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R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EPS (ttm)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1B</text:p>
          </table:table-cell>
          <table:table-cell office:value-type="string" calcext:value-type="string">
            <text:p>Forward P/E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EPS next Y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66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4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4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3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36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table:style-name="ce35" office:value-type="string" calcext:value-type="string">
            <text:p>-22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3.4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B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EPS next Y</text:p>
          </table:table-cell>
          <table:table-cell table:style-name="ce35" office:value-type="string" calcext:value-type="string">
            <text:p>11.80%</text:p>
          </table:table-cell>
          <table:table-cell office:value-type="string" calcext:value-type="string">
            <text:p>RO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42.13" calcext:value-type="float">
            <text:p>42.13</text:p>
          </table:table-cell>
          <table:table-cell office:value-type="string" calcext:value-type="string">
            <text:p>Perf Year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C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EPS next 5Y</text:p>
          </table:table-cell>
          <table:table-cell table:style-name="ce35" office:value-type="string" calcext:value-type="string">
            <text:p>-4.8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.50 - 41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8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FCF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4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90%</text:p>
          </table:table-cell>
          <table:table-cell office:value-type="string" calcext:value-type="string">
            <text:p>Beta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53.8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2635" calcext:value-type="float">
            <text:p>52635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table:style-name="ce35" office:value-type="string" calcext:value-type="string">
            <text:p>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SI (14)</text:p>
          </table:table-cell>
          <table:table-cell office:value-type="float" office:value="65.23" calcext:value-type="float">
            <text:p>65.2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79% 2.7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EPS Q/Q</text:p>
          </table:table-cell>
          <table:table-cell table:style-name="ce35" office:value-type="string" calcext:value-type="string">
            <text:p>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el Volume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0.69" calcext:value-type="float">
            <text:p>40.6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6.88%</text:p>
          </table:table-cell>
          <table:table-cell office:value-type="string" calcext:value-type="string">
            <text:p>SMA50</text:p>
          </table:table-cell>
          <table:table-cell table:style-name="ce35" office:value-type="string" calcext:value-type="string">
            <text:p>7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7.38%</text:p>
          </table:table-cell>
          <table:table-cell office:value-type="string" calcext:value-type="string">
            <text:p>Volume</text:p>
          </table:table-cell>
          <table:table-cell office:value-type="float" office:value="6959276" calcext:value-type="float">
            <text:p>695927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7%</text:p>
          </table:table-cell>
        </table:table-row>
      </table:table>
      <table:table table:name="CA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A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T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01" calcext:value-type="float">
            <text:p>6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42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7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52B</text:p>
          </table:table-cell>
          <table:table-cell office:value-type="string" calcext:value-type="string">
            <text:p>Forward P/E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41" calcext:value-type="float">
            <text:p>7.4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7.4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42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2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7" calcext:value-type="float">
            <text:p>1.4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3.66B</text:p>
          </table:table-cell>
          <table:table-cell office:value-type="string" calcext:value-type="string">
            <text:p>P/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1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P/B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6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175.47" calcext:value-type="float">
            <text:p>175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1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7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87.50 - 197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P/FCF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5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2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2.0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300" calcext:value-type="float">
            <text:p>1023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73.81" calcext:value-type="float">
            <text:p>73.8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9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4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Rel Volume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94.23" calcext:value-type="float">
            <text:p>194.2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3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94.26" calcext:value-type="float">
            <text:p>194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5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5.78%</text:p>
          </table:table-cell>
          <table:table-cell office:value-type="string" calcext:value-type="string">
            <text:p>Volume</text:p>
          </table:table-cell>
          <table:table-cell office:value-type="float" office:value="3183298" calcext:value-type="float">
            <text:p>318329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2%</text:p>
          </table:table-cell>
        </table:table-row>
      </table:table>
      <table:table table:name="C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03" calcext:value-type="float">
            <text:p>5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51.7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0.35B</text:p>
          </table:table-cell>
          <table:table-cell office:value-type="string" calcext:value-type="string">
            <text:p>Forward P/E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1.46" calcext:value-type="float">
            <text:p>11.4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49.3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9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9B</text:p>
          </table:table-cell>
          <table:table-cell office:value-type="string" calcext:value-type="string">
            <text:p>PEG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8" calcext:value-type="float">
            <text:p>2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1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1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4.89B</text:p>
          </table:table-cell>
          <table:table-cell office:value-type="string" calcext:value-type="string">
            <text:p>P/S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34%</text:p>
          </table:table-cell>
          <table:table-cell office:value-type="string" calcext:value-type="string">
            <text:p>Shor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4.86" calcext:value-type="float">
            <text:p>124.86</text:p>
          </table:table-cell>
          <table:table-cell office:value-type="string" calcext:value-type="string">
            <text:p>P/B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5.8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159.44" calcext:value-type="float">
            <text:p>159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P/C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87.35 - 167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9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FCF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3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01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7.90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RSI (14)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2% 1.9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el Volume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5.86" calcext:value-type="float">
            <text:p>155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8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03%</text:p>
          </table:table-cell>
          <table:table-cell office:value-type="string" calcext:value-type="string">
            <text:p>Volume</text:p>
          </table:table-cell>
          <table:table-cell office:value-type="float" office:value="1285848" calcext:value-type="float">
            <text:p>12858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CBSH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BS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S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69" calcext:value-type="float">
            <text:p>2.6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16.2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6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8.27B</text:p>
          </table:table-cell>
          <table:table-cell office:value-type="string" calcext:value-type="string">
            <text:p>Forward P/E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37" calcext:value-type="float">
            <text:p>3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13.5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3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94" calcext:value-type="float">
            <text:p>0.9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0.4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4.60M</text:p>
          </table:table-cell>
          <table:table-cell office:value-type="string" calcext:value-type="string">
            <text:p>P/S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Short Ratio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2.3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P/B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3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Target Price</text:p>
          </table:table-cell>
          <table:table-cell office:value-type="float" office:value="63.88" calcext:value-type="float">
            <text:p>63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8.7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P/C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3.34 - 70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6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/FCF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9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4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1.6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1.30%</text:p>
          </table:table-cell>
          <table:table-cell office:value-type="string" calcext:value-type="string">
            <text:p>RSI (14)</text:p>
          </table:table-cell>
          <table:table-cell office:value-type="float" office:value="68.97" calcext:value-type="float">
            <text:p>68.9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3% 2.3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Rel Volum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0.61" calcext:value-type="float">
            <text:p>70.6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7.57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0.05" calcext:value-type="float">
            <text:p>70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1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62%</text:p>
          </table:table-cell>
          <table:table-cell office:value-type="string" calcext:value-type="string">
            <text:p>Volume</text:p>
          </table:table-cell>
          <table:table-cell office:value-type="float" office:value="328447" calcext:value-type="float">
            <text:p>3284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9%</text:p>
          </table:table-cell>
        </table:table-row>
      </table:table>
      <table:table table:name="C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29" calcext:value-type="float">
            <text:p>26.2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13" calcext:value-type="float">
            <text:p>3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59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7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0.12B</text:p>
          </table:table-cell>
          <table:table-cell office:value-type="string" calcext:value-type="string">
            <text:p>Forward P/E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25" calcext:value-type="float">
            <text:p>3.2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1.1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5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3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69B</text:p>
          </table:table-cell>
          <table:table-cell office:value-type="string" calcext:value-type="string">
            <text:p>PEG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6" calcext:value-type="float">
            <text:p>0.7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16B</text:p>
          </table:table-cell>
          <table:table-cell office:value-type="string" calcext:value-type="string">
            <text:p>P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Short Ratio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1.7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B</text:p>
          </table:table-cell>
          <table:table-cell office:value-type="float" office:value="108.36" calcext:value-type="float">
            <text:p>108.3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Target Price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/C</text:p>
          </table:table-cell>
          <table:table-cell office:value-type="float" office:value="65.59" calcext:value-type="float">
            <text:p>65.5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8.49 - 86.4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7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/FCF</text:p>
          </table:table-cell>
          <table:table-cell office:value-type="float" office:value="40.48" calcext:value-type="float">
            <text:p>40.4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4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7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4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0.7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80%</text:p>
          </table:table-cell>
          <table:table-cell office:value-type="string" calcext:value-type="string">
            <text:p>RSI (14)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09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Rel Volume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4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2.35" calcext:value-type="float">
            <text:p>82.3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2.6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63%</text:p>
          </table:table-cell>
          <table:table-cell office:value-type="string" calcext:value-type="string">
            <text:p>Volume</text:p>
          </table:table-cell>
          <table:table-cell office:value-type="float" office:value="5569260" calcext:value-type="float">
            <text:p>55692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7%</text:p>
          </table:table-cell>
        </table:table-row>
      </table:table>
      <table:table table:name="CL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L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98" calcext:value-type="float">
            <text:p>8.9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3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76B</text:p>
          </table:table-cell>
          <table:table-cell office:value-type="string" calcext:value-type="string">
            <text:p>Forward P/E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04" calcext:value-type="float">
            <text:p>8.0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4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5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PEG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74" calcext:value-type="float">
            <text:p>1.7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0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0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13B</text:p>
          </table:table-cell>
          <table:table-cell office:value-type="string" calcext:value-type="string">
            <text:p>P/S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3.8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P/B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Target Price</text:p>
          </table:table-cell>
          <table:table-cell office:value-type="float" office:value="222.79" calcext:value-type="float">
            <text:p>222.7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P/C</text:p>
          </table:table-cell>
          <table:table-cell office:value-type="float" office:value="28.79" calcext:value-type="float">
            <text:p>28.7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0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50.95 - 23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FCF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7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24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6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1.0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94% 1.5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Rel 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96.43" calcext:value-type="float">
            <text:p>196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97.84" calcext:value-type="float">
            <text:p>197.8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7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9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Volume</text:p>
          </table:table-cell>
          <table:table-cell office:value-type="float" office:value="1411284" calcext:value-type="float">
            <text:p>141128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2%</text:p>
          </table:table-cell>
        </table:table-row>
      </table:table>
      <table:table table:name="CINF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INF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INF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85" calcext:value-type="float">
            <text:p>4.8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11B</text:p>
          </table:table-cell>
          <table:table-cell office:value-type="string" calcext:value-type="string">
            <text:p>Forward P/E</text:p>
          </table:table-cell>
          <table:table-cell office:value-type="float" office:value="23.02" calcext:value-type="float">
            <text:p>23.0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81" calcext:value-type="float">
            <text:p>3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0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9.8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0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93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6" calcext:value-type="float">
            <text:p>1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7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4.9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9B</text:p>
          </table:table-cell>
          <table:table-cell office:value-type="string" calcext:value-type="string">
            <text:p>P/S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93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Short Ratio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60.57" calcext:value-type="float">
            <text:p>60.57</text:p>
          </table:table-cell>
          <table:table-cell office:value-type="string" calcext:value-type="string">
            <text:p>P/B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Target Price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P/C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6.07 - 115.5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3.32" calcext:value-type="float">
            <text:p>13.3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4.0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7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0.5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Oper.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51" calcext:value-type="float">
            <text:p>61.5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0% 2.8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3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7.68" calcext:value-type="float">
            <text:p>87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6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29.6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7.78" calcext:value-type="float">
            <text:p>87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41%</text:p>
          </table:table-cell>
          <table:table-cell office:value-type="string" calcext:value-type="string">
            <text:p>Volume</text:p>
          </table:table-cell>
          <table:table-cell office:value-type="float" office:value="685042" calcext:value-type="float">
            <text:p>68504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CTA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TA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TA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38" calcext:value-type="float">
            <text:p>39.3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89" calcext:value-type="float">
            <text:p>8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5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9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7.28B</text:p>
          </table:table-cell>
          <table:table-cell office:value-type="string" calcext:value-type="string">
            <text:p>Forward P/E</text:p>
          </table:table-cell>
          <table:table-cell office:value-type="float" office:value="35.44" calcext:value-type="float">
            <text:p>35.4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88" calcext:value-type="float">
            <text:p>9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6.30M</text:p>
          </table:table-cell>
          <table:table-cell office:value-type="string" calcext:value-type="string">
            <text:p>PEG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6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3B</text:p>
          </table:table-cell>
          <table:table-cell office:value-type="string" calcext:value-type="string">
            <text:p>P/S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Short Ratio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P/B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Target Price</text:p>
          </table:table-cell>
          <table:table-cell office:value-type="float" office:value="373.7" calcext:value-type="float">
            <text:p>373.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P/C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54.33 - 369.2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9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/FCF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1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00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6.8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9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355.06" calcext:value-type="float">
            <text:p>355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9.86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50.15" calcext:value-type="float">
            <text:p>350.1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8%</text:p>
          </table:table-cell>
          <table:table-cell office:value-type="string" calcext:value-type="string">
            <text:p>Volume</text:p>
          </table:table-cell>
          <table:table-cell office:value-type="float" office:value="398402" calcext:value-type="float">
            <text:p>3984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38%</text:p>
          </table:table-cell>
        </table:table-row>
      </table:table>
      <table:table table:name="CV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V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06" calcext:value-type="float">
            <text:p>6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6.85B</text:p>
          </table:table-cell>
          <table:table-cell office:value-type="string" calcext:value-type="string">
            <text:p>Forward P/E</text:p>
          </table:table-cell>
          <table:table-cell office:value-type="float" office:value="9.93" calcext:value-type="float">
            <text:p>9.9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54" calcext:value-type="float">
            <text:p>7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96B</text:p>
          </table:table-cell>
          <table:table-cell office:value-type="string" calcext:value-type="string">
            <text:p>PEG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3" calcext:value-type="float">
            <text:p>1.2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66.04B</text:p>
          </table:table-cell>
          <table:table-cell office:value-type="string" calcext:value-type="string">
            <text:p>P/S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61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P/B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7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P/C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2.04 - 76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6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/FCF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67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3.8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SI (14)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9% 2.1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3.99" calcext:value-type="float">
            <text:p>73.9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5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4.86" calcext:value-type="float">
            <text:p>74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2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5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99%</text:p>
          </table:table-cell>
          <table:table-cell office:value-type="string" calcext:value-type="string">
            <text:p>Volume</text:p>
          </table:table-cell>
          <table:table-cell office:value-type="float" office:value="11214832" calcext:value-type="float">
            <text:p>1121483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8%</text:p>
          </table:table-cell>
        </table:table-row>
      </table:table>
      <table:table table:name="CV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V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X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6.41" calcext:value-type="float">
            <text:p>-6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9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73.68B</text:p>
          </table:table-cell>
          <table:table-cell office:value-type="string" calcext:value-type="string">
            <text:p>Forward P/E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1" calcext:value-type="float">
            <text:p>3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1915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09" calcext:value-type="float">
            <text:p>0.0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2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1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04.06B</text:p>
          </table:table-cell>
          <table:table-cell office:value-type="string" calcext:value-type="string">
            <text:p>P/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0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1.09" calcext:value-type="float">
            <text:p>71.09</text:p>
          </table:table-cell>
          <table:table-cell office:value-type="string" calcext:value-type="string">
            <text:p>P/B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66.7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Target Price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P/C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1.60 - 119.0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8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1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3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67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6.5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00" calcext:value-type="float">
            <text:p>482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RSI (14)</text:p>
          </table:table-cell>
          <table:table-cell office:value-type="float" office:value="61.72" calcext:value-type="float">
            <text:p>61.7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6% 2.6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90.22" calcext:value-type="float">
            <text:p>90.2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1.0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91.08" calcext:value-type="float">
            <text:p>91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9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7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Volume</text:p>
          </table:table-cell>
          <table:table-cell office:value-type="float" office:value="11139288" calcext:value-type="float">
            <text:p>111392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5%</text:p>
          </table:table-cell>
        </table:table-row>
      </table:table>
      <table:table table:name="CW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CW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W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64" calcext:value-type="float">
            <text:p>-0.6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.5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Forward P/E</text:p>
          </table:table-cell>
          <table:table-cell office:value-type="float" office:value="32.44" calcext:value-type="float">
            <text:p>32.4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72" calcext:value-type="float">
            <text:p>1.7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.4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1.7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8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9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82.00M</text:p>
          </table:table-cell>
          <table:table-cell office:value-type="string" calcext:value-type="string">
            <text:p>P/S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5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Short Ratio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P/B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Target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C</text:p>
          </table:table-cell>
          <table:table-cell office:value-type="float" office:value="24.77" calcext:value-type="float">
            <text:p>24.7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7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9.74 - 57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4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7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2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0.4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SI (14)</text:p>
          </table:table-cell>
          <table:table-cell office:value-type="float" office:value="64.17" calcext:value-type="float">
            <text:p>64.1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6% 2.5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0.94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5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60%</text:p>
          </table:table-cell>
          <table:table-cell office:value-type="string" calcext:value-type="string">
            <text:p>Volume</text:p>
          </table:table-cell>
          <table:table-cell office:value-type="float" office:value="251117" calcext:value-type="float">
            <text:p>25111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1%</text:p>
          </table:table-cell>
        </table:table-row>
      </table:table>
      <table:table table:name="DOV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DO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DO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59" calcext:value-type="float">
            <text:p>4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0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65B</text:p>
          </table:table-cell>
          <table:table-cell office:value-type="string" calcext:value-type="string">
            <text:p>Forward P/E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23" calcext:value-type="float">
            <text:p>6.2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2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69.50M</text:p>
          </table:table-cell>
          <table:table-cell office:value-type="string" calcext:value-type="string">
            <text:p>PEG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38" calcext:value-type="float">
            <text:p>1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6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68B</text:p>
          </table:table-cell>
          <table:table-cell office:value-type="string" calcext:value-type="string">
            <text:p>P/S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Short Ratio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P/B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2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Target Price</text:p>
          </table:table-cell>
          <table:table-cell office:value-type="float" office:value="136.42" calcext:value-type="float">
            <text:p>136.4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P/C</text:p>
          </table:table-cell>
          <table:table-cell office:value-type="float" office:value="43.63" calcext:value-type="float">
            <text:p>43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2.95 - 129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P/FCF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21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5.6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SI (14)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1% 2.1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40.1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18%</text:p>
          </table:table-cell>
          <table:table-cell office:value-type="string" calcext:value-type="string">
            <text:p>Volume</text:p>
          </table:table-cell>
          <table:table-cell office:value-type="float" office:value="547702" calcext:value-type="float">
            <text:p>5477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0%</text:p>
          </table:table-cell>
        </table:table-row>
      </table:table>
      <table:table table:name="EC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8.63" calcext:value-type="float">
            <text:p>58.6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78" calcext:value-type="float">
            <text:p>3.7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4.44B</text:p>
          </table:table-cell>
          <table:table-cell office:value-type="string" calcext:value-type="string">
            <text:p>Forward P/E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33" calcext:value-type="float">
            <text:p>5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3.9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1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0B</text:p>
          </table:table-cell>
          <table:table-cell office:value-type="string" calcext:value-type="string">
            <text:p>PEG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5" calcext:value-type="float">
            <text:p>1.2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5B</text:p>
          </table:table-cell>
          <table:table-cell office:value-type="string" calcext:value-type="string">
            <text:p>P/S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Short Ratio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5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P/B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1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Target Price</text:p>
          </table:table-cell>
          <table:table-cell office:value-type="float" office:value="209.57" calcext:value-type="float">
            <text:p>209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6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P/C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4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24.60 - 231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1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8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7.9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200" calcext:value-type="float">
            <text:p>502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6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55.79" calcext:value-type="float">
            <text:p>55.7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0% 2.2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6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25.74" calcext:value-type="float">
            <text:p>225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95.5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21.75" calcext:value-type="float">
            <text:p>221.7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4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3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Volume</text:p>
          </table:table-cell>
          <table:table-cell office:value-type="float" office:value="979661" calcext:value-type="float">
            <text:p>9796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77%</text:p>
          </table:table-cell>
        </table:table-row>
      </table:table>
      <table:table table:name="E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04" calcext:value-type="float">
            <text:p>4.0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3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2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3.92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49" calcext:value-type="float">
            <text:p>4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4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9" calcext:value-type="float">
            <text:p>0.7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4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5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24B</text:p>
          </table:table-cell>
          <table:table-cell office:value-type="string" calcext:value-type="string">
            <text:p>P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0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Short Ratio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5.29" calcext:value-type="float">
            <text:p>55.29</text:p>
          </table:table-cell>
          <table:table-cell office:value-type="string" calcext:value-type="string">
            <text:p>P/B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/C</text:p>
          </table:table-cell>
          <table:table-cell office:value-type="float" office:value="156.32" calcext:value-type="float">
            <text:p>156.3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2.03 - 95.1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2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/FCF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4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20%</text:p>
          </table:table-cell>
          <table:table-cell office:value-type="string" calcext:value-type="string">
            <text:p>RSI (14)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23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9.91" calcext:value-type="float">
            <text:p>69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4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9.93" calcext:value-type="float">
            <text:p>69.9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2.0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7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98%</text:p>
          </table:table-cell>
          <table:table-cell office:value-type="string" calcext:value-type="string">
            <text:p>Volume</text:p>
          </table:table-cell>
          <table:table-cell office:value-type="float" office:value="2503176" calcext:value-type="float">
            <text:p>250317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3%</text:p>
          </table:table-cell>
        </table:table-row>
      </table:table>
      <table:table table:name="EM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M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M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25" calcext:value-type="float">
            <text:p>3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97.2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8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9.08B</text:p>
          </table:table-cell>
          <table:table-cell office:value-type="string" calcext:value-type="string">
            <text:p>Forward P/E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95" calcext:value-type="float">
            <text:p>3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48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93.9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7B</text:p>
          </table:table-cell>
          <table:table-cell office:value-type="string" calcext:value-type="string">
            <text:p>PEG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68" calcext:value-type="float">
            <text:p>0.6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6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8.1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79B</text:p>
          </table:table-cell>
          <table:table-cell office:value-type="string" calcext:value-type="string">
            <text:p>P/S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8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P/B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9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1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P/C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7.75 - 83.1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8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P/FCF</text:p>
          </table:table-cell>
          <table:table-cell office:value-type="float" office:value="36.74" calcext:value-type="float">
            <text:p>36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6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4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6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3500" calcext:value-type="float">
            <text:p>835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58.68" calcext:value-type="float">
            <text:p>58.6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4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2.07" calcext:value-type="float">
            <text:p>82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8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1.82" calcext:value-type="float">
            <text:p>81.8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5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82%</text:p>
          </table:table-cell>
          <table:table-cell office:value-type="string" calcext:value-type="string">
            <text:p>Volume</text:p>
          </table:table-cell>
          <table:table-cell office:value-type="float" office:value="2155093" calcext:value-type="float">
            <text:p>215509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EP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05" calcext:value-type="float">
            <text:p>2.0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1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6.52B</text:p>
          </table:table-cell>
          <table:table-cell office:value-type="string" calcext:value-type="string">
            <text:p>Forward P/E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95" calcext:value-type="float">
            <text:p>1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4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50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1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8.16B</text:p>
          </table:table-cell>
          <table:table-cell office:value-type="string" calcext:value-type="string">
            <text:p>P/S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Inst Tran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Short Ratio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5.9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Target Price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C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.27 - 29.2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8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8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7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8.2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64.98" calcext:value-type="float">
            <text:p>64.9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91% 2.8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el Volum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1.31" calcext:value-type="float">
            <text:p>21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6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3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1.39" calcext:value-type="float">
            <text:p>21.3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Volume</text:p>
          </table:table-cell>
          <table:table-cell office:value-type="float" office:value="7254068" calcext:value-type="float">
            <text:p>72540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8%</text:p>
          </table:table-cell>
        </table:table-row>
      </table:table>
      <table:table table:name="ES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S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S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9.13" calcext:value-type="float">
            <text:p>9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5.2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10B</text:p>
          </table:table-cell>
          <table:table-cell office:value-type="string" calcext:value-type="string">
            <text:p>Forward P/E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24" calcext:value-type="float">
            <text:p>4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3.5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3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90M</text:p>
          </table:table-cell>
          <table:table-cell office:value-type="string" calcext:value-type="string">
            <text:p>PEG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9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/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8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P/B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48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Target Price</text:p>
          </table:table-cell>
          <table:table-cell office:value-type="float" office:value="259.95" calcext:value-type="float">
            <text:p>259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1.9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P/C</text:p>
          </table:table-cell>
          <table:table-cell office:value-type="float" office:value="27.03" calcext:value-type="float">
            <text:p>27.0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75.81 - 329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P/FCF</text:p>
          </table:table-cell>
          <table:table-cell office:value-type="float" office:value="54.07" calcext:value-type="float">
            <text:p>54.0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ROI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9.0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55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1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3.0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1.10%</text:p>
          </table:table-cell>
          <table:table-cell office:value-type="string" calcext:value-type="string">
            <text:p>RSI (14)</text:p>
          </table:table-cell>
          <table:table-cell office:value-type="float" office:value="46.66" calcext:value-type="float">
            <text:p>46.6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7% 2.5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5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9.90%</text:p>
          </table:table-cell>
          <table:table-cell office:value-type="string" calcext:value-type="string">
            <text:p>Rel Volum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31.5" calcext:value-type="float">
            <text:p>231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8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24.32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33.89" calcext:value-type="float">
            <text:p>233.8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4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2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08%</text:p>
          </table:table-cell>
          <table:table-cell office:value-type="string" calcext:value-type="string">
            <text:p>Volume</text:p>
          </table:table-cell>
          <table:table-cell office:value-type="float" office:value="215266" calcext:value-type="float">
            <text:p>21526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03%</text:p>
          </table:table-cell>
        </table:table-row>
      </table:table>
      <table:table table:name="EXP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EX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X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3.71" calcext:value-type="float">
            <text:p>3.7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8.3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7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93B</text:p>
          </table:table-cell>
          <table:table-cell office:value-type="string" calcext:value-type="string">
            <text:p>Forward P/E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03" calcext:value-type="float">
            <text:p>4.0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1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8.2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4.80M</text:p>
          </table:table-cell>
          <table:table-cell office:value-type="string" calcext:value-type="string">
            <text:p>P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0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99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7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P/B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Target Price</text:p>
          </table:table-cell>
          <table:table-cell office:value-type="float" office:value="89.23" calcext:value-type="float">
            <text:p>89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9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P/C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8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52.55 - 95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29.15" calcext:value-type="float">
            <text:p>29.1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5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0%</text:p>
          </table:table-cell>
          <table:table-cell office:value-type="string" calcext:value-type="string">
            <text:p>Quick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9.6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RSI (14)</text:p>
          </table:table-cell>
          <table:table-cell office:value-type="float" office:value="58.19" calcext:value-type="float">
            <text:p>58.1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4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94.14" calcext:value-type="float">
            <text:p>94.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94.42" calcext:value-type="float">
            <text:p>94.4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87%</text:p>
          </table:table-cell>
          <table:table-cell office:value-type="string" calcext:value-type="string">
            <text:p>Volume</text:p>
          </table:table-cell>
          <table:table-cell office:value-type="float" office:value="1111444" calcext:value-type="float">
            <text:p>111144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0%</text:p>
          </table:table-cell>
        </table:table-row>
      </table:table>
      <table:table table:name="FR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FR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R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33" calcext:value-type="float">
            <text:p>2.3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40B</text:p>
          </table:table-cell>
          <table:table-cell office:value-type="string" calcext:value-type="string">
            <text:p>Forward P/E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91" calcext:value-type="float">
            <text:p>1.9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75.20M</text:p>
          </table:table-cell>
          <table:table-cell office:value-type="string" calcext:value-type="string">
            <text:p>PEG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6" calcext:value-type="float">
            <text:p>0.3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7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3.3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0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5.10M</text:p>
          </table:table-cell>
          <table:table-cell office:value-type="string" calcext:value-type="string">
            <text:p>P/S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3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Short Ratio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.7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P/B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1.6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92.88" calcext:value-type="float">
            <text:p>92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2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P/C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4.11 - 131.5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/FCF</text:p>
          </table:table-cell>
          <table:table-cell office:value-type="float" office:value="421.26" calcext:value-type="float">
            <text:p>421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5.7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02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1.8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RSI (14)</text:p>
          </table:table-cell>
          <table:table-cell office:value-type="float" office:value="45.19" calcext:value-type="float">
            <text:p>45.1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8% 3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0.50%</text:p>
          </table:table-cell>
          <table:table-cell office:value-type="string" calcext:value-type="string">
            <text:p>Rel Volum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4.65" calcext:value-type="float">
            <text:p>84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8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1.37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4.53" calcext:value-type="float">
            <text:p>84.5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3.2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52%</text:p>
          </table:table-cell>
          <table:table-cell office:value-type="string" calcext:value-type="string">
            <text:p>Volume</text:p>
          </table:table-cell>
          <table:table-cell office:value-type="float" office:value="381183" calcext:value-type="float">
            <text:p>38118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4%</text:p>
          </table:table-cell>
        </table:table-row>
      </table:table>
      <table:table table:name="FU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FU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U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3B</text:p>
          </table:table-cell>
          <table:table-cell office:value-type="string" calcext:value-type="string">
            <text:p>Forward P/E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8.0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3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1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5.30M</text:p>
          </table:table-cell>
          <table:table-cell office:value-type="string" calcext:value-type="string">
            <text:p>PEG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85" calcext:value-type="float">
            <text:p>0.85</text:p>
          </table:table-cell>
          <table:table-cell office:value-type="string" calcext:value-type="string">
            <text:p>Inst Ow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P/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8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ort Ratio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P/B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4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Target Price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7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P/C</text:p>
          </table:table-cell>
          <table:table-cell office:value-type="float" office:value="39.13" calcext:value-type="float">
            <text:p>39.1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3.68 - 57.6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/FCF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4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32.6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RSI (14)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4.11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Rel Volume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65" calcext:value-type="float">
            <text:p>56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8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2.53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5.09" calcext:value-type="float">
            <text:p>55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7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65%</text:p>
          </table:table-cell>
          <table:table-cell office:value-type="string" calcext:value-type="string">
            <text:p>Volume</text:p>
          </table:table-cell>
          <table:table-cell office:value-type="float" office:value="406485" calcext:value-type="float">
            <text:p>4064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75%</text:p>
          </table:table-cell>
        </table:table-row>
      </table:table>
      <table:table table:name="G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G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1.02" calcext:value-type="float">
            <text:p>11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6.4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3.54B</text:p>
          </table:table-cell>
          <table:table-cell office:value-type="string" calcext:value-type="string">
            <text:p>Forward P/E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1.43" calcext:value-type="float">
            <text:p>11.4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70.0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8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19B</text:p>
          </table:table-cell>
          <table:table-cell office:value-type="string" calcext:value-type="string">
            <text:p>PEG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55" calcext:value-type="float">
            <text:p>3.5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8.22B</text:p>
          </table:table-cell>
          <table:table-cell office:value-type="string" calcext:value-type="string">
            <text:p>P/S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ort Ratio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P/B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3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Target Price</text:p>
          </table:table-cell>
          <table:table-cell office:value-type="float" office:value="163.11" calcext:value-type="float">
            <text:p>163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9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P/C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0.55 - 190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FCF</text:p>
          </table:table-cell>
          <table:table-cell office:value-type="float" office:value="30.79" calcext:value-type="float">
            <text:p>30.7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0.6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9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6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9.9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900" calcext:value-type="float">
            <text:p>1029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52.87" calcext:value-type="float">
            <text:p>52.8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7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1.72" calcext:value-type="float">
            <text:p>151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50.77" calcext:value-type="float">
            <text:p>150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4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17%</text:p>
          </table:table-cell>
          <table:table-cell office:value-type="string" calcext:value-type="string">
            <text:p>Volume</text:p>
          </table:table-cell>
          <table:table-cell office:value-type="float" office:value="2243491" calcext:value-type="float">
            <text:p>224349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3%</text:p>
          </table:table-cell>
        </table:table-row>
      </table:table>
      <table:table table:name="GPC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GP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P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133.6" calcext:value-type="float">
            <text:p>4133.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03" calcext:value-type="float">
            <text:p>0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27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97B</text:p>
          </table:table-cell>
          <table:table-cell office:value-type="string" calcext:value-type="string">
            <text:p>Forward P/E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0.3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2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1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99B</text:p>
          </table:table-cell>
          <table:table-cell office:value-type="string" calcext:value-type="string">
            <text:p>P/S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P/B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7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Target Pri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P/C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9.68 - 104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0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06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8.0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RSI (14)</text:p>
          </table:table-cell>
          <table:table-cell office:value-type="float" office:value="63.46" calcext:value-type="float">
            <text:p>63.4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6% 2.2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03.74" calcext:value-type="float">
            <text:p>103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78.1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03.34" calcext:value-type="float">
            <text:p>103.3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7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29%</text:p>
          </table:table-cell>
          <table:table-cell office:value-type="string" calcext:value-type="string">
            <text:p>Volume</text:p>
          </table:table-cell>
          <table:table-cell office:value-type="float" office:value="735233" calcext:value-type="float">
            <text:p>7352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9%</text:p>
          </table:table-cell>
        </table:table-row>
      </table:table>
      <table:table table:name="GW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GW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W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1.7" calcext:value-type="float">
            <text:p>1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.47B</text:p>
          </table:table-cell>
          <table:table-cell office:value-type="string" calcext:value-type="string">
            <text:p>Forward P/E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8.4" calcext:value-type="float">
            <text:p>18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6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0.00M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82" calcext:value-type="float">
            <text:p>3.8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1.70B</text:p>
          </table:table-cell>
          <table:table-cell office:value-type="string" calcext:value-type="string">
            <text:p>P/S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Short Ratio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P/B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Target Price</text:p>
          </table:table-cell>
          <table:table-cell office:value-type="float" office:value="396.2" calcext:value-type="float">
            <text:p>396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5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P/C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00.61 - 427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P/FCF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3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4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7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Curren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SI (14)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8% 2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00.01" calcext:value-type="float">
            <text:p>400.0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4.0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96.68" calcext:value-type="float">
            <text:p>396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2.3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26%</text:p>
          </table:table-cell>
          <table:table-cell office:value-type="string" calcext:value-type="string">
            <text:p>Volume</text:p>
          </table:table-cell>
          <table:table-cell office:value-type="float" office:value="417469" calcext:value-type="float">
            <text:p>4174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3%</text:p>
          </table:table-cell>
        </table:table-row>
      </table:table>
      <table:table table:name="HR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HR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HR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7.36" calcext:value-type="float">
            <text:p>27.3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66" calcext:value-type="float">
            <text:p>1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9.7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9B</text:p>
          </table:table-cell>
          <table:table-cell office:value-type="string" calcext:value-type="string">
            <text:p>Forward P/E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87" calcext:value-type="float">
            <text:p>1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9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1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3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08.10M</text:p>
          </table:table-cell>
          <table:table-cell office:value-type="string" calcext:value-type="string">
            <text:p>PEG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4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8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4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9.61B</text:p>
          </table:table-cell>
          <table:table-cell office:value-type="string" calcext:value-type="string">
            <text:p>P/S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5.7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B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Target Price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/C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9.01 - 52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FCF</text:p>
          </table:table-cell>
          <table:table-cell office:value-type="float" office:value="90.39" calcext:value-type="float">
            <text:p>90.3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4.2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6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6.4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1% 1.5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5.72" calcext:value-type="float">
            <text:p>45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44" calcext:value-type="float">
            <text:p>45.4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3.1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5.9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81%</text:p>
          </table:table-cell>
          <table:table-cell office:value-type="string" calcext:value-type="string">
            <text:p>Volume</text:p>
          </table:table-cell>
          <table:table-cell office:value-type="float" office:value="2170225" calcext:value-type="float">
            <text:p>217022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1%</text:p>
          </table:table-cell>
        </table:table-row>
      </table:table>
      <table:table table:name="IT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IT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IT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59" calcext:value-type="float">
            <text:p>6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1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23B</text:p>
          </table:table-cell>
          <table:table-cell office:value-type="string" calcext:value-type="string">
            <text:p>Forward P/E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63" calcext:value-type="float">
            <text:p>7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15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2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11B</text:p>
          </table:table-cell>
          <table:table-cell office:value-type="string" calcext:value-type="string">
            <text:p>PEG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78" calcext:value-type="float">
            <text:p>1.7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7B</text:p>
          </table:table-cell>
          <table:table-cell office:value-type="string" calcext:value-type="string">
            <text:p>P/S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P/B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4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Target Price</text:p>
          </table:table-cell>
          <table:table-cell office:value-type="float" office:value="210.29" calcext:value-type="float">
            <text:p>210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3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P/C</text:p>
          </table:table-cell>
          <table:table-cell office:value-type="float" office:value="30.54" calcext:value-type="float">
            <text:p>30.5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8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1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5.94 - 224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P/FCF</text:p>
          </table:table-cell>
          <table:table-cell office:value-type="float" office:value="55.43" calcext:value-type="float">
            <text:p>55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18%</text:p>
          </table:table-cell>
          <table:table-cell office:value-type="string" calcext:value-type="string">
            <text:p>Quick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0.2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RSI (14)</text:p>
          </table:table-cell>
          <table:table-cell office:value-type="float" office:value="58.92" calcext:value-type="float">
            <text:p>58.92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52% 1.9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09.26" calcext:value-type="float">
            <text:p>209.2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08.96" calcext:value-type="float">
            <text:p>208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6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73%</text:p>
          </table:table-cell>
          <table:table-cell office:value-type="string" calcext:value-type="string">
            <text:p>Volume</text:p>
          </table:table-cell>
          <table:table-cell office:value-type="float" office:value="861419" calcext:value-type="float">
            <text:p>86141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4%</text:p>
          </table:table-cell>
        </table:table-row>
      </table:table>
      <table:table table:name="JNJ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JNJ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JNJ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25" calcext:value-type="float">
            <text:p>6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22.18B</text:p>
          </table:table-cell>
          <table:table-cell office:value-type="string" calcext:value-type="string">
            <text:p>Forward P/E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99" calcext:value-type="float">
            <text:p>8.9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6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6.69B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83" calcext:value-type="float">
            <text:p>1.8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4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0.86B</text:p>
          </table:table-cell>
          <table:table-cell office:value-type="string" calcext:value-type="string">
            <text:p>P/S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Short Ratio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P/B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Target Price</text:p>
          </table:table-cell>
          <table:table-cell office:value-type="float" office:value="167.41" calcext:value-type="float">
            <text:p>167.4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P/C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9.16 - 161.0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/FCF</text:p>
          </table:table-cell>
          <table:table-cell office:value-type="float" office:value="52.88" calcext:value-type="float">
            <text:p>52.8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61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5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6.6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32200" calcext:value-type="float">
            <text:p>1322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60%</text:p>
          </table:table-cell>
          <table:table-cell office:value-type="string" calcext:value-type="string">
            <text:p>RSI (14)</text:p>
          </table:table-cell>
          <table:table-cell office:value-type="float" office:value="70.04" calcext:value-type="float">
            <text:p>70.0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4% 1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el Volume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0.37" calcext:value-type="float">
            <text:p>160.3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.2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60.04" calcext:value-type="float">
            <text:p>160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8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01%</text:p>
          </table:table-cell>
          <table:table-cell office:value-type="string" calcext:value-type="string">
            <text:p>Volume</text:p>
          </table:table-cell>
          <table:table-cell office:value-type="float" office:value="8219456" calcext:value-type="float">
            <text:p>82194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1%</text:p>
          </table:table-cell>
        </table:table-row>
      </table:table>
      <table:table table:name="KMB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KM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M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88" calcext:value-type="float">
            <text:p>6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4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76B</text:p>
          </table:table-cell>
          <table:table-cell office:value-type="string" calcext:value-type="string">
            <text:p>Forward P/E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82" calcext:value-type="float">
            <text:p>7.8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8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36B</text:p>
          </table:table-cell>
          <table:table-cell office:value-type="string" calcext:value-type="string">
            <text:p>PEG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61" calcext:value-type="float">
            <text:p>1.6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5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1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2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8.89B</text:p>
          </table:table-cell>
          <table:table-cell office:value-type="string" calcext:value-type="string">
            <text:p>P/S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ort Ratio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8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B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Target Price</text:p>
          </table:table-cell>
          <table:table-cell office:value-type="float" office:value="150.79" calcext:value-type="float">
            <text:p>150.7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5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P/C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0.66 - 160.1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P/FCF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7.73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2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9.0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SI (14)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69% 1.4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el Volum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1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31.76" calcext:value-type="float">
            <text:p>131.7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29%</text:p>
          </table:table-cell>
          <table:table-cell office:value-type="string" calcext:value-type="string">
            <text:p>Volume</text:p>
          </table:table-cell>
          <table:table-cell office:value-type="float" office:value="1648377" calcext:value-type="float">
            <text:p>16483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2%</text:p>
          </table:table-cell>
        </table:table-row>
      </table:table>
      <table:table table:name="K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K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O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93" calcext:value-type="float">
            <text:p>1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30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4.70B</text:p>
          </table:table-cell>
          <table:table-cell office:value-type="string" calcext:value-type="string">
            <text:p>Forward P/E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11" calcext:value-type="float">
            <text:p>2.1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9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.33B</text:p>
          </table:table-cell>
          <table:table-cell office:value-type="string" calcext:value-type="string">
            <text:p>PEG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2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3.47B</text:p>
          </table:table-cell>
          <table:table-cell office:value-type="string" calcext:value-type="string">
            <text:p>P/S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1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P/B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57.29" calcext:value-type="float">
            <text:p>57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7.7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P/C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6.27 - 6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/FCF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5.0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21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0.8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6200" calcext:value-type="float">
            <text:p>862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10%</text:p>
          </table:table-cell>
          <table:table-cell office:value-type="string" calcext:value-type="string">
            <text:p>RSI (14)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7% 1.6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9.96" calcext:value-type="float">
            <text:p>49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6.05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1.08" calcext:value-type="float">
            <text:p>51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3.8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3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19%</text:p>
          </table:table-cell>
          <table:table-cell office:value-type="string" calcext:value-type="string">
            <text:p>Volume</text:p>
          </table:table-cell>
          <table:table-cell office:value-type="float" office:value="29644823" calcext:value-type="float">
            <text:p>296448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4%</text:p>
          </table:table-cell>
        </table:table-row>
      </table:table>
      <table:table table:name="LANC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AN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AN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7.21" calcext:value-type="float">
            <text:p>37.2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84" calcext:value-type="float">
            <text:p>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7.4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0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02B</text:p>
          </table:table-cell>
          <table:table-cell office:value-type="string" calcext:value-type="string">
            <text:p>Forward P/E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96" calcext:value-type="float">
            <text:p>5.9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8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3.00M</text:p>
          </table:table-cell>
          <table:table-cell office:value-type="string" calcext:value-type="string">
            <text:p>PEG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7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5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/S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P/B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O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195.67" calcext:value-type="float">
            <text:p>195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4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P/C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4.55 - 184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6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67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7.1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urrent Ratio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Oper.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7.21" calcext:value-type="float">
            <text:p>57.2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9% 2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82.19" calcext:value-type="float">
            <text:p>182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4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23.65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80.04" calcext:value-type="float">
            <text:p>180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6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9%</text:p>
          </table:table-cell>
          <table:table-cell office:value-type="string" calcext:value-type="string">
            <text:p>Volume</text:p>
          </table:table-cell>
          <table:table-cell office:value-type="float" office:value="84888" calcext:value-type="float">
            <text:p>848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8%</text:p>
          </table:table-cell>
        </table:table-row>
      </table:table>
      <table:table table:name="LE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E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E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7" calcext:value-type="float">
            <text:p>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35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3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96B</text:p>
          </table:table-cell>
          <table:table-cell office:value-type="string" calcext:value-type="string">
            <text:p>Forward P/E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63" calcext:value-type="float">
            <text:p>2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0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31.20M</text:p>
          </table:table-cell>
          <table:table-cell office:value-type="string" calcext:value-type="string">
            <text:p>PEG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7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0.2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.24B</text:p>
          </table:table-cell>
          <table:table-cell office:value-type="string" calcext:value-type="string">
            <text:p>P/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4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P/B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6.9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Target Price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1.1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/C</text:p>
          </table:table-cell>
          <table:table-cell office:value-type="float" office:value="24.32" calcext:value-type="float">
            <text:p>24.3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2.03 - 51.7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3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/FCF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4.7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6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0.3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5.35" calcext:value-type="float">
            <text:p>55.3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36% 3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4.13" calcext:value-type="float">
            <text:p>44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9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81%</text:p>
          </table:table-cell>
          <table:table-cell office:value-type="string" calcext:value-type="string">
            <text:p>Volume</text:p>
          </table:table-cell>
          <table:table-cell office:value-type="float" office:value="803568" calcext:value-type="float">
            <text:p>8035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85%</text:p>
          </table:table-cell>
        </table:table-row>
      </table:table>
      <table:table table:name="LI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I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I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4.57" calcext:value-type="float">
            <text:p>64.5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19" calcext:value-type="float">
            <text:p>4.1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5.6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1.92B</text:p>
          </table:table-cell>
          <table:table-cell office:value-type="string" calcext:value-type="string">
            <text:p>Forward P/E</text:p>
          </table:table-cell>
          <table:table-cell office:value-type="float" office:value="29.54" calcext:value-type="float">
            <text:p>29.5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15" calcext:value-type="float">
            <text:p>9.1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23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4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4B</text:p>
          </table:table-cell>
          <table:table-cell office:value-type="string" calcext:value-type="string">
            <text:p>PEG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05B</text:p>
          </table:table-cell>
          <table:table-cell office:value-type="string" calcext:value-type="string">
            <text:p>P/S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6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P/B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float" office:value="283.55" calcext:value-type="float">
            <text:p>283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4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P/C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7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46.71 - 274.5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6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P/FCF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4.3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648" calcext:value-type="float">
            <text:p>74648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6.95" calcext:value-type="float">
            <text:p>66.9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1% 1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70.72" calcext:value-type="float">
            <text:p>270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70.4" calcext:value-type="float">
            <text:p>270.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1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5%</text:p>
          </table:table-cell>
          <table:table-cell office:value-type="string" calcext:value-type="string">
            <text:p>Volume</text:p>
          </table:table-cell>
          <table:table-cell office:value-type="float" office:value="1876589" calcext:value-type="float">
            <text:p>187658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2%</text:p>
          </table:table-cell>
        </table:table-row>
      </table:table>
      <table:table table:name="LO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L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7.08" calcext:value-type="float">
            <text:p>7.0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9.95B</text:p>
          </table:table-cell>
          <table:table-cell office:value-type="string" calcext:value-type="string">
            <text:p>Forward P/E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32" calcext:value-type="float">
            <text:p>9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32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1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35B</text:p>
          </table:table-cell>
          <table:table-cell office:value-type="string" calcext:value-type="string">
            <text:p>PEG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2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3.4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.31B</text:p>
          </table:table-cell>
          <table:table-cell office:value-type="string" calcext:value-type="string">
            <text:p>P/S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ort Ratio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1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P/B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40%</text:p>
          </table:table-cell>
          <table:table-cell office:value-type="string" calcext:value-type="string">
            <text:p>Target Price</text:p>
          </table:table-cell>
          <table:table-cell office:value-type="float" office:value="189.63" calcext:value-type="float">
            <text:p>189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5.2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P/C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3.9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76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0.00 - 180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75.0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SI (14)</text:p>
          </table:table-cell>
          <table:table-cell office:value-type="float" office:value="61.86" calcext:value-type="float">
            <text:p>61.8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46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2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3.71" calcext:value-type="float">
            <text:p>163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3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65.05" calcext:value-type="float">
            <text:p>165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71%</text:p>
          </table:table-cell>
          <table:table-cell office:value-type="string" calcext:value-type="string">
            <text:p>Volume</text:p>
          </table:table-cell>
          <table:table-cell office:value-type="float" office:value="4938091" calcext:value-type="float">
            <text:p>493809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2%</text:p>
          </table:table-cell>
        </table:table-row>
      </table:table>
      <table:table table:name="MCD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C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D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55" calcext:value-type="float">
            <text:p>6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4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7.95B</text:p>
          </table:table-cell>
          <table:table-cell office:value-type="string" calcext:value-type="string">
            <text:p>Forward P/E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33" calcext:value-type="float">
            <text:p>8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5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4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3B</text:p>
          </table:table-cell>
          <table:table-cell office:value-type="string" calcext:value-type="string">
            <text:p>PEG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8" calcext:value-type="float">
            <text:p>1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8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4.4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.24B</text:p>
          </table:table-cell>
          <table:table-cell office:value-type="string" calcext:value-type="string">
            <text:p>P/S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Short Ratio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7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11.38" calcext:value-type="float">
            <text:p>-11.38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5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Target Price</text:p>
          </table:table-cell>
          <table:table-cell office:value-type="float" office:value="241.68" calcext:value-type="float">
            <text:p>241.6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.6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5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24.23 - 231.9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6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float" office:value="300.51" calcext:value-type="float">
            <text:p>300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6.9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39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3.7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RSI (14)</text:p>
          </table:table-cell>
          <table:table-cell office:value-type="float" office:value="56.33" calcext:value-type="float">
            <text:p>56.3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72% 1.4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Rel Volum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11.98" calcext:value-type="float">
            <text:p>211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1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15.87" calcext:value-type="float">
            <text:p>215.8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8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18%</text:p>
          </table:table-cell>
          <table:table-cell office:value-type="string" calcext:value-type="string">
            <text:p>Volume</text:p>
          </table:table-cell>
          <table:table-cell office:value-type="float" office:value="2634438" calcext:value-type="float">
            <text:p>263443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84%</text:p>
          </table:table-cell>
        </table:table-row>
      </table:table>
      <table:table table:name="MCK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C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3" calcext:value-type="float">
            <text:p>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9B</text:p>
          </table:table-cell>
          <table:table-cell office:value-type="string" calcext:value-type="string">
            <text:p>Forward P/E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7.76" calcext:value-type="float">
            <text:p>17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4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8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7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3B</text:p>
          </table:table-cell>
          <table:table-cell office:value-type="string" calcext:value-type="string">
            <text:p>PE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4.1" calcext:value-type="float">
            <text:p>4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34.19B</text:p>
          </table:table-cell>
          <table:table-cell office:value-type="string" calcext:value-type="string">
            <text:p>P/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8.3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P/B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70%</text:p>
          </table:table-cell>
          <table:table-cell office:value-type="string" calcext:value-type="string">
            <text:p>Target Price</text:p>
          </table:table-cell>
          <table:table-cell office:value-type="float" office:value="201.25" calcext:value-type="float">
            <text:p>201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9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P/C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3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9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2.60 - 187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/FCF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2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3.0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RSI (14)</text:p>
          </table:table-cell>
          <table:table-cell office:value-type="float" office:value="68.68" calcext:value-type="float">
            <text:p>68.6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7% 2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8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el Volume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83.02" calcext:value-type="float">
            <text:p>183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10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83.55" calcext:value-type="float">
            <text:p>183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5.3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04%</text:p>
          </table:table-cell>
          <table:table-cell office:value-type="string" calcext:value-type="string">
            <text:p>Volume</text:p>
          </table:table-cell>
          <table:table-cell office:value-type="float" office:value="1170203" calcext:value-type="float">
            <text:p>11702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9%</text:p>
          </table:table-cell>
        </table:table-row>
      </table:table>
      <table:table table:name="MD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D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D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59" calcext:value-type="float">
            <text:p>2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9.77B</text:p>
          </table:table-cell>
          <table:table-cell office:value-type="string" calcext:value-type="string">
            <text:p>Forward P/E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83" calcext:value-type="float">
            <text:p>5.8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1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50B</text:p>
          </table:table-cell>
          <table:table-cell office:value-type="string" calcext:value-type="string">
            <text:p>PEG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5" calcext:value-type="float">
            <text:p>1.1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1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87B</text:p>
          </table:table-cell>
          <table:table-cell office:value-type="string" calcext:value-type="string">
            <text:p>P/S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P/B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8.7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P/C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72.13 - 122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/FCF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94%</text:p>
          </table:table-cell>
          <table:table-cell office:value-type="string" calcext:value-type="string">
            <text:p>Quick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65.9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SI (14)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05% 1.6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4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18.7" calcext:value-type="float">
            <text:p>118.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4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19.71" calcext:value-type="float">
            <text:p>119.7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16%</text:p>
          </table:table-cell>
          <table:table-cell office:value-type="string" calcext:value-type="string">
            <text:p>Volume</text:p>
          </table:table-cell>
          <table:table-cell office:value-type="float" office:value="3528279" calcext:value-type="float">
            <text:p>35282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5%</text:p>
          </table:table-cell>
        </table:table-row>
      </table:table>
      <table:table table:name="MM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M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MM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53" calcext:value-type="float">
            <text:p>8.5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7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7.90B</text:p>
          </table:table-cell>
          <table:table-cell office:value-type="string" calcext:value-type="string">
            <text:p>Forward P/E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49" calcext:value-type="float">
            <text:p>9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75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6B</text:p>
          </table:table-cell>
          <table:table-cell office:value-type="string" calcext:value-type="string">
            <text:p>PEG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16" calcext:value-type="float">
            <text:p>2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0.6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1.71B</text:p>
          </table:table-cell>
          <table:table-cell office:value-type="string" calcext:value-type="string">
            <text:p>P/S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P/B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Target Price</text:p>
          </table:table-cell>
          <table:table-cell office:value-type="float" office:value="177.56" calcext:value-type="float">
            <text:p>177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0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/C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6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14.04 - 182.5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FCF</text:p>
          </table:table-cell>
          <table:table-cell office:value-type="float" office:value="33.17" calcext:value-type="float">
            <text:p>33.1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7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3.53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8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6.1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6163" calcext:value-type="float">
            <text:p>96163</text:p>
          </table:table-cell>
          <table:table-cell office:value-type="string" calcext:value-type="string">
            <text:p>Current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RSI (14)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6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Rel Volume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69.72" calcext:value-type="float">
            <text:p>169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4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66.62" calcext:value-type="float">
            <text:p>166.6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4.3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5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8%</text:p>
          </table:table-cell>
          <table:table-cell office:value-type="string" calcext:value-type="string">
            <text:p>Volume</text:p>
          </table:table-cell>
          <table:table-cell office:value-type="float" office:value="4805681" calcext:value-type="float">
            <text:p>480568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83%</text:p>
          </table:table-cell>
        </table:table-row>
      </table:table>
      <table:table table:name="M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M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4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64B</text:p>
          </table:table-cell>
          <table:table-cell office:value-type="string" calcext:value-type="string">
            <text:p>Forward P/E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6" calcext:value-type="float">
            <text:p>4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6.00M</text:p>
          </table:table-cell>
          <table:table-cell office:value-type="string" calcext:value-type="string">
            <text:p>PEG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5.86B</text:p>
          </table:table-cell>
          <table:table-cell office:value-type="string" calcext:value-type="string">
            <text:p>P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17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/B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Target Price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7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P/C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0.95 - 51.7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4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P/FCF</text:p>
          </table:table-cell>
          <table:table-cell office:value-type="float" office:value="40.91" calcext:value-type="float">
            <text:p>40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9.6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8.27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0.1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4.3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30%</text:p>
          </table:table-cell>
          <table:table-cell office:value-type="string" calcext:value-type="string">
            <text:p>RSI (14)</text:p>
          </table:table-cell>
          <table:table-cell office:value-type="float" office:value="51.21" calcext:value-type="float">
            <text:p>51.2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0% 1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l Volum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1.78" calcext:value-type="float">
            <text:p>41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5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.3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3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Volume</text:p>
          </table:table-cell>
          <table:table-cell office:value-type="float" office:value="8302684" calcext:value-type="float">
            <text:p>830268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5%</text:p>
          </table:table-cell>
        </table:table-row>
      </table:table>
      <table:table table:name="NDS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DS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DS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7.57" calcext:value-type="float">
            <text:p>47.5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27" calcext:value-type="float">
            <text:p>4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91B</text:p>
          </table:table-cell>
          <table:table-cell office:value-type="string" calcext:value-type="string">
            <text:p>Forward P/E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7.17" calcext:value-type="float">
            <text:p>7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49.50M</text:p>
          </table:table-cell>
          <table:table-cell office:value-type="string" calcext:value-type="string">
            <text:p>PEG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12B</text:p>
          </table:table-cell>
          <table:table-cell office:value-type="string" calcext:value-type="string">
            <text:p>P/S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Short Ratio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33" calcext:value-type="float">
            <text:p>30.33</text:p>
          </table:table-cell>
          <table:table-cell office:value-type="string" calcext:value-type="string">
            <text:p>P/B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Target Pric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3.4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P/C</text:p>
          </table:table-cell>
          <table:table-cell office:value-type="float" office:value="57.19" calcext:value-type="float">
            <text:p>57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6.46 - 216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1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/FCF</text:p>
          </table:table-cell>
          <table:table-cell office:value-type="float" office:value="32.77" calcext:value-type="float">
            <text:p>32.7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6.2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77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0.7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Current Ratio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RSI (14)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4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8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05.29" calcext:value-type="float">
            <text:p>205.2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Dec 1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20.6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03.27" calcext:value-type="float">
            <text:p>203.2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8.92%</text:p>
          </table:table-cell>
          <table:table-cell office:value-type="string" calcext:value-type="string">
            <text:p>Volume</text:p>
          </table:table-cell>
          <table:table-cell office:value-type="float" office:value="338718" calcext:value-type="float">
            <text:p>33871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8%</text:p>
          </table:table-cell>
        </table:table-row>
      </table:table>
      <table:table table:name="NF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F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F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1.36" calcext:value-type="float">
            <text:p>-1.3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9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.01B</text:p>
          </table:table-cell>
          <table:table-cell office:value-type="string" calcext:value-type="string">
            <text:p>Forward P/E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4.3" calcext:value-type="float">
            <text:p>4.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6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3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2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5B</text:p>
          </table:table-cell>
          <table:table-cell office:value-type="string" calcext:value-type="string">
            <text:p>P/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Short Ratio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3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P/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2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Target Price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195.61" calcext:value-type="float">
            <text:p>195.6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1.58 - 46.0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10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7.59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SI (14)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9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9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51.53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3.45" calcext:value-type="float">
            <text:p>43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3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2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Volume</text:p>
          </table:table-cell>
          <table:table-cell office:value-type="float" office:value="591127" calcext:value-type="float">
            <text:p>59112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3%</text:p>
          </table:table-cell>
        </table:table-row>
      </table:table>
      <table:table table:name="NUE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U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UE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41" calcext:value-type="float">
            <text:p>1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3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3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97B</text:p>
          </table:table-cell>
          <table:table-cell office:value-type="string" calcext:value-type="string">
            <text:p>Forward P/E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6" calcext:value-type="float">
            <text:p>3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8.2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9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7.5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0.01B</text:p>
          </table:table-cell>
          <table:table-cell office:value-type="string" calcext:value-type="string">
            <text:p>P/S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4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P/B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8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Target Price</text:p>
          </table:table-cell>
          <table:table-cell office:value-type="float" office:value="53.44" calcext:value-type="float">
            <text:p>53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4.7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P/C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5.6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7.52 - 57.7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3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/FCF</text:p>
          </table:table-cell>
          <table:table-cell office:value-type="float" office:value="53.08" calcext:value-type="float">
            <text:p>53.0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89%</text:p>
          </table:table-cell>
          <table:table-cell office:value-type="string" calcext:value-type="string">
            <text:p>Quick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03.5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Current Ratio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RSI (14)</text:p>
          </table:table-cell>
          <table:table-cell office:value-type="float" office:value="58.46" calcext:value-type="float">
            <text:p>58.4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80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43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6.02" calcext:value-type="float">
            <text:p>56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46%</text:p>
          </table:table-cell>
          <table:table-cell office:value-type="string" calcext:value-type="string">
            <text:p>Volume</text:p>
          </table:table-cell>
          <table:table-cell office:value-type="float" office:value="2702522" calcext:value-type="float">
            <text:p>270252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NWN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NW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W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06" calcext:value-type="float">
            <text:p>2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.5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4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Forward P/E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55" calcext:value-type="float">
            <text:p>2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2.80M</text:p>
          </table:table-cell>
          <table:table-cell office:value-type="string" calcext:value-type="string">
            <text:p>PEG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9" calcext:value-type="float">
            <text:p>1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4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4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60.70M</text:p>
          </table:table-cell>
          <table:table-cell office:value-type="string" calcext:value-type="string">
            <text:p>P/S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ort Ratio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6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P/B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Target Price</text:p>
          </table:table-cell>
          <table:table-cell office:value-type="float" office:value="55.38" calcext:value-type="float">
            <text:p>55.3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8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/C</text:p>
          </table:table-cell>
          <table:table-cell office:value-type="float" office:value="37.33" calcext:value-type="float">
            <text:p>37.3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2.33 - 77.2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4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3.1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37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.7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urrent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39.69" calcext:value-type="float">
            <text:p>39.6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3% 3.6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Rel Volume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3.85" calcext:value-type="float">
            <text:p>43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03.95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3.93" calcext:value-type="float">
            <text:p>43.9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6.7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4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7.35%</text:p>
          </table:table-cell>
          <table:table-cell office:value-type="string" calcext:value-type="string">
            <text:p>Volume</text:p>
          </table:table-cell>
          <table:table-cell office:value-type="float" office:value="374953" calcext:value-type="float">
            <text:p>3749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8%</text:p>
          </table:table-cell>
        </table:table-row>
      </table:table>
      <table:table table:name="O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21" calcext:value-type="float">
            <text:p>1.2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50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9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0.67B</text:p>
          </table:table-cell>
          <table:table-cell office:value-type="string" calcext:value-type="string">
            <text:p>Forward P/E</text:p>
          </table:table-cell>
          <table:table-cell office:value-type="float" office:value="41.34" calcext:value-type="float">
            <text:p>41.3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45" calcext:value-type="float">
            <text:p>1.4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0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06.90M</text:p>
          </table:table-cell>
          <table:table-cell office:value-type="string" calcext:value-type="string">
            <text:p>PEG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63B</text:p>
          </table:table-cell>
          <table:table-cell office:value-type="string" calcext:value-type="string">
            <text:p>P/S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8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P/B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Target Price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4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8.52" calcext:value-type="float">
            <text:p>28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8.00 - 84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9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P/FCF</text:p>
          </table:table-cell>
          <table:table-cell office:value-type="float" office:value="143.56" calcext:value-type="float">
            <text:p>143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9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70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7.2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29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2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9.74" calcext:value-type="float">
            <text:p>59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4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41%</text:p>
          </table:table-cell>
          <table:table-cell office:value-type="string" calcext:value-type="string">
            <text:p>Volume</text:p>
          </table:table-cell>
          <table:table-cell office:value-type="float" office:value="3193433" calcext:value-type="float">
            <text:p>31934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43%</text:p>
          </table:table-cell>
        </table:table-row>
      </table:table>
      <table:table table:name="OTIS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OTI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TI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22" calcext:value-type="float">
            <text:p>33.22</text:p>
          </table:table-cell>
          <table:table-cell office:value-type="string" calcext:value-type="string">
            <text:p>EPS (ttm)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33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0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6B</text:p>
          </table:table-cell>
          <table:table-cell office:value-type="string" calcext:value-type="string">
            <text:p>Forward P/E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EPS next Y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33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73.0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62B</text:p>
          </table:table-cell>
          <table:table-cell office:value-type="string" calcext:value-type="string">
            <text:p>P/S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PS this Y</text:p>
          </table:table-cell>
          <table:table-cell table:style-name="ce35" office:value-type="string" calcext:value-type="string">
            <text:p>6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7.2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9.79" calcext:value-type="float">
            <text:p>-9.79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35" office:value-type="string" calcext:value-type="string">
            <text:p>6.91%</text:p>
          </table:table-cell>
          <table:table-cell office:value-type="string" calcext:value-type="string">
            <text:p>ROA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70.13" calcext:value-type="float">
            <text:p>70.13</text:p>
          </table:table-cell>
          <table:table-cell office:value-type="string" calcext:value-type="string">
            <text:p>Perf Year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P/C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EPS next 5Y</text:p>
          </table:table-cell>
          <table:table-cell table:style-name="ce35" office:value-type="string" calcext:value-type="string">
            <text:p>8.6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8.00 - 68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2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2%</text:p>
          </table:table-cell>
          <table:table-cell office:value-type="string" calcext:value-type="string">
            <text:p>Beta</text:p>
          </table:table-cell>
          <table:table-cell table:style-name="ce3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20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5.8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table:style-name="ce35"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88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table:style-name="ce35" office:value-type="string" calcext:value-type="string">
            <text:p>-27.40%</text:p>
          </table:table-cell>
          <table:table-cell office:value-type="string" calcext:value-type="string">
            <text:p>Profit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7.78" calcext:value-type="float">
            <text:p>67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6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6.83" calcext:value-type="float">
            <text:p>66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90%</text:p>
          </table:table-cell>
          <table:table-cell office:value-type="string" calcext:value-type="string">
            <text:p>SMA50</text:p>
          </table:table-cell>
          <table:table-cell table:style-name="ce35" office:value-type="string" calcext:value-type="string">
            <text:p>2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14%</text:p>
          </table:table-cell>
          <table:table-cell office:value-type="string" calcext:value-type="string">
            <text:p>Volume</text:p>
          </table:table-cell>
          <table:table-cell office:value-type="float" office:value="1911004" calcext:value-type="float">
            <text:p>19110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0%</text:p>
          </table:table-cell>
        </table:table-row>
      </table:table>
      <table:table table:name="PBC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BC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BC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15" calcext:value-type="float">
            <text:p>1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18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5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02B</text:p>
          </table:table-cell>
          <table:table-cell office:value-type="string" calcext:value-type="string">
            <text:p>Forward P/E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1" calcext:value-type="float">
            <text:p>1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5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15.8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7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88.20M</text:p>
          </table:table-cell>
          <table:table-cell office:value-type="string" calcext:value-type="string">
            <text:p>PEG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3" calcext:value-type="float">
            <text:p>0.3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9B</text:p>
          </table:table-cell>
          <table:table-cell office:value-type="string" calcext:value-type="string">
            <text:p>P/S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Short Ratio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1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P/B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0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Target Price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2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P/C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.37 - 16.6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5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1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9.8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8.10%</text:p>
          </table:table-cell>
          <table:table-cell office:value-type="string" calcext:value-type="string">
            <text:p>RSI (14)</text:p>
          </table:table-cell>
          <table:table-cell office:value-type="float" office:value="66.54" calcext:value-type="float">
            <text:p>66.5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48% 2.6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80%</text:p>
          </table:table-cell>
          <table:table-cell office:value-type="string" calcext:value-type="string">
            <text:p>Rel Volum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64%</text:p>
          </table:table-cell>
          <table:table-cell office:value-type="string" calcext:value-type="string">
            <text:p>Volume</text:p>
          </table:table-cell>
          <table:table-cell office:value-type="float" office:value="5620796" calcext:value-type="float">
            <text:p>56207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5%</text:p>
          </table:table-cell>
        </table:table-row>
      </table:table>
      <table:table table:name="PEP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E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E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06" calcext:value-type="float">
            <text:p>5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7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6.89B</text:p>
          </table:table-cell>
          <table:table-cell office:value-type="string" calcext:value-type="string">
            <text:p>Forward P/E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06" calcext:value-type="float">
            <text:p>6.0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7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06B</text:p>
          </table:table-cell>
          <table:table-cell office:value-type="string" calcext:value-type="string">
            <text:p>PEG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46" calcext:value-type="float">
            <text:p>1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5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8.56B</text:p>
          </table:table-cell>
          <table:table-cell office:value-type="string" calcext:value-type="string">
            <text:p>P/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2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P/B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3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9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P/C</text:p>
          </table:table-cell>
          <table:table-cell office:value-type="float" office:value="20.29" calcext:value-type="float">
            <text:p>20.2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1.42 - 148.7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7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/FCF</text:p>
          </table:table-cell>
          <table:table-cell office:value-type="float" office:value="210.58" calcext:value-type="float">
            <text:p>210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0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84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2.1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48.35" calcext:value-type="float">
            <text:p>48.3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10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42.47" calcext:value-type="float">
            <text:p>142.4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7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4.18" calcext:value-type="float">
            <text:p>144.1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0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Volume</text:p>
          </table:table-cell>
          <table:table-cell office:value-type="float" office:value="4311455" calcext:value-type="float">
            <text:p>43114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0%</text:p>
          </table:table-cell>
        </table:table-row>
      </table:table>
      <table:table table:name="P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G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23" calcext:value-type="float">
            <text:p>5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4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2.88B</text:p>
          </table:table-cell>
          <table:table-cell office:value-type="string" calcext:value-type="string">
            <text:p>Forward P/E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94" calcext:value-type="float">
            <text:p>5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7.9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4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.51B</text:p>
          </table:table-cell>
          <table:table-cell office:value-type="string" calcext:value-type="string">
            <text:p>PEG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6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2.47B</text:p>
          </table:table-cell>
          <table:table-cell office:value-type="string" calcext:value-type="string">
            <text:p>P/S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4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P/B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Target Price</text:p>
          </table:table-cell>
          <table:table-cell office:value-type="float" office:value="151.34" calcext:value-type="float">
            <text:p>151.3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0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4.34 - 146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53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2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7.1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RSI (14)</text:p>
          </table:table-cell>
          <table:table-cell office:value-type="float" office:value="51.77" calcext:value-type="float">
            <text:p>51.7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86% 1.4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el Volume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38.85" calcext:value-type="float">
            <text:p>138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6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4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38.79" calcext:value-type="float">
            <text:p>138.7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8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23%</text:p>
          </table:table-cell>
          <table:table-cell office:value-type="string" calcext:value-type="string">
            <text:p>Volume</text:p>
          </table:table-cell>
          <table:table-cell office:value-type="float" office:value="7442962" calcext:value-type="float">
            <text:p>74429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4%</text:p>
          </table:table-cell>
        </table:table-row>
      </table:table>
      <table:table table:name="PH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69" calcext:value-type="float">
            <text:p>30.6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9.15" calcext:value-type="float">
            <text:p>9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8.7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0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24B</text:p>
          </table:table-cell>
          <table:table-cell office:value-type="string" calcext:value-type="string">
            <text:p>Forward P/E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4.28" calcext:value-type="float">
            <text:p>14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4.9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8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9B</text:p>
          </table:table-cell>
          <table:table-cell office:value-type="string" calcext:value-type="string">
            <text:p>PEG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53" calcext:value-type="float">
            <text:p>2.5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59B</text:p>
          </table:table-cell>
          <table:table-cell office:value-type="string" calcext:value-type="string">
            <text:p>P/S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0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73" calcext:value-type="float">
            <text:p>50.73</text:p>
          </table:table-cell>
          <table:table-cell office:value-type="string" calcext:value-type="string">
            <text:p>P/B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5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Target Price</text:p>
          </table:table-cell>
          <table:table-cell office:value-type="float" office:value="285.53" calcext:value-type="float">
            <text:p>285.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5.5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P/C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3.00 - 286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0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/FCF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.99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25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5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201.7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520" calcext:value-type="float">
            <text:p>5052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62.26" calcext:value-type="float">
            <text:p>62.2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24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el Volum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81.36" calcext:value-type="float">
            <text:p>281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33.98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80.66" calcext:value-type="float">
            <text:p>280.6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0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9.13%</text:p>
          </table:table-cell>
          <table:table-cell office:value-type="string" calcext:value-type="string">
            <text:p>Volume</text:p>
          </table:table-cell>
          <table:table-cell office:value-type="float" office:value="1278841" calcext:value-type="float">
            <text:p>127884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5%</text:p>
          </table:table-cell>
        </table:table-row>
      </table:table>
      <table:table table:name="PN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N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N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.14" calcext:value-type="float">
            <text:p>2.1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6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5B</text:p>
          </table:table-cell>
          <table:table-cell office:value-type="string" calcext:value-type="string">
            <text:p>Forward P/E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68" calcext:value-type="float">
            <text:p>2.6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5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7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60.20M</text:p>
          </table:table-cell>
          <table:table-cell office:value-type="string" calcext:value-type="string">
            <text:p>PEG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63" calcext:value-type="float">
            <text:p>0.6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P/S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Short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5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P/B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Target Price</text:p>
          </table:table-cell>
          <table:table-cell office:value-type="float" office:value="56.59" calcext:value-type="float">
            <text:p>56.5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P/C</text:p>
          </table:table-cell>
          <table:table-cell office:value-type="float" office:value="110.82" calcext:value-type="float">
            <text:p>110.8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2.01 - 58.8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6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3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54.8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SI (14)</text:p>
          </table:table-cell>
          <table:table-cell office:value-type="float" office:value="67.34" calcext:value-type="float">
            <text:p>67.3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8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el Volume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1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5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77%</text:p>
          </table:table-cell>
          <table:table-cell office:value-type="string" calcext:value-type="string">
            <text:p>Volume</text:p>
          </table:table-cell>
          <table:table-cell office:value-type="float" office:value="2052662" calcext:value-type="float">
            <text:p>20526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4%</text:p>
          </table:table-cell>
        </table:table-row>
      </table:table>
      <table:table table:name="PPG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P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P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4.54" calcext:value-type="float">
            <text:p>4.5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36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3B</text:p>
          </table:table-cell>
          <table:table-cell office:value-type="string" calcext:value-type="string">
            <text:p>Forward P/E</text:p>
          </table:table-cell>
          <table:table-cell office:value-type="float" office:value="21.59" calcext:value-type="float">
            <text:p>21.5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87" calcext:value-type="float">
            <text:p>6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9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08B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8" calcext:value-type="float">
            <text:p>1.5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75B</text:p>
          </table:table-cell>
          <table:table-cell office:value-type="string" calcext:value-type="string">
            <text:p>P/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5%</text:p>
          </table:table-cell>
          <table:table-cell office:value-type="string" calcext:value-type="string">
            <text:p>Short Ratio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P/B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8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2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P/C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9.77 - 151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0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6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3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2.5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600" calcext:value-type="float">
            <text:p>476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58.07" calcext:value-type="float">
            <text:p>58.0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7% 1.9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0.83" calcext:value-type="float">
            <text:p>150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6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6.35%</text:p>
          </table:table-cell>
          <table:table-cell office:value-type="string" calcext:value-type="string">
            <text:p>Volume</text:p>
          </table:table-cell>
          <table:table-cell office:value-type="float" office:value="1141435" calcext:value-type="float">
            <text:p>114143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68%</text:p>
          </table:table-cell>
        </table:table-row>
      </table:table>
      <table:table table:name="ROP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RO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O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4.84" calcext:value-type="float">
            <text:p>1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5.16B</text:p>
          </table:table-cell>
          <table:table-cell office:value-type="string" calcext:value-type="string">
            <text:p>Forward P/E</text:p>
          </table:table-cell>
          <table:table-cell office:value-type="float" office:value="29.46" calcext:value-type="float">
            <text:p>29.4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4.63" calcext:value-type="float">
            <text:p>14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5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3.2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8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7B</text:p>
          </table:table-cell>
          <table:table-cell office:value-type="string" calcext:value-type="string">
            <text:p>PEG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3.48" calcext:value-type="float">
            <text:p>3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42B</text:p>
          </table:table-cell>
          <table:table-cell office:value-type="string" calcext:value-type="string">
            <text:p>P/S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8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ort Ratio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P/B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6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Target Price</text:p>
          </table:table-cell>
          <table:table-cell office:value-type="float" office:value="442.2" calcext:value-type="float">
            <text:p>442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/C</text:p>
          </table:table-cell>
          <table:table-cell office:value-type="float" office:value="149.48" calcext:value-type="float">
            <text:p>14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40.00 - 455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FCF</text:p>
          </table:table-cell>
          <table:table-cell office:value-type="float" office:value="38.42" calcext:value-type="float">
            <text:p>38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5.4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5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4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9.63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1.50%</text:p>
          </table:table-cell>
          <table:table-cell office:value-type="string" calcext:value-type="string">
            <text:p>RSI (14)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45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8.90%</text:p>
          </table:table-cell>
          <table:table-cell office:value-type="string" calcext:value-type="string">
            <text:p>Rel Volum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30.58" calcext:value-type="float">
            <text:p>430.5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40.8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31.1" calcext:value-type="float">
            <text:p>431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2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Volume</text:p>
          </table:table-cell>
          <table:table-cell office:value-type="float" office:value="309207" calcext:value-type="float">
            <text:p>3092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2%</text:p>
          </table:table-cell>
        </table:table-row>
      </table:table>
      <table:table table:name="RTX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RT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T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82" calcext:value-type="float">
            <text:p>-0.8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98B</text:p>
          </table:table-cell>
          <table:table-cell office:value-type="string" calcext:value-type="string">
            <text:p>Forward P/E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49" calcext:value-type="float">
            <text:p>3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5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12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1" calcext:value-type="float">
            <text:p>0.7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9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9.72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7.1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24" calcext:value-type="float">
            <text:p>45.24</text:p>
          </table:table-cell>
          <table:table-cell office:value-type="string" calcext:value-type="string">
            <text:p>P/B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8.6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Target Price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9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P/C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EPS next 5Y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0.71 - 93.4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/FCF</text:p>
          </table:table-cell>
          <table:table-cell office:value-type="float" office:value="972.26" calcext:value-type="float">
            <text:p>972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5.24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7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1.6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3200" calcext:value-type="float">
            <text:p>2432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RSI (14)</text:p>
          </table:table-cell>
          <table:table-cell office:value-type="float" office:value="49.15" calcext:value-type="float">
            <text:p>49.15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1% 2.2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1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Rel Volume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9.78" calcext:value-type="float">
            <text:p>69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9.86" calcext:value-type="float">
            <text:p>69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2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3%</text:p>
          </table:table-cell>
          <table:table-cell office:value-type="string" calcext:value-type="string">
            <text:p>Volume</text:p>
          </table:table-cell>
          <table:table-cell office:value-type="float" office:value="5151259" calcext:value-type="float">
            <text:p>515125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SCL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5.1" calcext:value-type="float">
            <text:p>5.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.9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1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4B</text:p>
          </table:table-cell>
          <table:table-cell office:value-type="string" calcext:value-type="string">
            <text:p>Forward P/E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6.27" calcext:value-type="float">
            <text:p>6.2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1.7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8.50M</text:p>
          </table:table-cell>
          <table:table-cell office:value-type="string" calcext:value-type="string">
            <text:p>PEG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1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2B</text:p>
          </table:table-cell>
          <table:table-cell office:value-type="string" calcext:value-type="string">
            <text:p>P/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Short Rati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0.96" calcext:value-type="float">
            <text:p>40.96</text:p>
          </table:table-cell>
          <table:table-cell office:value-type="string" calcext:value-type="string">
            <text:p>P/B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7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Target Pri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7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P/C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69.33 - 13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1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/FCF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.43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95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4.4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SI (14)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35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Rel Volume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31.06" calcext:value-type="float">
            <text:p>131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7.23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27.89" calcext:value-type="float">
            <text:p>127.8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7.0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62%</text:p>
          </table:table-cell>
          <table:table-cell office:value-type="string" calcext:value-type="string">
            <text:p>Volume</text:p>
          </table:table-cell>
          <table:table-cell office:value-type="float" office:value="106655" calcext:value-type="float">
            <text:p>1066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42%</text:p>
          </table:table-cell>
        </table:table-row>
      </table:table>
      <table:table table:name="SH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H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H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20.27" calcext:value-type="float">
            <text:p>20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5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77B</text:p>
          </table:table-cell>
          <table:table-cell office:value-type="string" calcext:value-type="string">
            <text:p>Forward P/E</text:p>
          </table:table-cell>
          <table:table-cell office:value-type="float" office:value="27.26" calcext:value-type="float">
            <text:p>27.2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6.74" calcext:value-type="float">
            <text:p>26.7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0.1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2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G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4.84" calcext:value-type="float">
            <text:p>4.8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0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8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99B</text:p>
          </table:table-cell>
          <table:table-cell office:value-type="string" calcext:value-type="string">
            <text:p>P/S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hort Ratio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8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P/B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Target Price</text:p>
          </table:table-cell>
          <table:table-cell office:value-type="float" office:value="766.23" calcext:value-type="float">
            <text:p>766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8.8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P/C</text:p>
          </table:table-cell>
          <table:table-cell office:value-type="float" office:value="107.71" calcext:value-type="float">
            <text:p>107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8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25.43 - 758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float" office:value="27.23" calcext:value-type="float">
            <text:p>27.2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.8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74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23.9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SI (14)</text:p>
          </table:table-cell>
          <table:table-cell office:value-type="float" office:value="52.13" calcext:value-type="float">
            <text:p>52.1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07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35.13" calcext:value-type="float">
            <text:p>735.1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66.19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28.77" calcext:value-type="float">
            <text:p>728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98%</text:p>
          </table:table-cell>
          <table:table-cell office:value-type="string" calcext:value-type="string">
            <text:p>Volume</text:p>
          </table:table-cell>
          <table:table-cell office:value-type="float" office:value="399728" calcext:value-type="float">
            <text:p>3997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7%</text:p>
          </table:table-cell>
        </table:table-row>
      </table:table>
      <table:table table:name="SJ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J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J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48" calcext:value-type="float">
            <text:p>1.4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.5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3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98B</text:p>
          </table:table-cell>
          <table:table-cell office:value-type="string" calcext:value-type="string">
            <text:p>Forward P/E</text:p>
          </table:table-cell>
          <table:table-cell office:value-type="float" office:value="29.02" calcext:value-type="float">
            <text:p>29.0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3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6.1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7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.80M</text:p>
          </table:table-cell>
          <table:table-cell office:value-type="string" calcext:value-type="string">
            <text:p>PEG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7" calcext:value-type="float">
            <text:p>0.3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7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6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54.70M</text:p>
          </table:table-cell>
          <table:table-cell office:value-type="string" calcext:value-type="string">
            <text:p>P/S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4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Short Ratio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2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/B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/C</text:p>
          </table:table-cell>
          <table:table-cell office:value-type="float" office:value="98.04" calcext:value-type="float">
            <text:p>98.0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5.60 - 74.9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/FCF</text:p>
          </table:table-cell>
          <table:table-cell office:value-type="float" office:value="32.84" calcext:value-type="float">
            <text:p>32.8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7.1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8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5.3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2.6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RSI (14)</text:p>
          </table:table-cell>
          <table:table-cell office:value-type="float" office:value="56.89" calcext:value-type="float">
            <text:p>56.8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08% 2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3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1.5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69.61" calcext:value-type="float">
            <text:p>69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4%</text:p>
          </table:table-cell>
          <table:table-cell office:value-type="string" calcext:value-type="string">
            <text:p>Volume</text:p>
          </table:table-cell>
          <table:table-cell office:value-type="float" office:value="64708" calcext:value-type="float">
            <text:p>647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6%</text:p>
          </table:table-cell>
        </table:table-row>
      </table:table>
      <table:table table:name="SPGI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PGI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PGI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9.99" calcext:value-type="float">
            <text:p>9.9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5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9.17B</text:p>
          </table:table-cell>
          <table:table-cell office:value-type="string" calcext:value-type="string">
            <text:p>Forward P/E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1.88" calcext:value-type="float">
            <text:p>11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4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0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3B</text:p>
          </table:table-cell>
          <table:table-cell office:value-type="string" calcext:value-type="string">
            <text:p>PEG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49" calcext:value-type="float">
            <text:p>2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8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31B</text:p>
          </table:table-cell>
          <table:table-cell office:value-type="string" calcext:value-type="string">
            <text:p>P/S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Short Ratio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7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/B</text:p>
          </table:table-cell>
          <table:table-cell office:value-type="float" office:value="177.64" calcext:value-type="float">
            <text:p>177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5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Target Price</text:p>
          </table:table-cell>
          <table:table-cell office:value-type="float" office:value="396.56" calcext:value-type="float">
            <text:p>396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83%</text:p>
          </table:table-cell>
          <table:table-cell office:value-type="string" calcext:value-type="string">
            <text:p>ROE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86.05 - 37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5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FCF</text:p>
          </table:table-cell>
          <table:table-cell office:value-type="float" office:value="29.04" calcext:value-type="float">
            <text:p>29.0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6.2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3.9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0.82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2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75.6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7.80%</text:p>
          </table:table-cell>
          <table:table-cell office:value-type="string" calcext:value-type="string">
            <text:p>RSI (14)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32% 1.8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3.2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329.07" calcext:value-type="float">
            <text:p>329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8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26.85" calcext:value-type="float">
            <text:p>326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Volume</text:p>
          </table:table-cell>
          <table:table-cell office:value-type="float" office:value="1492061" calcext:value-type="float">
            <text:p>14920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7%</text:p>
          </table:table-cell>
        </table:table-row>
      </table:table>
      <table:table table:name="SWK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W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W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65" calcext:value-type="float">
            <text:p>28.65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17" calcext:value-type="float">
            <text:p>6.1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43B</text:p>
          </table:table-cell>
          <table:table-cell office:value-type="string" calcext:value-type="string">
            <text:p>Forward P/E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9.66" calcext:value-type="float">
            <text:p>9.6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9.8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2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1.5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93" calcext:value-type="float">
            <text:p>2.9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9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84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3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6.74" calcext:value-type="float">
            <text:p>56.74</text:p>
          </table:table-cell>
          <table:table-cell office:value-type="string" calcext:value-type="string">
            <text:p>P/B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6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202.47" calcext:value-type="float">
            <text:p>202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P/C</text:p>
          </table:table-cell>
          <table:table-cell office:value-type="float" office:value="41.62" calcext:value-type="float">
            <text:p>41.6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70.00 - 195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/FCF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9.3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5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52.4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RSI (14)</text:p>
          </table:table-cell>
          <table:table-cell office:value-type="float" office:value="48.91" calcext:value-type="float">
            <text:p>48.9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14% 2.4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Rel Volum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77.42" calcext:value-type="float">
            <text:p>177.4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76.73" calcext:value-type="float">
            <text:p>176.7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0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Volume</text:p>
          </table:table-cell>
          <table:table-cell office:value-type="float" office:value="905894" calcext:value-type="float">
            <text:p>90589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9%</text:p>
          </table:table-cell>
        </table:table-row>
      </table:table>
      <table:table table:name="SYY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SYY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YY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06" calcext:value-type="float">
            <text:p>-0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9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50B</text:p>
          </table:table-cell>
          <table:table-cell office:value-type="string" calcext:value-type="string">
            <text:p>Forward P/E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17" calcext:value-type="float">
            <text:p>3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3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08.6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36" calcext:value-type="float">
            <text:p>0.3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9.37B</text:p>
          </table:table-cell>
          <table:table-cell office:value-type="string" calcext:value-type="string">
            <text:p>P/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7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8.2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P/B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7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Target Price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P/C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4.5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6.00 - 85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4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44.11" calcext:value-type="float">
            <text:p>44.1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8.9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32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98.2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5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75.59" calcext:value-type="float">
            <text:p>75.5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93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9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52%</text:p>
          </table:table-cell>
          <table:table-cell office:value-type="string" calcext:value-type="string">
            <text:p>Volume</text:p>
          </table:table-cell>
          <table:table-cell office:value-type="float" office:value="3681672" calcext:value-type="float">
            <text:p>368167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59%</text:p>
          </table:table-cell>
        </table:table-row>
      </table:table>
      <table:table table:name="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1.52" calcext:value-type="float">
            <text:p>1.5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.15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3.14B</text:p>
          </table:table-cell>
          <table:table-cell office:value-type="string" calcext:value-type="string">
            <text:p>Forward P/E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.1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8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0.96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73" calcext:value-type="float">
            <text:p>0.7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3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8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2.89B</text:p>
          </table:table-cell>
          <table:table-cell office:value-type="string" calcext:value-type="string">
            <text:p>P/S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or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3.6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P/B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Target Price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/C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7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6.08 - 39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FCF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6.6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7.17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.2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SI (14)</text:p>
          </table:table-cell>
          <table:table-cell office:value-type="float" office:value="47.69" calcext:value-type="float">
            <text:p>47.69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74% 1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6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.06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29.02" calcext:value-type="float">
            <text:p>29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-1.8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5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.41%</text:p>
          </table:table-cell>
          <table:table-cell office:value-type="string" calcext:value-type="string">
            <text:p>Volume</text:p>
          </table:table-cell>
          <table:table-cell office:value-type="float" office:value="54618949" calcext:value-type="float">
            <text:p>5461894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98%</text:p>
          </table:table-cell>
        </table:table-row>
      </table:table>
      <table:table table:name="TG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TG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G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7.55" calcext:value-type="float">
            <text:p>7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5.70B</text:p>
          </table:table-cell>
          <table:table-cell office:value-type="string" calcext:value-type="string">
            <text:p>Forward P/E</text:p>
          </table:table-cell>
          <table:table-cell office:value-type="float" office:value="22.79" calcext:value-type="float">
            <text:p>22.79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8.5" calcext:value-type="float">
            <text:p>8.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9.6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2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82B</text:p>
          </table:table-cell>
          <table:table-cell office:value-type="string" calcext:value-type="string">
            <text:p>PEG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27" calcext:value-type="float">
            <text:p>2.2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6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.62B</text:p>
          </table:table-cell>
          <table:table-cell office:value-type="string" calcext:value-type="string">
            <text:p>P/S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ort Ratio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2.8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P/B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6.0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83.33" calcext:value-type="float">
            <text:p>183.3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6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P/C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1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90.17 - 192.3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P/FCF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0.65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0%</text:p>
          </table:table-cell>
          <table:table-cell office:value-type="string" calcext:value-type="string">
            <text:p>Quick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114.71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68000" calcext:value-type="float">
            <text:p>368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SI (14)</text:p>
          </table:table-cell>
          <table:table-cell office:value-type="float" office:value="82.23" calcext:value-type="float">
            <text:p>82.23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78% 1.8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67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93.6" calcext:value-type="float">
            <text:p>193.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0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9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9.00%</text:p>
          </table:table-cell>
          <table:table-cell office:value-type="string" calcext:value-type="string">
            <text:p>Volume</text:p>
          </table:table-cell>
          <table:table-cell office:value-type="float" office:value="3316953" calcext:value-type="float">
            <text:p>33169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1%</text:p>
          </table:table-cell>
        </table:table-row>
      </table:table>
      <table:table table:name="TR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T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88" calcext:value-type="float">
            <text:p>0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34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4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00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0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8.6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3.6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9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3.7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70M</text:p>
          </table:table-cell>
          <table:table-cell office:value-type="string" calcext:value-type="string">
            <text:p>P/S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Short Ratio</text:p>
          </table:table-cell>
          <table:table-cell office:value-type="float" office:value="37.66" calcext:value-type="float">
            <text:p>37.6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9.9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EPS next Y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6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P/C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28.99 - 38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P/FCF</text:p>
          </table:table-cell>
          <table:table-cell office:value-type="float" office:value="42.71" calcext:value-type="float">
            <text:p>42.7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1.76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.04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urrent Rat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RSI (14)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66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3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92.82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30.45" calcext:value-type="float">
            <text:p>30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Volume</text:p>
          </table:table-cell>
          <table:table-cell office:value-type="float" office:value="200159" calcext:value-type="float">
            <text:p>20015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77%</text:p>
          </table:table-cell>
        </table:table-row>
      </table:table>
      <table:table table:name="TROW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TR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8.93" calcext:value-type="float">
            <text:p>8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7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0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00B</text:p>
          </table:table-cell>
          <table:table-cell office:value-type="string" calcext:value-type="string">
            <text:p>Forward P/E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0.62" calcext:value-type="float">
            <text:p>10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3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2.5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08B</text:p>
          </table:table-cell>
          <table:table-cell office:value-type="string" calcext:value-type="string">
            <text:p>PEG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2.5" calcext:value-type="float">
            <text:p>2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1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7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4B</text:p>
          </table:table-cell>
          <table:table-cell office:value-type="string" calcext:value-type="string">
            <text:p>P/S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ort Ratio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/B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Target Price</text:p>
          </table:table-cell>
          <table:table-cell office:value-type="float" office:value="154.57" calcext:value-type="float">
            <text:p>154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/C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0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82.51 - 154.9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/FCF</text:p>
          </table:table-cell>
          <table:table-cell office:value-type="float" office:value="38.52" calcext:value-type="float">
            <text:p>38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0.3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3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Gross Margin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87.27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RSI (14)</text:p>
          </table:table-cell>
          <table:table-cell office:value-type="float" office:value="63.06" calcext:value-type="float">
            <text:p>63.0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97% 2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Rel Volume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54.55" calcext:value-type="float">
            <text:p>154.5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54.52" calcext:value-type="float">
            <text:p>154.5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3.1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4%</text:p>
          </table:table-cell>
          <table:table-cell office:value-type="string" calcext:value-type="string">
            <text:p>Volume</text:p>
          </table:table-cell>
          <table:table-cell office:value-type="float" office:value="1176620" calcext:value-type="float">
            <text:p>11766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2%</text:p>
          </table:table-cell>
        </table:table-row>
      </table:table>
      <table:table table:name="UVV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UV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UV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EPS (ttm)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.6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4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6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6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0.1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3B</text:p>
          </table:table-cell>
          <table:table-cell office:value-type="string" calcext:value-type="string">
            <text:p>P/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PS this Y</text:p>
          </table:table-cell>
          <table:table-cell table:style-name="ce35" office:value-type="string" calcext:value-type="string">
            <text:p>-3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Short Ratio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27" calcext:value-type="float">
            <text:p>50.27</text:p>
          </table:table-cell>
          <table:table-cell office:value-type="string" calcext:value-type="string">
            <text:p>P/B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0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/C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7.04 - 58.3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/FCF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EPS past 5Y</text:p>
          </table:table-cell>
          <table:table-cell table:style-name="ce35" office:value-type="string" calcext:value-type="string">
            <text:p>-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0.38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5.89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table:style-name="ce35" office:value-type="string" calcext:value-type="string">
            <text:p>-3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4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1.06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 Q/Q</text:p>
          </table:table-cell>
          <table:table-cell table:style-name="ce35" office:value-type="string" calcext:value-type="string">
            <text:p>-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SI (14)</text:p>
          </table:table-cell>
          <table:table-cell office:value-type="float" office:value="62.01" calcext:value-type="float">
            <text:p>62.01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88% 2.6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PS Q/Q</text:p>
          </table:table-cell>
          <table:table-cell table:style-name="ce35" office:value-type="string" calcext:value-type="string">
            <text:p>-7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54.56" calcext:value-type="float">
            <text:p>54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4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34.41K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52.25" calcext:value-type="float">
            <text:p>52.2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4.80%</text:p>
          </table:table-cell>
          <table:table-cell office:value-type="string" calcext:value-type="string">
            <text:p>SMA50</text:p>
          </table:table-cell>
          <table:table-cell table:style-name="ce35" office:value-type="string" calcext:value-type="string">
            <text:p>12.3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Volume</text:p>
          </table:table-cell>
          <table:table-cell office:value-type="float" office:value="176565" calcext:value-type="float">
            <text:p>17656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4.23%</text:p>
          </table:table-cell>
        </table:table-row>
      </table:table>
      <table:table table:name="VFC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VF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VF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66" calcext:value-type="float">
            <text:p>-0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89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43B</text:p>
          </table:table-cell>
          <table:table-cell office:value-type="string" calcext:value-type="string">
            <text:p>Forward P/E</text:p>
          </table:table-cell>
          <table:table-cell office:value-type="float" office:value="30.43" calcext:value-type="float">
            <text:p>30.43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2.89" calcext:value-type="float">
            <text:p>2.8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4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89" calcext:value-type="float">
            <text:p>0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3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2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51B</text:p>
          </table:table-cell>
          <table:table-cell office:value-type="string" calcext:value-type="string">
            <text:p>P/S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Short Ratio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4.6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P/B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6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Target Price</text:p>
          </table:table-cell>
          <table:table-cell office:value-type="float" office:value="90.86" calcext:value-type="float">
            <text:p>90.8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P/C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3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45.07 - 98.1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/FCF</text:p>
          </table:table-cell>
          <table:table-cell office:value-type="float" office:value="122.09" calcext:value-type="float">
            <text:p>122.0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10.5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2.23%</text:p>
          </table:table-cell>
          <table:table-cell office:value-type="string" calcext:value-type="string">
            <text:p>Quick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94.9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RSI (14)</text:p>
          </table:table-cell>
          <table:table-cell office:value-type="float" office:value="59.44" calcext:value-type="float">
            <text:p>59.44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2.54% 2.1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el Volume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88.28" calcext:value-type="float">
            <text:p>88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21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87.85" calcext:value-type="float">
            <text:p>87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2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62%</text:p>
          </table:table-cell>
          <table:table-cell office:value-type="string" calcext:value-type="string">
            <text:p>Volume</text:p>
          </table:table-cell>
          <table:table-cell office:value-type="float" office:value="1827816" calcext:value-type="float">
            <text:p>182781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9%</text:p>
          </table:table-cell>
        </table:table-row>
      </table:table>
      <table:table table:name="WBA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WBA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BA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-0.81" calcext:value-type="float">
            <text:p>-0.8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5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9.10B</text:p>
          </table:table-cell>
          <table:table-cell office:value-type="string" calcext:value-type="string">
            <text:p>Forward P/E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23" calcext:value-type="float">
            <text:p>5.2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14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697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2" calcext:value-type="float">
            <text:p>1.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8.9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1.9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1.50B</text:p>
          </table:table-cell>
          <table:table-cell office:value-type="string" calcext:value-type="string">
            <text:p>P/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Short Ratio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6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P/B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4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Target Price</text:p>
          </table:table-cell>
          <table:table-cell office:value-type="float" office:value="42.17" calcext:value-type="float">
            <text:p>4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7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3.36 - 56.8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/FCF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3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20.40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4.14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7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35.52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RSI (14)</text:p>
          </table:table-cell>
          <table:table-cell office:value-type="float" office:value="71.38" calcext:value-type="float">
            <text:p>71.38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4.68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37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Rel Volum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Jan 07 BMO</text:p>
          </table:table-cell>
          <table:table-cell office:value-type="string" calcext:value-type="string">
            <text:p>Payout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22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21" calcext:value-type="float">
            <text:p>45.2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10.4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7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33%</text:p>
          </table:table-cell>
          <table:table-cell office:value-type="string" calcext:value-type="string">
            <text:p>Volume</text:p>
          </table:table-cell>
          <table:table-cell office:value-type="float" office:value="9875403" calcext:value-type="float">
            <text:p>98754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1%</text:p>
          </table:table-cell>
        </table:table-row>
      </table:table>
      <table:table table:name="WMT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WM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MT" table:filter-name="calc_HTML_WebQuery" table:filter-options="0 0" table:last-column-spanned="12" table:last-row-spanned="12"/>
            <text:p>Index</text:p>
          </table:table-cell>
          <table:table-cell table:style-name="ce36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6.93" calcext:value-type="float">
            <text:p>6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8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7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4.91B</text:p>
          </table:table-cell>
          <table:table-cell office:value-type="string" calcext:value-type="string">
            <text:p>Forward P/E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0.6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9.74B</text:p>
          </table:table-cell>
          <table:table-cell office:value-type="string" calcext:value-type="string">
            <text:p>PEG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48.74B</text:p>
          </table:table-cell>
          <table:table-cell office:value-type="string" calcext:value-type="string">
            <text:p>P/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2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4" calcext:value-type="float">
            <text:p>28.74</text:p>
          </table:table-cell>
          <table:table-cell office:value-type="string" calcext:value-type="string">
            <text:p>P/B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0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62.28" calcext:value-type="float">
            <text:p>162.2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4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P/C</text:p>
          </table:table-cell>
          <table:table-cell office:value-type="float" office:value="28.96" calcext:value-type="float">
            <text:p>28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102.00 - 153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22.88" calcext:value-type="float">
            <text:p>22.8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4.57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43.75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RSI (14)</text:p>
          </table:table-cell>
          <table:table-cell office:value-type="float" office:value="52.26" calcext:value-type="float">
            <text:p>52.26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1.54% 1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146.65" calcext:value-type="float">
            <text:p>146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Nov 1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84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146.63" calcext:value-type="float">
            <text:p>146.6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0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52%</text:p>
          </table:table-cell>
          <table:table-cell office:value-type="string" calcext:value-type="string">
            <text:p>Volume</text:p>
          </table:table-cell>
          <table:table-cell office:value-type="float" office:value="8147102" calcext:value-type="float">
            <text:p>81471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1%</text:p>
          </table:table-cell>
        </table:table-row>
      </table:table>
      <table:table table:name="XOM" table:style-name="ta1"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34"/>
        <table:table-column table:style-name="co1" table:default-cell-style-name="ce33"/>
        <table:table-column table:style-name="co1" table:default-cell-style-name="ce35"/>
        <table:table-row table:style-name="ro1">
          <table:table-cell table:style-name="Default" office:value-type="string" calcext:value-type="string">
            <text:p>XO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XO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EPS (ttm)</text:p>
          </table:table-cell>
          <table:table-cell table:style-name="ce34" office:value-type="float" office:value="0.6" calcext:value-type="float">
            <text:p>0.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0.10B</text:p>
          </table:table-cell>
          <table:table-cell office:value-type="string" calcext:value-type="string">
            <text:p>Forward P/E</text:p>
          </table:table-cell>
          <table:table-cell office:value-type="float" office:value="28.61" calcext:value-type="float">
            <text:p>28.61</text:p>
          </table:table-cell>
          <table:table-cell office:value-type="string" calcext:value-type="string">
            <text:p>EPS next Y</text:p>
          </table:table-cell>
          <table:table-cell table:style-name="ce34" office:value-type="float" office:value="1.59" calcext:value-type="float">
            <text:p>1.5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58B</text:p>
          </table:table-cell>
          <table:table-cell office:value-type="string" calcext:value-type="string">
            <text:p>PEG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next Q</text:p>
          </table:table-cell>
          <table:table-cell table:style-name="ce34" office:value-type="float" office:value="0.01" calcext:value-type="float">
            <text:p>0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Short Float</text:p>
          </table:table-cell>
          <table:table-cell table:style-name="ce35" office:value-type="string" calcext:value-type="string">
            <text:p>1.0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5.86B</text:p>
          </table:table-cell>
          <table:table-cell office:value-type="string" calcext:value-type="string">
            <text:p>P/S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3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P/B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24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Target Price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4.8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P/C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1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52W Range</text:p>
          </table:table-cell>
          <table:table-cell table:style-name="ce36" office:value-type="string" calcext:value-type="string">
            <text:p>30.11 - 70.2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5" office:value-type="string" calcext:value-type="string">
            <text:p>-35.32%</text:p>
          </table:table-cell>
          <table:table-cell office:value-type="string" calcext:value-type="string">
            <text:p>Beta</text:p>
          </table:table-cell>
          <table:table-cell table:style-name="ce34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5" office:value-type="string" calcext:value-type="string">
            <text:p>7.66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20%</text:p>
          </table:table-cell>
          <table:table-cell office:value-type="string" calcext:value-type="string">
            <text:p>52W Low</text:p>
          </table:table-cell>
          <table:table-cell table:style-name="ce35" office:value-type="string" calcext:value-type="string">
            <text:p>50.98%</text:p>
          </table:table-cell>
          <table:table-cell office:value-type="string" calcext:value-type="string">
            <text:p>ATR</text:p>
          </table:table-cell>
          <table:table-cell table:style-name="ce34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8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SI (14)</text:p>
          </table:table-cell>
          <table:table-cell office:value-type="float" office:value="68.37" calcext:value-type="float">
            <text:p>68.37</text:p>
          </table:table-cell>
          <table:table-cell office:value-type="string" calcext:value-type="string">
            <text:p>Volatility</text:p>
          </table:table-cell>
          <table:table-cell table:style-name="ce36" office:value-type="string" calcext:value-type="string">
            <text:p>3.52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2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34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34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7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.69M</text:p>
          </table:table-cell>
          <table:table-cell office:value-type="string" calcext:value-type="string">
            <text:p>Price</text:p>
          </table:table-cell>
          <table:table-cell table:style-name="ce34" office:value-type="float" office:value="45.46" calcext:value-type="float">
            <text:p>45.4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5" office:value-type="string" calcext:value-type="string">
            <text:p>6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5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2%</text:p>
          </table:table-cell>
          <table:table-cell office:value-type="string" calcext:value-type="string">
            <text:p>Volume</text:p>
          </table:table-cell>
          <table:table-cell office:value-type="float" office:value="28595396" calcext:value-type="float">
            <text:p>285953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3:00:04.271747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10T13:14:03.737469174</dc:date>
    <meta:editing-duration>PT19H17M31S</meta:editing-duration>
    <meta:editing-cycles>35</meta:editing-cycles>
    <meta:generator>LibreOffice/7.0.4.2$MacOSX_X86_64 LibreOffice_project/dcf040e67528d9187c66b2379df5ea4407429775</meta:generator>
    <meta:document-statistic meta:table-count="90" meta:cell-count="13027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
End Sub

function stock(ticker as string, datum as string)
  ' I'm getting an error when I enable macros
  ' BASIC runtime error. Object variable not set
  ' I *assume* it refers to the document object 
  dim document as object
  document = ThisComponent
  
  if IsNull( document ) then
    MsgBox("stock function could not get a live document to work on")
  end if
  
  if not document.Sheets.hasByName(ticker) then
    position = 0	' insert on the left
    document.sheets.insertNewByName(ticker, position)
    populateSheet( ticker )
    ' MsgBox("The tab for " &amp; ticker &amp; " is missing.")
    ' stock = "no ticker found"
    exit function
  end if
  sheet = document.Sheets.getByName(ticker)
  row = 0 
  col = 0
  ' getCellByPosition(col, row)
  ' document.sheets("my macros").getCellByPosition(0, 22).String = "DEBUG"

  do while row &lt;= 12
    do while col &lt;= 10
    ' document.sheets("my macros").getCellByPosition(0, 22).String = "" &amp; row &amp; "," &amp; col  ' DEBUG

      if sheet.getCellByPosition(col,row).String = datum then
        col = col + 1
        ' sometimes we want the number (value), sometimes the string
        stock = sheet.getCellByPosition(col,row).String
        exit function
      end if
      col = col + 2
    loop
    col = 0
    row = row + 1
  loop
  ' return some error value here
  ' MsgBox("FOUND NO MATCH IN STOCK")
  stock = "not found"
  ' $L$12 --&gt; 11,11.  Go figure.
  ' NB stuff is zero based; ROW, COLUMN; numberic, not a letter
  ' MsgBox(sheet.getCellByPosition(11,11).String)
  ' stock = sheet.getCellByPosition(11,11).String
end function

' to populate sheets for each of the aristocrats, put your cursor
' in this subroutine and hit the run button
sub generateArisocrats
  ' _ underscore is the line continuation char in this version of BASIC
  names() = Array("ABBV", "ABM", "ABT", "ADM", "ADP", "AFL", _
            "ALB", "AMCR", "AOS", "APD", "ATO", "AWR", "BDX", _
            "BEN", "BF-B", "CAH", "CARR", "CAT", "CB", "CBSH", _
            "CL", "CLX", "CINF", "CTAS", "CVS", "CVX", "CWT", _
            "DOV", "ECL", "ED", "EMR", "EPD", "ESS", "EXPD", _
            "FRT", "FUL", "GD", "GPC", "GWW", "HRL", "ITW", _
            "JNJ", "KMB", "KO", "LANC", "LEG", "LIN", "LOW", _
            "MCD", "MCK", "MDT", "MMM", "MO", "NDSN", "NFG", _
            "NUE", "NWN", "O", "OTIS", "PBCT", "PEP", "PG", _
            "PH", "PNR", "PPG", "ROP", "RTX", "SCL", "SHW", _
            "SJW", "SPGI", "SWK", "SYY", "T", "TGT", "TR", _
            "TROW", "UVV", "VFC", "WBA", "WMT", "XOM")

  For n = lbound(names()) To ubound(names())
    sheets = ThisComponent.Sheets
    exists = sheets.hasByName( names(n) )
    if not exists then
      position = 999	' insert on the far right
      sheets.insertNewByName(names(n), position)
      ' populate each sheet
      ' sheet = document.Sheets.getByName(names(n))
      ' getCellByPosition(0, 0).String = names(n)
      ' getCellByPosition(0, 1).setFormula()   
      populateSheet( names(n) ) 
    end if
  next n
end sub


sub populateSheet(ticker as string)

  dim document   as object
  dim dispatcher as object
  document   = ThisComponent.CurrentController.Frame
  dispatcher = createUnoService("com.sun.star.frame.DispatchHelper")

  if IsNull( document ) then
    MsgBox("populateSheet sub could not get a live document to work on")
  end if
  if IsNull( dispatcer ) then
    MsgBox("populateSheet sub could not get a live dispatcher to work on")
  end if
  
  ' must get focus on correct sheet
  sheets = ThisComponent.Sheets
  sheet = sheets.getByName(ticker)
  sheet.getCellByPosition(0, 0).String = ticker
  ' must make this sheet the focus!
  ' getByName works for some commands, but as soon as we switch to 
  ' the uno stuff, it will scribble in some other sheet, so this
  ' is how we make the sheet active for uno
  Controller = ThisComponent.getcurrentController
  Controller.setActiveSheet(sheet)	' make active

      
rem ----------------------------------------------------------------------
'dim args1(0) as new com.sun.star.beans.PropertyValue
'args1(0).Name = "ToPoint"
'args1(0).Value = "$A$1"

'dispatcher.executeDispatch(document, ".uno:GoToCell", "", 0, args1())

rem ----------------------------------------------------------------------
'dim args2(0) as new com.sun.star.beans.PropertyValue
'args2(0).Name = "StringName"
'args2(0).Value = ticker

'dispatcher.executeDispatch(document, ".uno:EnterString", "", 0, args2())

rem ----------------------------------------------------------------------
' dispatcher.executeDispatch(document, ".uno:JumpToNextCell", "", 0, Array())
' all this just to put focus on cell A2
dim args1(0) as new com.sun.star.beans.PropertyValue
args1(0).Name = "ToPoint"
args1(0).Value = "$A$2"
dispatcher.executeDispatch(document, ".uno:GoToCell", "", 0, args1())

rem ----------------------------------------------------------------------
dim args4(3) as new com.sun.star.beans.PropertyValue
args4(0).Name = "FileName"
args4(0).Value = "https://finviz.com/quote.ashx?t=" &amp; ticker
args4(1).Name = "FilterName"
args4(1).Value = "calc_HTML_WebQuery"
args4(2).Name = "Options"
args4(2).Value = "0 0"
args4(3).Name = "Source"
args4(3).Value = "HTML_8"

dispatcher.executeDispatch(document, ".uno:InsertExternalDataSource", "", 0, args4())

rem ----------------------------------------------------------------------
rem dispatcher.executeDispatch(document, ".uno:InsertExternalDataSourc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